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354in"/>
    </style:style>
    <style:style style:name="co3" style:family="table-column">
      <style:table-column-properties fo:break-before="auto" style:column-width="0.5945in"/>
    </style:style>
    <style:style style:name="co4" style:family="table-column">
      <style:table-column-properties fo:break-before="auto" style:column-width="0.7134in"/>
    </style:style>
    <style:style style:name="co5" style:family="table-column">
      <style:table-column-properties fo:break-before="auto" style:column-width="0.8528in"/>
    </style:style>
    <style:style style:name="co6" style:family="table-column">
      <style:table-column-properties fo:break-before="auto" style:column-width="0.6161in"/>
    </style:style>
    <style:style style:name="co7" style:family="table-column">
      <style:table-column-properties fo:break-before="auto" style:column-width="0.7346in"/>
    </style:style>
    <style:style style:name="co8" style:family="table-column">
      <style:table-column-properties fo:break-before="auto" style:column-width="0.6807in"/>
    </style:style>
    <style:style style:name="co9" style:family="table-column">
      <style:table-column-properties fo:break-before="auto" style:column-width="0.7236in"/>
    </style:style>
    <style:style style:name="co10" style:family="table-column">
      <style:table-column-properties fo:break-before="auto" style:column-width="0.8744in"/>
    </style:style>
    <style:style style:name="co11" style:family="table-column">
      <style:table-column-properties fo:break-before="auto" style:column-width="0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order-bottom="0.99pt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0.99pt solid #000000" style:text-align-source="fix" style:repeat-content="false" fo:border-left="0.06pt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0.99pt solid #000000" style:text-align-source="fix" style:repeat-content="false" fo:border-left="none" fo:padding-bottom="0.0193in" fo:padding-left="0.0138in" fo:padding-right="0.0138in" fo:padding-top="0.0193in" fo:border-right="0.06pt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4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15" style:family="table-cell" style:parent-style-name="Default" style:data-style-name="N2">
      <style:table-cell-properties fo:border-bottom="0.06pt solid #000000" fo:border-left="0.06pt solid #000000" fo:border-right="none" fo:border-top="none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16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17" style:family="table-cell" style:parent-style-name="Default" style:data-style-name="N2">
      <style:table-cell-properties fo:border-bottom="0.06pt solid #000000" fo:border-left="0.06pt solid #000000" fo:border-right="none" fo:border-top="none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18" style:family="table-cell" style:parent-style-name="Default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2"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20" style:family="table-cell" style:parent-style-name="Default" style:data-style-name="N2">
      <style:table-cell-properties fo:border-bottom="0.06pt solid #000000" fo:border-left="none" fo:border-right="none" fo:border-top="none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21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22" style:family="table-cell" style:parent-style-name="Default" style:data-style-name="N2">
      <style:table-cell-properties fo:border-bottom="0.06pt solid #000000" fo:border-left="none" fo:border-right="0.06pt solid #000000" fo:border-top="none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23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=MIN([$Sheet1.$F16:.$J16])" style:apply-style-name="bold" style:base-cell-address="Sheet1.I16"/>
      <style:map style:condition="cell-content()&gt;5000" style:apply-style-name="white_5f_text" style:base-cell-address="Sheet1.I16"/>
    </style:style>
    <style:style style:name="ce24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25" style:family="table-cell" style:parent-style-name="Default" style:data-style-name="N2">
      <style:table-cell-properties fo:border-bottom="0.06pt solid #000000" fo:border-left="none" fo:border-right="0.06pt solid #000000" fo:border-top="none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none" fo:border-left="0.06pt solid #000000" fo:border-right="none" fo:border-top="none"/>
      <style:map style:condition="cell-content()=MIN([$Sheet1.$K4:.$O4])" style:apply-style-name="bold" style:base-cell-address="Sheet1.K4"/>
      <style:map style:condition="is-true-formula([$Sheet1.$F4]&gt;5000)" style:apply-style-name="white_5f_text" style:base-cell-address="Sheet1.K4"/>
    </style:style>
    <style:style style:name="ce28" style:family="table-cell" style:parent-style-name="Default">
      <style:table-cell-properties fo:border-bottom="0.06pt solid #000000" fo:border-left="0.06pt solid #000000" fo:border-right="none" fo:border-top="none"/>
      <style:map style:condition="cell-content()=MIN([$Sheet1.$K4:.$O4])" style:apply-style-name="bold" style:base-cell-address="Sheet1.K4"/>
      <style:map style:condition="is-true-formula([$Sheet1.$F4]&gt;5000)" style:apply-style-name="white_5f_text" style:base-cell-address="Sheet1.K4"/>
    </style:style>
    <style:style style:name="ce29" style:family="table-cell" style:parent-style-name="Default">
      <style:table-cell-properties fo:border-bottom="none" fo:border-left="0.06pt solid #000000" fo:border-right="none" fo:border-top="none"/>
      <style:map style:condition="cell-content()=MIN([$Sheet1.$K4:.$O4])" style:apply-style-name="bold" style:base-cell-address="Sheet1.K4"/>
      <style:map style:condition="is-true-formula([$Sheet1.$F4]&gt;5000)" style:apply-style-name="white_5f_text" style:base-cell-address="Sheet1.K4"/>
    </style:style>
    <style:style style:name="ce30" style:family="table-cell" style:parent-style-name="Default">
      <style:table-cell-properties fo:border-bottom="0.06pt solid #000000" fo:border-left="0.06pt solid #000000" fo:border-right="none" fo:border-top="none"/>
      <style:map style:condition="cell-content()=MIN([$Sheet1.$K4:.$O4])" style:apply-style-name="bold" style:base-cell-address="Sheet1.K4"/>
      <style:map style:condition="is-true-formula([$Sheet1.$F4]&gt;5000)" style:apply-style-name="white_5f_text" style:base-cell-address="Sheet1.K4"/>
    </style:style>
    <style:style style:name="ce31" style:family="table-cell" style:parent-style-name="Default">
      <style:map style:condition="cell-content()=MIN([$Sheet1.$K4:.$O4])" style:apply-style-name="bold" style:base-cell-address="Sheet1.K4"/>
      <style:map style:condition="is-true-formula([$Sheet1.$F4]&gt;5000)" style:apply-style-name="white_5f_text" style:base-cell-address="Sheet1.K4"/>
    </style:style>
    <style:style style:name="ce32" style:family="table-cell" style:parent-style-name="Default">
      <style:table-cell-properties fo:border-bottom="0.06pt solid #000000" fo:border-left="none" fo:border-right="none" fo:border-top="none"/>
      <style:map style:condition="cell-content()=MIN([$Sheet1.$K4:.$O4])" style:apply-style-name="bold" style:base-cell-address="Sheet1.K4"/>
      <style:map style:condition="is-true-formula([$Sheet1.$F4]&gt;5000)" style:apply-style-name="white_5f_text" style:base-cell-address="Sheet1.K4"/>
    </style:style>
    <style:style style:name="ce33" style:family="table-cell" style:parent-style-name="Default">
      <style:table-cell-properties fo:border-bottom="none" fo:border-left="none" fo:border-right="0.06pt solid #000000" fo:border-top="none"/>
      <style:map style:condition="cell-content()=MIN([$Sheet1.$K4:.$O4])" style:apply-style-name="bold" style:base-cell-address="Sheet1.K4"/>
      <style:map style:condition="is-true-formula([$Sheet1.$F4]&gt;5000)" style:apply-style-name="white_5f_text" style:base-cell-address="Sheet1.K4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  <style:map style:condition="cell-content()=MIN([$Sheet1.$K4:.$O4])" style:apply-style-name="bold" style:base-cell-address="Sheet1.K4"/>
      <style:map style:condition="is-true-formula([$Sheet1.$F4]&gt;5000)" style:apply-style-name="white_5f_text" style:base-cell-address="Sheet1.K4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</style:style>
    <style:style style:name="ce37" style:family="table-cell" style:parent-style-name="Default">
      <style:table-cell-properties fo:border-bottom="0.06pt solid #000000" fo:border-left="none" fo:border-right="none" fo:border-top="none"/>
    </style:style>
    <style:style style:name="ce38" style:family="table-cell" style:parent-style-name="Default">
      <style:table-cell-properties fo:border-bottom="0.06pt solid #000000" fo:border-left="none" fo:border-right="0.06pt solid #000000" fo:border-top="none"/>
    </style:style>
    <style:style style:name="ce39" style:family="table-cell" style:parent-style-name="Default" style:data-style-name="N11">
      <style:table-cell-properties fo:border-bottom="none" fo:border-left="0.06pt solid #000000" fo:border-right="none" fo:border-top="none"/>
      <style:map style:condition="cell-content()=MAX([$Sheet1.$X4:.$Z4])" style:apply-style-name="bold" style:base-cell-address="Sheet1.X4"/>
    </style:style>
    <style:style style:name="ce40" style:family="table-cell" style:parent-style-name="Default" style:data-style-name="N11">
      <style:table-cell-properties fo:border-bottom="0.06pt solid #000000" fo:border-left="0.06pt solid #000000" fo:border-right="none" fo:border-top="none"/>
      <style:map style:condition="cell-content()=MAX([$Sheet1.$X4:.$Z4])" style:apply-style-name="bold" style:base-cell-address="Sheet1.X4"/>
    </style:style>
    <style:style style:name="ce41" style:family="table-cell" style:parent-style-name="Default" style:data-style-name="N11">
      <style:map style:condition="cell-content()=MAX([$Sheet1.$X4:.$Z4])" style:apply-style-name="bold" style:base-cell-address="Sheet1.X4"/>
    </style:style>
    <style:style style:name="ce42" style:family="table-cell" style:parent-style-name="Default" style:data-style-name="N11">
      <style:table-cell-properties fo:border-bottom="0.06pt solid #000000" fo:border-left="none" fo:border-right="none" fo:border-top="none"/>
      <style:map style:condition="cell-content()=MAX([$Sheet1.$X4:.$Z4])" style:apply-style-name="bold" style:base-cell-address="Sheet1.X4"/>
    </style:style>
    <style:style style:name="ce43" style:family="table-cell" style:parent-style-name="Default" style:data-style-name="N11">
      <style:table-cell-properties fo:border-bottom="none" fo:border-left="none" fo:border-right="0.06pt solid #000000" fo:border-top="none"/>
      <style:map style:condition="cell-content()=MAX([$Sheet1.$X4:.$Z4])" style:apply-style-name="bold" style:base-cell-address="Sheet1.X4"/>
    </style:style>
    <style:style style:name="ce44" style:family="table-cell" style:parent-style-name="Default" style:data-style-name="N11">
      <style:table-cell-properties fo:border-bottom="0.06pt solid #000000" fo:border-left="none" fo:border-right="0.06pt solid #000000" fo:border-top="none"/>
      <style:map style:condition="cell-content()=MAX([$Sheet1.$X4:.$Z4])" style:apply-style-name="bold" style:base-cell-address="Sheet1.X4"/>
    </style:style>
    <style:style style:name="ce45" style:family="table-cell" style:parent-style-name="Default">
      <style:table-cell-properties fo:border-bottom="0.99pt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7" style:family="table-cell" style:parent-style-name="Default">
      <style:map style:condition="cell-content()=MIN([$Sheet1.$AB4:.$AF4])" style:apply-style-name="bold" style:base-cell-address="Sheet1.P4"/>
      <style:map style:condition="is-true-formula([$Sheet1.$F4]&gt;5000)" style:apply-style-name="white_5f_text" style:base-cell-address="Sheet1.P4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6"/>
        <table:table-column table:style-name="co4" table:default-cell-style-name="ce9"/>
        <table:table-column table:style-name="co5" table:default-cell-style-name="ce9"/>
        <table:table-column table:style-name="co5" table:default-cell-style-name="ce11"/>
        <table:table-column table:style-name="co6" table:default-cell-style-name="ce1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ce26"/>
        <table:table-column table:style-name="co10" table:default-cell-style-name="ce18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default-cell-style-name="ce26"/>
        <table:table-column table:style-name="co11" table:default-cell-style-name="ce18"/>
        <table:table-column table:style-name="co10" table:number-columns-repeated="3" table:default-cell-style-name="Default"/>
        <table:table-column table:style-name="co10" table:default-cell-style-name="ce26"/>
        <table:table-column table:style-name="co7" table:default-cell-style-name="ce18"/>
        <table:table-column table:style-name="co9" table:default-cell-style-name="Default"/>
        <table:table-column table:style-name="co9" table:default-cell-style-name="ce26"/>
        <table:table-column table:style-name="co7" table:default-cell-style-name="ce18"/>
        <table:table-column table:style-name="co8" table:default-cell-style-name="Default"/>
        <table:table-column table:style-name="co9" table:default-cell-style-name="ce26"/>
        <table:table-column table:style-name="co15" table:visibility="collapse" table:number-columns-repeated="6" table:default-cell-style-name="Default"/>
        <table:table-column table:style-name="co15" table:number-columns-repeated="992" table:default-cell-style-name="Default"/>
        <table:table-row table:style-name="ro1">
          <table:table-cell table:style-name="ce1" office:value-type="string">
            <text:p>TIME LIMIT: 5000s</text:p>
          </table:table-cell>
          <table:table-cell table:style-name="ce5" office:value-type="string" table:number-columns-spanned="4" table:number-rows-spanned="1">
            <text:p>Problem info</text:p>
          </table:table-cell>
          <table:covered-table-cell table:number-columns-repeated="3"/>
          <table:table-cell table:style-name="ce5" office:value-type="string" table:number-columns-spanned="5" table:number-rows-spanned="1">
            <text:p>Search time (s)</text:p>
          </table:table-cell>
          <table:covered-table-cell table:number-columns-repeated="3" table:style-name="ce9"/>
          <table:covered-table-cell table:style-name="ce11"/>
          <table:table-cell table:style-name="ce5" office:value-type="string" table:number-columns-spanned="5" table:number-rows-spanned="1">
            <text:p>Decisions</text:p>
          </table:table-cell>
          <table:covered-table-cell table:number-columns-repeated="3" table:style-name="ce9"/>
          <table:covered-table-cell table:style-name="ce11"/>
          <table:table-cell table:style-name="ce35" office:value-type="string" table:number-columns-spanned="5" table:number-rows-spanned="1">
            <text:p>Unit propagation</text:p>
          </table:table-cell>
          <table:covered-table-cell table:number-columns-repeated="4"/>
          <table:table-cell table:style-name="ce35" office:value-type="string" table:number-columns-spanned="3" table:number-rows-spanned="1">
            <text:p>Symmetry propagation</text:p>
          </table:table-cell>
          <table:covered-table-cell table:number-columns-repeated="2"/>
          <table:table-cell table:style-name="ce5" office:value-type="string" table:number-columns-spanned="3" table:number-rows-spanned="1">
            <text:p>Unit/Symmetry Propagation</text:p>
          </table:table-cell>
          <table:covered-table-cell table:style-name="ce9"/>
          <table:covered-table-cell table:style-name="ce11"/>
          <table:table-cell/>
          <table:table-cell table:style-name="ce46" office:value-type="string" table:number-columns-spanned="5" table:number-rows-spanned="1">
            <text:p>Total propagation</text:p>
          </table:table-cell>
          <table:covered-table-cell table:number-columns-repeated="4"/>
          <table:table-cell table:number-columns-repeated="992"/>
        </table:table-row>
        <table:table-row table:style-name="ro1">
          <table:table-cell table:number-columns-repeated="2"/>
          <table:table-cell office:value-type="string">
            <text:p>Detection</text:p>
          </table:table-cell>
          <table:table-cell office:value-type="string">
            <text:p>Total</text:p>
          </table:table-cell>
          <table:table-cell office:value-type="string">
            <text:p>Inverting</text:p>
          </table:table-cell>
          <table:table-cell table:style-name="ce6" office:value-type="string">
            <text:p>Minisat</text:p>
          </table:table-cell>
          <table:table-cell table:number-columns-repeated="3" table:style-name="ce9" office:value-type="string">
            <text:p>+SP(SAT)</text:p>
          </table:table-cell>
          <table:table-cell table:style-name="ce11" office:value-type="string">
            <text:p>+Shatter</text:p>
          </table:table-cell>
          <table:table-cell table:style-name="ce6" office:value-type="string">
            <text:p>Minisat</text:p>
          </table:table-cell>
          <table:table-cell table:number-columns-repeated="3" table:style-name="ce9" office:value-type="string">
            <text:p>+SP(SAT)</text:p>
          </table:table-cell>
          <table:table-cell table:style-name="ce11" office:value-type="string">
            <text:p>+Shatter</text:p>
          </table:table-cell>
          <table:table-cell table:style-name="ce6" office:value-type="string">
            <text:p>Minisat</text:p>
          </table:table-cell>
          <table:table-cell table:number-columns-repeated="3" table:style-name="ce9" office:value-type="string">
            <text:p>+SP(SAT)</text:p>
          </table:table-cell>
          <table:table-cell table:style-name="ce11" office:value-type="string">
            <text:p>+Shatter</text:p>
          </table:table-cell>
          <table:table-cell table:style-name="ce6" office:value-type="string">
            <text:p>+SP(SAT)</text:p>
          </table:table-cell>
          <table:table-cell table:style-name="ce9" office:value-type="string">
            <text:p>+SP(SAT)</text:p>
          </table:table-cell>
          <table:table-cell table:style-name="ce11" office:value-type="string">
            <text:p>+SP(SAT)</text:p>
          </table:table-cell>
          <table:table-cell table:style-name="ce6" office:value-type="string">
            <text:p>+SP(SAT)</text:p>
          </table:table-cell>
          <table:table-cell table:style-name="ce9" office:value-type="string">
            <text:p>+SP(SAT)</text:p>
          </table:table-cell>
          <table:table-cell table:style-name="ce11" office:value-type="string">
            <text:p>+SP(SAT)</text:p>
          </table:table-cell>
          <table:table-cell table:style-name="ce2" table:number-columns-repeated="2"/>
          <table:table-cell table:number-columns-repeated="3" table:style-name="ce2" office:value-type="string">
            <text:p>SP(SAT)</text:p>
          </table:table-cell>
          <table:table-cell table:style-name="ce2" table:number-columns-repeated="993"/>
        </table:table-row>
        <table:table-row table:style-name="ro2">
          <table:table-cell table:style-name="ce3" office:value-type="string">
            <text:p>Problem</text:p>
          </table:table-cell>
          <table:table-cell table:style-name="ce7" office:value-type="string">
            <text:p>Status</text:p>
          </table:table-cell>
          <table:table-cell table:style-name="ce3" office:value-type="string">
            <text:p>time (s)</text:p>
          </table:table-cell>
          <table:table-cell table:style-name="ce3" office:value-type="string">
            <text:p>symmetries</text:p>
          </table:table-cell>
          <table:table-cell table:style-name="ce12" office:value-type="string">
            <text:p>symmetries</text:p>
          </table:table-cell>
          <table:table-cell table:style-name="ce7"/>
          <table:table-cell table:style-name="ce3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3" office:value-type="string">
            <text:p>optimized</text:p>
          </table:table-cell>
          <table:table-cell table:style-name="ce12"/>
          <table:table-cell table:style-name="ce7"/>
          <table:table-cell table:style-name="ce3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3" office:value-type="string">
            <text:p>optimized</text:p>
          </table:table-cell>
          <table:table-cell table:style-name="ce12"/>
          <table:table-cell table:style-name="ce7"/>
          <table:table-cell table:style-name="ce3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3" office:value-type="string">
            <text:p>optimized</text:p>
          </table:table-cell>
          <table:table-cell table:style-name="ce12"/>
          <table:table-cell table:style-name="ce7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12" office:value-type="string">
            <text:p>optimized</text:p>
          </table:table-cell>
          <table:table-cell table:style-name="ce7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12" office:value-type="string">
            <text:p>optimized</text:p>
          </table:table-cell>
          <table:table-cell table:style-name="ce45"/>
          <table:table-cell table:style-name="ce45" office:value-type="string">
            <text:p>Minisat</text:p>
          </table:table-cell>
          <table:table-cell table:style-name="ce45" office:value-type="string">
            <text:p>no storing</text:p>
          </table:table-cell>
          <table:table-cell table:style-name="ce45" office:value-type="string">
            <text:p>storing</text:p>
          </table:table-cell>
          <table:table-cell table:style-name="ce45" office:value-type="string">
            <text:p>optimized</text:p>
          </table:table-cell>
          <table:table-cell table:style-name="ce45" office:value-type="string">
            <text:p>Shatter</text:p>
          </table:table-cell>
          <table:table-cell table:style-name="ce45" table:number-columns-repeated="992"/>
        </table:table-row>
        <table:table-row table:style-name="ro3">
          <table:table-cell office:value-type="string">
            <text:p>battleship-07-13-sat.cnf</text:p>
          </table:table-cell>
          <table:table-cell office:value-type="string">
            <text:p>SAT</text:p>
          </table:table-cell>
          <table:table-cell office:value-type="float" office:value="0.37">
            <text:p>0.3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.00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7" office:value-type="float" office:value="414">
            <text:p>414</text:p>
          </table:table-cell>
          <table:table-cell table:style-name="ce31" office:value-type="float" office:value="258">
            <text:p>258</text:p>
          </table:table-cell>
          <table:table-cell table:style-name="ce31" office:value-type="float" office:value="237">
            <text:p>237</text:p>
          </table:table-cell>
          <table:table-cell table:style-name="ce31" office:value-type="float" office:value="517">
            <text:p>517</text:p>
          </table:table-cell>
          <table:table-cell table:style-name="ce33" office:value-type="float" office:value="606">
            <text:p>606</text:p>
          </table:table-cell>
          <table:table-cell table:formula="of:=[.AB4]" office:value-type="float" office:value="3750">
            <text:p>3750</text:p>
          </table:table-cell>
          <table:table-cell table:formula="of:=[.AC4]-[.U4]" office:value-type="float" office:value="1886">
            <text:p>1886</text:p>
          </table:table-cell>
          <table:table-cell table:formula="of:=[.AD4]-[.V4]" office:value-type="float" office:value="1560">
            <text:p>1560</text:p>
          </table:table-cell>
          <table:table-cell table:formula="of:=[.AE4]-[.W4]" office:value-type="float" office:value="4170">
            <text:p>4170</text:p>
          </table:table-cell>
          <table:table-cell table:formula="of:=[.AF4]" office:value-type="float" office:value="4671">
            <text:p>467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table:style-name="ce39" table:formula="of:=[.U4]/[.Q4]" office:value-type="percentage" office:value="0.00265111346765642">
            <text:p>0.27%</text:p>
          </table:table-cell>
          <table:table-cell table:style-name="ce41" table:formula="of:=[.V4]/[.R4]" office:value-type="percentage" office:value="0.00384615384615385">
            <text:p>0.38%</text:p>
          </table:table-cell>
          <table:table-cell table:style-name="ce43" table:formula="of:=[.W4]/[.S4]" office:value-type="percentage" office:value="0.0100719424460432">
            <text:p>1.01%</text:p>
          </table:table-cell>
          <table:table-cell/>
          <table:table-cell office:value-type="float" office:value="3750">
            <text:p>3750</text:p>
          </table:table-cell>
          <table:table-cell office:value-type="float" office:value="1891">
            <text:p>1891</text:p>
          </table:table-cell>
          <table:table-cell office:value-type="float" office:value="1566">
            <text:p>1566</text:p>
          </table:table-cell>
          <table:table-cell office:value-type="float" office:value="4212">
            <text:p>4212</text:p>
          </table:table-cell>
          <table:table-cell office:value-type="float" office:value="4671">
            <text:p>4671</text:p>
          </table:table-cell>
          <table:table-cell table:number-columns-repeated="992"/>
        </table:table-row>
        <table:table-row table:style-name="ro1">
          <table:table-cell office:value-type="string">
            <text:p>battleship-08-15-sat.cnf</text:p>
          </table:table-cell>
          <table:table-cell office:value-type="string">
            <text:p>SAT</text:p>
          </table:table-cell>
          <table:table-cell office:value-type="float" office:value="0.01">
            <text:p>0.0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.00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7" office:value-type="float" office:value="277">
            <text:p>277</text:p>
          </table:table-cell>
          <table:table-cell table:style-name="ce31" office:value-type="float" office:value="388">
            <text:p>388</text:p>
          </table:table-cell>
          <table:table-cell table:style-name="ce31" office:value-type="float" office:value="268">
            <text:p>268</text:p>
          </table:table-cell>
          <table:table-cell table:style-name="ce31" office:value-type="float" office:value="429">
            <text:p>429</text:p>
          </table:table-cell>
          <table:table-cell table:style-name="ce33" office:value-type="float" office:value="1078">
            <text:p>1078</text:p>
          </table:table-cell>
          <table:table-cell table:formula="of:=[.AB5]" office:value-type="float" office:value="1799">
            <text:p>1799</text:p>
          </table:table-cell>
          <table:table-cell table:formula="of:=[.AC5]-[.U5]" office:value-type="float" office:value="2826">
            <text:p>2826</text:p>
          </table:table-cell>
          <table:table-cell table:formula="of:=[.AD5]-[.V5]" office:value-type="float" office:value="1670">
            <text:p>1670</text:p>
          </table:table-cell>
          <table:table-cell table:formula="of:=[.AE5]-[.W5]" office:value-type="float" office:value="3261">
            <text:p>3261</text:p>
          </table:table-cell>
          <table:table-cell table:formula="of:=[.AF5]" office:value-type="float" office:value="7947">
            <text:p>7947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68">
            <text:p>68</text:p>
          </table:table-cell>
          <table:table-cell table:style-name="ce39" table:formula="of:=[.U5]/[.Q5]" office:value-type="percentage" office:value="0.00990799716914367">
            <text:p>0.99%</text:p>
          </table:table-cell>
          <table:table-cell table:style-name="ce41" table:formula="of:=[.V5]/[.R5]" office:value-type="percentage" office:value="0.0131736526946108">
            <text:p>1.32%</text:p>
          </table:table-cell>
          <table:table-cell table:style-name="ce43" table:formula="of:=[.W5]/[.S5]" office:value-type="percentage" office:value="0.020852499233364">
            <text:p>2.09%</text:p>
          </table:table-cell>
          <table:table-cell/>
          <table:table-cell office:value-type="float" office:value="1799">
            <text:p>1799</text:p>
          </table:table-cell>
          <table:table-cell office:value-type="float" office:value="2854">
            <text:p>2854</text:p>
          </table:table-cell>
          <table:table-cell office:value-type="float" office:value="1692">
            <text:p>1692</text:p>
          </table:table-cell>
          <table:table-cell office:value-type="float" office:value="3329">
            <text:p>3329</text:p>
          </table:table-cell>
          <table:table-cell office:value-type="float" office:value="7947">
            <text:p>7947</text:p>
          </table:table-cell>
          <table:table-cell table:number-columns-repeated="992"/>
        </table:table-row>
        <table:table-row table:style-name="ro1">
          <table:table-cell office:value-type="string">
            <text:p>battleship-09-17-sat.cnf</text:p>
          </table:table-cell>
          <table:table-cell office:value-type="string">
            <text:p>SAT</text:p>
          </table:table-cell>
          <table:table-cell office:value-type="float" office:value="0.05">
            <text:p>0.0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.00</text:p>
          </table:table-cell>
          <table:table-cell table:number-columns-repeated="2" table:style-name="ce19" office:value-type="float" office:value="0">
            <text:p>0.00</text:p>
          </table:table-cell>
          <table:table-cell table:style-name="ce19" office:value-type="float" office:value="0.05">
            <text:p>0.05</text:p>
          </table:table-cell>
          <table:table-cell table:style-name="ce21" office:value-type="float" office:value="0.03">
            <text:p>0.03</text:p>
          </table:table-cell>
          <table:table-cell table:style-name="ce27" office:value-type="float" office:value="1395">
            <text:p>1395</text:p>
          </table:table-cell>
          <table:table-cell table:style-name="ce31" office:value-type="float" office:value="1304">
            <text:p>1304</text:p>
          </table:table-cell>
          <table:table-cell table:style-name="ce31" office:value-type="float" office:value="1773">
            <text:p>1773</text:p>
          </table:table-cell>
          <table:table-cell table:style-name="ce31" office:value-type="float" office:value="5148">
            <text:p>5148</text:p>
          </table:table-cell>
          <table:table-cell table:style-name="ce33" office:value-type="float" office:value="4203">
            <text:p>4203</text:p>
          </table:table-cell>
          <table:table-cell table:formula="of:=[.AB6]" office:value-type="float" office:value="9720">
            <text:p>9720</text:p>
          </table:table-cell>
          <table:table-cell table:formula="of:=[.AC6]-[.U6]" office:value-type="float" office:value="10498">
            <text:p>10498</text:p>
          </table:table-cell>
          <table:table-cell table:formula="of:=[.AD6]-[.V6]" office:value-type="float" office:value="14202">
            <text:p>14202</text:p>
          </table:table-cell>
          <table:table-cell table:formula="of:=[.AE6]-[.W6]" office:value-type="float" office:value="43452">
            <text:p>43452</text:p>
          </table:table-cell>
          <table:table-cell table:formula="of:=[.AF6]" office:value-type="float" office:value="111235">
            <text:p>111235</text:p>
          </table:table-cell>
          <table:table-cell office:value-type="float" office:value="146">
            <text:p>146</text:p>
          </table:table-cell>
          <table:table-cell office:value-type="float" office:value="163">
            <text:p>163</text:p>
          </table:table-cell>
          <table:table-cell office:value-type="float" office:value="675">
            <text:p>675</text:p>
          </table:table-cell>
          <table:table-cell table:style-name="ce39" table:formula="of:=[.U6]/[.Q6]" office:value-type="percentage" office:value="0.0139074109354163">
            <text:p>1.39%</text:p>
          </table:table-cell>
          <table:table-cell table:style-name="ce41" table:formula="of:=[.V6]/[.R6]" office:value-type="percentage" office:value="0.011477256724405">
            <text:p>1.15%</text:p>
          </table:table-cell>
          <table:table-cell table:style-name="ce43" table:formula="of:=[.W6]/[.S6]" office:value-type="percentage" office:value="0.0155343827671914">
            <text:p>1.55%</text:p>
          </table:table-cell>
          <table:table-cell/>
          <table:table-cell office:value-type="float" office:value="9720">
            <text:p>9720</text:p>
          </table:table-cell>
          <table:table-cell office:value-type="float" office:value="10644">
            <text:p>10644</text:p>
          </table:table-cell>
          <table:table-cell office:value-type="float" office:value="14365">
            <text:p>14365</text:p>
          </table:table-cell>
          <table:table-cell office:value-type="float" office:value="44127">
            <text:p>44127</text:p>
          </table:table-cell>
          <table:table-cell office:value-type="float" office:value="111235">
            <text:p>111235</text:p>
          </table:table-cell>
          <table:table-cell table:number-columns-repeated="992"/>
        </table:table-row>
        <table:table-row table:style-name="ro1">
          <table:table-cell office:value-type="string">
            <text:p>battleship-10-17-sat.cnf</text:p>
          </table:table-cell>
          <table:table-cell office:value-type="string">
            <text:p>SAT</text:p>
          </table:table-cell>
          <table:table-cell office:value-type="float" office:value="0.01">
            <text:p>0.0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14" office:value-type="float" office:value="3.91">
            <text:p>3.91</text:p>
          </table:table-cell>
          <table:table-cell table:style-name="ce19" office:value-type="float" office:value="1.33">
            <text:p>1.33</text:p>
          </table:table-cell>
          <table:table-cell table:style-name="ce19" office:value-type="float" office:value="1.41">
            <text:p>1.41</text:p>
          </table:table-cell>
          <table:table-cell table:style-name="ce19" office:value-type="float" office:value="2.18">
            <text:p>2.18</text:p>
          </table:table-cell>
          <table:table-cell table:style-name="ce21" office:value-type="float" office:value="5.42">
            <text:p>5.42</text:p>
          </table:table-cell>
          <table:table-cell table:style-name="ce27" office:value-type="float" office:value="368958">
            <text:p>368958</text:p>
          </table:table-cell>
          <table:table-cell table:style-name="ce31" office:value-type="float" office:value="126223">
            <text:p>126223</text:p>
          </table:table-cell>
          <table:table-cell table:style-name="ce31" office:value-type="float" office:value="142969">
            <text:p>142969</text:p>
          </table:table-cell>
          <table:table-cell table:style-name="ce31" office:value-type="float" office:value="143459">
            <text:p>143459</text:p>
          </table:table-cell>
          <table:table-cell table:style-name="ce33" office:value-type="float" office:value="211317">
            <text:p>211317</text:p>
          </table:table-cell>
          <table:table-cell table:formula="of:=[.AB7]" office:value-type="float" office:value="4436583">
            <text:p>4436583</text:p>
          </table:table-cell>
          <table:table-cell table:formula="of:=[.AC7]-[.U7]" office:value-type="float" office:value="1537541">
            <text:p>1537541</text:p>
          </table:table-cell>
          <table:table-cell table:formula="of:=[.AD7]-[.V7]" office:value-type="float" office:value="1613797">
            <text:p>1613797</text:p>
          </table:table-cell>
          <table:table-cell table:formula="of:=[.AE7]-[.W7]" office:value-type="float" office:value="1660125">
            <text:p>1660125</text:p>
          </table:table-cell>
          <table:table-cell table:formula="of:=[.AF7]" office:value-type="float" office:value="7764867">
            <text:p>7764867</text:p>
          </table:table-cell>
          <table:table-cell office:value-type="float" office:value="43536">
            <text:p>43536</text:p>
          </table:table-cell>
          <table:table-cell office:value-type="float" office:value="18319">
            <text:p>18319</text:p>
          </table:table-cell>
          <table:table-cell office:value-type="float" office:value="20003">
            <text:p>20003</text:p>
          </table:table-cell>
          <table:table-cell table:style-name="ce39" table:formula="of:=[.U7]/[.Q7]" office:value-type="percentage" office:value="0.028315342485176">
            <text:p>2.83%</text:p>
          </table:table-cell>
          <table:table-cell table:style-name="ce41" table:formula="of:=[.V7]/[.R7]" office:value-type="percentage" office:value="0.0113514896855057">
            <text:p>1.14%</text:p>
          </table:table-cell>
          <table:table-cell table:style-name="ce43" table:formula="of:=[.W7]/[.S7]" office:value-type="percentage" office:value="0.0120490926888036">
            <text:p>1.20%</text:p>
          </table:table-cell>
          <table:table-cell/>
          <table:table-cell office:value-type="float" office:value="4436583">
            <text:p>4436583</text:p>
          </table:table-cell>
          <table:table-cell office:value-type="float" office:value="1581077">
            <text:p>1581077</text:p>
          </table:table-cell>
          <table:table-cell office:value-type="float" office:value="1632116">
            <text:p>1632116</text:p>
          </table:table-cell>
          <table:table-cell office:value-type="float" office:value="1680128">
            <text:p>1680128</text:p>
          </table:table-cell>
          <table:table-cell office:value-type="float" office:value="7764867">
            <text:p>7764867</text:p>
          </table:table-cell>
          <table:table-cell table:number-columns-repeated="992"/>
        </table:table-row>
        <table:table-row table:style-name="ro1">
          <table:table-cell office:value-type="string">
            <text:p>battleship-10-18-sat.cnf</text:p>
          </table:table-cell>
          <table:table-cell office:value-type="string">
            <text:p>SAT</text:p>
          </table:table-cell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.00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">
            <text:p>0.00</text:p>
          </table:table-cell>
          <table:table-cell table:style-name="ce19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  <table:table-cell table:style-name="ce27" office:value-type="float" office:value="622">
            <text:p>622</text:p>
          </table:table-cell>
          <table:table-cell table:style-name="ce31" office:value-type="float" office:value="2311">
            <text:p>2311</text:p>
          </table:table-cell>
          <table:table-cell table:style-name="ce31" office:value-type="float" office:value="659">
            <text:p>659</text:p>
          </table:table-cell>
          <table:table-cell table:style-name="ce31" office:value-type="float" office:value="6360">
            <text:p>6360</text:p>
          </table:table-cell>
          <table:table-cell table:style-name="ce33" office:value-type="float" office:value="6348">
            <text:p>6348</text:p>
          </table:table-cell>
          <table:table-cell table:formula="of:=[.AB8]" office:value-type="float" office:value="3491">
            <text:p>3491</text:p>
          </table:table-cell>
          <table:table-cell table:formula="of:=[.AC8]-[.U8]" office:value-type="float" office:value="20944">
            <text:p>20944</text:p>
          </table:table-cell>
          <table:table-cell table:formula="of:=[.AD8]-[.V8]" office:value-type="float" office:value="5545">
            <text:p>5545</text:p>
          </table:table-cell>
          <table:table-cell table:formula="of:=[.AE8]-[.W8]" office:value-type="float" office:value="52407">
            <text:p>52407</text:p>
          </table:table-cell>
          <table:table-cell table:formula="of:=[.AF8]" office:value-type="float" office:value="171868">
            <text:p>171868</text:p>
          </table:table-cell>
          <table:table-cell office:value-type="float" office:value="359">
            <text:p>359</text:p>
          </table:table-cell>
          <table:table-cell office:value-type="float" office:value="34">
            <text:p>34</text:p>
          </table:table-cell>
          <table:table-cell office:value-type="float" office:value="752">
            <text:p>752</text:p>
          </table:table-cell>
          <table:table-cell table:style-name="ce39" table:formula="of:=[.U8]/[.Q8]" office:value-type="percentage" office:value="0.0171409472880061">
            <text:p>1.71%</text:p>
          </table:table-cell>
          <table:table-cell table:style-name="ce41" table:formula="of:=[.V8]/[.R8]" office:value-type="percentage" office:value="0.00613165013525699">
            <text:p>0.61%</text:p>
          </table:table-cell>
          <table:table-cell table:style-name="ce43" table:formula="of:=[.W8]/[.S8]" office:value-type="percentage" office:value="0.014349228156544">
            <text:p>1.43%</text:p>
          </table:table-cell>
          <table:table-cell/>
          <table:table-cell office:value-type="float" office:value="3491">
            <text:p>3491</text:p>
          </table:table-cell>
          <table:table-cell office:value-type="float" office:value="21303">
            <text:p>21303</text:p>
          </table:table-cell>
          <table:table-cell office:value-type="float" office:value="5579">
            <text:p>5579</text:p>
          </table:table-cell>
          <table:table-cell office:value-type="float" office:value="53159">
            <text:p>53159</text:p>
          </table:table-cell>
          <table:table-cell office:value-type="float" office:value="171868">
            <text:p>171868</text:p>
          </table:table-cell>
          <table:table-cell table:number-columns-repeated="992"/>
        </table:table-row>
        <table:table-row table:style-name="ro1">
          <table:table-cell office:value-type="string">
            <text:p>battleship-10-19-sat.cnf</text:p>
          </table:table-cell>
          <table:table-cell office:value-type="string">
            <text:p>SAT</text:p>
          </table:table-cell>
          <table:table-cell office:value-type="float" office:value="0.05">
            <text:p>0.0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.00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7" office:value-type="float" office:value="648">
            <text:p>648</text:p>
          </table:table-cell>
          <table:table-cell table:style-name="ce31" office:value-type="float" office:value="688">
            <text:p>688</text:p>
          </table:table-cell>
          <table:table-cell table:style-name="ce31" office:value-type="float" office:value="759">
            <text:p>759</text:p>
          </table:table-cell>
          <table:table-cell table:style-name="ce31" office:value-type="float" office:value="462">
            <text:p>462</text:p>
          </table:table-cell>
          <table:table-cell table:style-name="ce33" office:value-type="float" office:value="3293">
            <text:p>3293</text:p>
          </table:table-cell>
          <table:table-cell table:formula="of:=[.AB9]" office:value-type="float" office:value="3914">
            <text:p>3914</text:p>
          </table:table-cell>
          <table:table-cell table:formula="of:=[.AC9]-[.U9]" office:value-type="float" office:value="3893">
            <text:p>3893</text:p>
          </table:table-cell>
          <table:table-cell table:formula="of:=[.AD9]-[.V9]" office:value-type="float" office:value="4403">
            <text:p>4403</text:p>
          </table:table-cell>
          <table:table-cell table:formula="of:=[.AE9]-[.W9]" office:value-type="float" office:value="2579">
            <text:p>2579</text:p>
          </table:table-cell>
          <table:table-cell table:formula="of:=[.AF9]" office:value-type="float" office:value="57542">
            <text:p>57542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style-name="ce39" table:formula="of:=[.U9]/[.Q9]" office:value-type="percentage" office:value="0.00436681222707424">
            <text:p>0.44%</text:p>
          </table:table-cell>
          <table:table-cell table:style-name="ce41" table:formula="of:=[.V9]/[.R9]" office:value-type="percentage" office:value="0.00340676811265047">
            <text:p>0.34%</text:p>
          </table:table-cell>
          <table:table-cell table:style-name="ce43" table:formula="of:=[.W9]/[.S9]" office:value-type="percentage" office:value="0.00348972469949593">
            <text:p>0.35%</text:p>
          </table:table-cell>
          <table:table-cell/>
          <table:table-cell office:value-type="float" office:value="3914">
            <text:p>3914</text:p>
          </table:table-cell>
          <table:table-cell office:value-type="float" office:value="3910">
            <text:p>3910</text:p>
          </table:table-cell>
          <table:table-cell office:value-type="float" office:value="4418">
            <text:p>4418</text:p>
          </table:table-cell>
          <table:table-cell office:value-type="float" office:value="2588">
            <text:p>2588</text:p>
          </table:table-cell>
          <table:table-cell office:value-type="float" office:value="57542">
            <text:p>57542</text:p>
          </table:table-cell>
          <table:table-cell table:number-columns-repeated="992"/>
        </table:table-row>
        <table:table-row table:style-name="ro1">
          <table:table-cell office:value-type="string">
            <text:p>battleship-12-23-sat.cnf</text:p>
          </table:table-cell>
          <table:table-cell office:value-type="string">
            <text:p>SAT</text:p>
          </table:table-cell>
          <table:table-cell office:value-type="float" office:value="0.05">
            <text:p>0.0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.00</text:p>
          </table:table-cell>
          <table:table-cell table:style-name="ce19" office:value-type="float" office:value="0">
            <text:p>0.00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">
            <text:p>0.00</text:p>
          </table:table-cell>
          <table:table-cell table:style-name="ce21" office:value-type="float" office:value="0.01">
            <text:p>0.01</text:p>
          </table:table-cell>
          <table:table-cell table:style-name="ce27" office:value-type="float" office:value="1252">
            <text:p>1252</text:p>
          </table:table-cell>
          <table:table-cell table:style-name="ce31" office:value-type="float" office:value="884">
            <text:p>884</text:p>
          </table:table-cell>
          <table:table-cell table:style-name="ce31" office:value-type="float" office:value="3049">
            <text:p>3049</text:p>
          </table:table-cell>
          <table:table-cell table:style-name="ce31" office:value-type="float" office:value="1034">
            <text:p>1034</text:p>
          </table:table-cell>
          <table:table-cell table:style-name="ce33" office:value-type="float" office:value="4429">
            <text:p>4429</text:p>
          </table:table-cell>
          <table:table-cell table:formula="of:=[.AB10]" office:value-type="float" office:value="7740">
            <text:p>7740</text:p>
          </table:table-cell>
          <table:table-cell table:formula="of:=[.AC10]-[.U10]" office:value-type="float" office:value="5674">
            <text:p>5674</text:p>
          </table:table-cell>
          <table:table-cell table:formula="of:=[.AD10]-[.V10]" office:value-type="float" office:value="21460">
            <text:p>21460</text:p>
          </table:table-cell>
          <table:table-cell table:formula="of:=[.AE10]-[.W10]" office:value-type="float" office:value="6386">
            <text:p>6386</text:p>
          </table:table-cell>
          <table:table-cell table:formula="of:=[.AF10]" office:value-type="float" office:value="70647">
            <text:p>70647</text:p>
          </table:table-cell>
          <table:table-cell office:value-type="float" office:value="23">
            <text:p>23</text:p>
          </table:table-cell>
          <table:table-cell office:value-type="float" office:value="182">
            <text:p>182</text:p>
          </table:table-cell>
          <table:table-cell office:value-type="float" office:value="51">
            <text:p>51</text:p>
          </table:table-cell>
          <table:table-cell table:style-name="ce39" table:formula="of:=[.U10]/[.Q10]" office:value-type="percentage" office:value="0.00405357772294677">
            <text:p>0.41%</text:p>
          </table:table-cell>
          <table:table-cell table:style-name="ce41" table:formula="of:=[.V10]/[.R10]" office:value-type="percentage" office:value="0.00848089468779124">
            <text:p>0.85%</text:p>
          </table:table-cell>
          <table:table-cell table:style-name="ce43" table:formula="of:=[.W10]/[.S10]" office:value-type="percentage" office:value="0.00798621985593486">
            <text:p>0.80%</text:p>
          </table:table-cell>
          <table:table-cell/>
          <table:table-cell office:value-type="float" office:value="7740">
            <text:p>7740</text:p>
          </table:table-cell>
          <table:table-cell office:value-type="float" office:value="5697">
            <text:p>5697</text:p>
          </table:table-cell>
          <table:table-cell office:value-type="float" office:value="21642">
            <text:p>21642</text:p>
          </table:table-cell>
          <table:table-cell office:value-type="float" office:value="6437">
            <text:p>6437</text:p>
          </table:table-cell>
          <table:table-cell office:value-type="float" office:value="70647">
            <text:p>70647</text:p>
          </table:table-cell>
          <table:table-cell table:number-columns-repeated="992"/>
        </table:table-row>
        <table:table-row table:style-name="ro1">
          <table:table-cell office:value-type="string">
            <text:p>battleship-14-26-sat.cnf</text:p>
          </table:table-cell>
          <table:table-cell office:value-type="string">
            <text:p>SAT</text:p>
          </table:table-cell>
          <table:table-cell office:value-type="float" office:value="0.06">
            <text:p>0.0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style-name="ce14" office:value-type="float" office:value="718.18">
            <text:p>718.18</text:p>
          </table:table-cell>
          <table:table-cell table:style-name="ce19" office:value-type="float" office:value="104.95">
            <text:p>104.95</text:p>
          </table:table-cell>
          <table:table-cell table:style-name="ce19" office:value-type="float" office:value="1060.11">
            <text:p>1060.11</text:p>
          </table:table-cell>
          <table:table-cell table:style-name="ce19" office:value-type="float" office:value="546.06">
            <text:p>546.06</text:p>
          </table:table-cell>
          <table:table-cell table:style-name="ce21" office:value-type="float" office:value="14.25">
            <text:p>14.25</text:p>
          </table:table-cell>
          <table:table-cell table:style-name="ce27" office:value-type="float" office:value="29589334">
            <text:p>29589334</text:p>
          </table:table-cell>
          <table:table-cell table:style-name="ce31" office:value-type="float" office:value="4339151">
            <text:p>4339151</text:p>
          </table:table-cell>
          <table:table-cell table:style-name="ce31" office:value-type="float" office:value="37732810">
            <text:p>37732810</text:p>
          </table:table-cell>
          <table:table-cell table:style-name="ce31" office:value-type="float" office:value="17825596">
            <text:p>17825596</text:p>
          </table:table-cell>
          <table:table-cell table:style-name="ce33" office:value-type="float" office:value="735680">
            <text:p>735680</text:p>
          </table:table-cell>
          <table:table-cell table:formula="of:=[.AB11]" office:value-type="float" office:value="380912396">
            <text:p>380912396</text:p>
          </table:table-cell>
          <table:table-cell table:formula="of:=[.AC11]-[.U11]" office:value-type="float" office:value="57105396">
            <text:p>57105396</text:p>
          </table:table-cell>
          <table:table-cell table:formula="of:=[.AD11]-[.V11]" office:value-type="float" office:value="493495910">
            <text:p>493495910</text:p>
          </table:table-cell>
          <table:table-cell table:formula="of:=[.AE11]-[.W11]" office:value-type="float" office:value="227603682">
            <text:p>227603682</text:p>
          </table:table-cell>
          <table:table-cell table:formula="of:=[.AF11]" office:value-type="float" office:value="31417543">
            <text:p>31417543</text:p>
          </table:table-cell>
          <table:table-cell office:value-type="float" office:value="2606234">
            <text:p>2606234</text:p>
          </table:table-cell>
          <table:table-cell office:value-type="float" office:value="4929246">
            <text:p>4929246</text:p>
          </table:table-cell>
          <table:table-cell office:value-type="float" office:value="2476104">
            <text:p>2476104</text:p>
          </table:table-cell>
          <table:table-cell table:style-name="ce39" table:formula="of:=[.U11]/[.Q11]" office:value-type="percentage" office:value="0.0456390145687809">
            <text:p>4.56%</text:p>
          </table:table-cell>
          <table:table-cell table:style-name="ce41" table:formula="of:=[.V11]/[.R11]" office:value-type="percentage" office:value="0.00998842320699274">
            <text:p>1.00%</text:p>
          </table:table-cell>
          <table:table-cell table:style-name="ce43" table:formula="of:=[.W11]/[.S11]" office:value-type="percentage" office:value="0.0108790155688255">
            <text:p>1.09%</text:p>
          </table:table-cell>
          <table:table-cell/>
          <table:table-cell office:value-type="float" office:value="380912396">
            <text:p>380912396</text:p>
          </table:table-cell>
          <table:table-cell office:value-type="float" office:value="59711630">
            <text:p>59711630</text:p>
          </table:table-cell>
          <table:table-cell office:value-type="float" office:value="498425156">
            <text:p>498425156</text:p>
          </table:table-cell>
          <table:table-cell office:value-type="float" office:value="230079786">
            <text:p>230079786</text:p>
          </table:table-cell>
          <table:table-cell office:value-type="float" office:value="31417543">
            <text:p>31417543</text:p>
          </table:table-cell>
          <table:table-cell table:number-columns-repeated="992"/>
        </table:table-row>
        <table:table-row table:style-name="ro1">
          <table:table-cell office:value-type="string">
            <text:p>battleship-15-29-sat.cnf</text:p>
          </table:table-cell>
          <table:table-cell office:value-type="string">
            <text:p>SAT</text:p>
          </table:table-cell>
          <table:table-cell office:value-type="float" office:value="0.31">
            <text:p>0.3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style-name="ce14" office:value-type="float" office:value="385.96">
            <text:p>385.96</text:p>
          </table:table-cell>
          <table:table-cell table:style-name="ce19" office:value-type="float" office:value="1257.95">
            <text:p>1257.95</text:p>
          </table:table-cell>
          <table:table-cell table:style-name="ce19" office:value-type="float" office:value="16.14">
            <text:p>16.14</text:p>
          </table:table-cell>
          <table:table-cell table:style-name="ce19" office:value-type="float" office:value="296.29">
            <text:p>296.29</text:p>
          </table:table-cell>
          <table:table-cell table:style-name="ce21" office:value-type="float" office:value="87.82">
            <text:p>87.82</text:p>
          </table:table-cell>
          <table:table-cell table:style-name="ce27" office:value-type="float" office:value="21961391">
            <text:p>21961391</text:p>
          </table:table-cell>
          <table:table-cell table:style-name="ce31" office:value-type="float" office:value="40815286">
            <text:p>40815286</text:p>
          </table:table-cell>
          <table:table-cell table:style-name="ce31" office:value-type="float" office:value="744001">
            <text:p>744001</text:p>
          </table:table-cell>
          <table:table-cell table:style-name="ce31" office:value-type="float" office:value="10058234">
            <text:p>10058234</text:p>
          </table:table-cell>
          <table:table-cell table:style-name="ce33" office:value-type="float" office:value="3373200">
            <text:p>3373200</text:p>
          </table:table-cell>
          <table:table-cell table:formula="of:=[.AB12]" office:value-type="float" office:value="244436516">
            <text:p>244436516</text:p>
          </table:table-cell>
          <table:table-cell table:formula="of:=[.AC12]-[.U12]" office:value-type="float" office:value="517367619">
            <text:p>517367619</text:p>
          </table:table-cell>
          <table:table-cell table:formula="of:=[.AD12]-[.V12]" office:value-type="float" office:value="7997591">
            <text:p>7997591</text:p>
          </table:table-cell>
          <table:table-cell table:formula="of:=[.AE12]-[.W12]" office:value-type="float" office:value="114418159">
            <text:p>114418159</text:p>
          </table:table-cell>
          <table:table-cell table:formula="of:=[.AF12]" office:value-type="float" office:value="176748246">
            <text:p>176748246</text:p>
          </table:table-cell>
          <table:table-cell office:value-type="float" office:value="24137589">
            <text:p>24137589</text:p>
          </table:table-cell>
          <table:table-cell office:value-type="float" office:value="89171">
            <text:p>89171</text:p>
          </table:table-cell>
          <table:table-cell office:value-type="float" office:value="1311642">
            <text:p>1311642</text:p>
          </table:table-cell>
          <table:table-cell table:style-name="ce39" table:formula="of:=[.U12]/[.Q12]" office:value-type="percentage" office:value="0.0466546187151307">
            <text:p>4.67%</text:p>
          </table:table-cell>
          <table:table-cell table:style-name="ce41" table:formula="of:=[.V12]/[.R12]" office:value-type="percentage" office:value="0.011149732463188">
            <text:p>1.11%</text:p>
          </table:table-cell>
          <table:table-cell table:style-name="ce43" table:formula="of:=[.W12]/[.S12]" office:value-type="percentage" office:value="0.0114635824545997">
            <text:p>1.15%</text:p>
          </table:table-cell>
          <table:table-cell/>
          <table:table-cell office:value-type="float" office:value="244436516">
            <text:p>244436516</text:p>
          </table:table-cell>
          <table:table-cell office:value-type="float" office:value="541505208">
            <text:p>541505208</text:p>
          </table:table-cell>
          <table:table-cell office:value-type="float" office:value="8086762">
            <text:p>8086762</text:p>
          </table:table-cell>
          <table:table-cell office:value-type="float" office:value="115729801">
            <text:p>115729801</text:p>
          </table:table-cell>
          <table:table-cell office:value-type="float" office:value="176748246">
            <text:p>176748246</text:p>
          </table:table-cell>
          <table:table-cell table:number-columns-repeated="992"/>
        </table:table-row>
        <table:table-row table:style-name="ro1">
          <table:table-cell table:style-name="ce4" office:value-type="string">
            <text:p>battleship-24-57-sat.cnf</text:p>
          </table:table-cell>
          <table:table-cell table:style-name="ce8" office:value-type="string">
            <text:p>SAT</text:p>
          </table:table-cell>
          <table:table-cell table:style-name="ce10" office:value-type="float" office:value="1.77">
            <text:p>1.77</text:p>
          </table:table-cell>
          <table:table-cell table:style-name="ce10" office:value-type="float" office:value="41">
            <text:p>41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6.46">
            <text:p>16.46</text:p>
          </table:table-cell>
          <table:table-cell table:style-name="ce20" office:value-type="float" office:value="24.98">
            <text:p>24.98</text:p>
          </table:table-cell>
          <table:table-cell table:style-name="ce20" office:value-type="float" office:value="1.06">
            <text:p>1.06</text:p>
          </table:table-cell>
          <table:table-cell table:style-name="ce20" office:value-type="float" office:value="20.17">
            <text:p>20.17</text:p>
          </table:table-cell>
          <table:table-cell table:style-name="ce22" office:value-type="float" office:value="32.49">
            <text:p>32.49</text:p>
          </table:table-cell>
          <table:table-cell table:style-name="ce28" office:value-type="float" office:value="1706712">
            <text:p>1706712</text:p>
          </table:table-cell>
          <table:table-cell table:style-name="ce32" office:value-type="float" office:value="2217148">
            <text:p>2217148</text:p>
          </table:table-cell>
          <table:table-cell table:style-name="ce32" office:value-type="float" office:value="223013">
            <text:p>223013</text:p>
          </table:table-cell>
          <table:table-cell table:style-name="ce32" office:value-type="float" office:value="779295">
            <text:p>779295</text:p>
          </table:table-cell>
          <table:table-cell table:style-name="ce34" office:value-type="float" office:value="3102966">
            <text:p>3102966</text:p>
          </table:table-cell>
          <table:table-cell table:style-name="ce36" table:formula="of:=[.AB13]" office:value-type="float" office:value="10179138">
            <text:p>10179138</text:p>
          </table:table-cell>
          <table:table-cell table:style-name="ce37" table:formula="of:=[.AC13]-[.U13]" office:value-type="float" office:value="12317545">
            <text:p>12317545</text:p>
          </table:table-cell>
          <table:table-cell table:style-name="ce37" table:formula="of:=[.AD13]-[.V13]" office:value-type="float" office:value="991019">
            <text:p>991019</text:p>
          </table:table-cell>
          <table:table-cell table:style-name="ce37" table:formula="of:=[.AE13]-[.W13]" office:value-type="float" office:value="3892798">
            <text:p>3892798</text:p>
          </table:table-cell>
          <table:table-cell table:style-name="ce38" table:formula="of:=[.AF13]" office:value-type="float" office:value="81779875">
            <text:p>81779875</text:p>
          </table:table-cell>
          <table:table-cell table:style-name="ce36" office:value-type="float" office:value="392398">
            <text:p>392398</text:p>
          </table:table-cell>
          <table:table-cell table:style-name="ce37" office:value-type="float" office:value="10196">
            <text:p>10196</text:p>
          </table:table-cell>
          <table:table-cell table:style-name="ce38" office:value-type="float" office:value="46433">
            <text:p>46433</text:p>
          </table:table-cell>
          <table:table-cell table:style-name="ce40" table:formula="of:=[.U13]/[.Q13]" office:value-type="percentage" office:value="0.03185683510797">
            <text:p>3.19%</text:p>
          </table:table-cell>
          <table:table-cell table:style-name="ce42" table:formula="of:=[.V13]/[.R13]" office:value-type="percentage" office:value="0.0102884001214911">
            <text:p>1.03%</text:p>
          </table:table-cell>
          <table:table-cell table:style-name="ce44" table:formula="of:=[.W13]/[.S13]" office:value-type="percentage" office:value="0.0119279243361716">
            <text:p>1.19%</text:p>
          </table:table-cell>
          <table:table-cell table:style-name="ce37"/>
          <table:table-cell table:style-name="ce37" office:value-type="float" office:value="10179138">
            <text:p>10179138</text:p>
          </table:table-cell>
          <table:table-cell table:style-name="ce37" office:value-type="float" office:value="12709943">
            <text:p>12709943</text:p>
          </table:table-cell>
          <table:table-cell table:style-name="ce37" office:value-type="float" office:value="1001215">
            <text:p>1001215</text:p>
          </table:table-cell>
          <table:table-cell table:style-name="ce37" office:value-type="float" office:value="3939231">
            <text:p>3939231</text:p>
          </table:table-cell>
          <table:table-cell table:style-name="ce37" office:value-type="float" office:value="81779875">
            <text:p>81779875</text:p>
          </table:table-cell>
          <table:table-cell table:style-name="ce37" table:number-columns-repeated="992"/>
        </table:table-row>
        <table:table-row table:style-name="ro1">
          <table:table-cell office:value-type="string">
            <text:p>fpga10_8_sat.cnf</text:p>
          </table:table-cell>
          <table:table-cell office:value-type="string">
            <text:p>SAT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.00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7" office:value-type="float" office:value="405">
            <text:p>405</text:p>
          </table:table-cell>
          <table:table-cell table:style-name="ce31" office:value-type="float" office:value="338">
            <text:p>338</text:p>
          </table:table-cell>
          <table:table-cell table:style-name="ce31" office:value-type="float" office:value="352">
            <text:p>352</text:p>
          </table:table-cell>
          <table:table-cell table:style-name="ce31" office:value-type="float" office:value="320">
            <text:p>320</text:p>
          </table:table-cell>
          <table:table-cell table:style-name="ce33" office:value-type="float" office:value="503">
            <text:p>503</text:p>
          </table:table-cell>
          <table:table-cell table:formula="of:=[.AB14]" office:value-type="float" office:value="3056">
            <text:p>3056</text:p>
          </table:table-cell>
          <table:table-cell table:formula="of:=[.AC14]-[.U14]" office:value-type="float" office:value="2488">
            <text:p>2488</text:p>
          </table:table-cell>
          <table:table-cell table:formula="of:=[.AD14]-[.V14]" office:value-type="float" office:value="2606">
            <text:p>2606</text:p>
          </table:table-cell>
          <table:table-cell table:formula="of:=[.AE14]-[.W14]" office:value-type="float" office:value="2155">
            <text:p>2155</text:p>
          </table:table-cell>
          <table:table-cell table:formula="of:=[.AF14]" office:value-type="float" office:value="3337">
            <text:p>3337</text:p>
          </table:table-cell>
          <table:table-cell office:value-type="float" office:value="150">
            <text:p>150</text:p>
          </table:table-cell>
          <table:table-cell office:value-type="float" office:value="175">
            <text:p>175</text:p>
          </table:table-cell>
          <table:table-cell office:value-type="float" office:value="258">
            <text:p>258</text:p>
          </table:table-cell>
          <table:table-cell table:style-name="ce39" table:formula="of:=[.U14]/[.Q14]" office:value-type="percentage" office:value="0.0602893890675241">
            <text:p>6.03%</text:p>
          </table:table-cell>
          <table:table-cell table:style-name="ce41" table:formula="of:=[.V14]/[.R14]" office:value-type="percentage" office:value="0.0671527244819647">
            <text:p>6.72%</text:p>
          </table:table-cell>
          <table:table-cell table:style-name="ce43" table:formula="of:=[.W14]/[.S14]" office:value-type="percentage" office:value="0.119721577726218">
            <text:p>11.97%</text:p>
          </table:table-cell>
          <table:table-cell/>
          <table:table-cell office:value-type="float" office:value="3056">
            <text:p>3056</text:p>
          </table:table-cell>
          <table:table-cell office:value-type="float" office:value="2638">
            <text:p>2638</text:p>
          </table:table-cell>
          <table:table-cell office:value-type="float" office:value="2781">
            <text:p>2781</text:p>
          </table:table-cell>
          <table:table-cell office:value-type="float" office:value="2413">
            <text:p>2413</text:p>
          </table:table-cell>
          <table:table-cell office:value-type="float" office:value="3337">
            <text:p>3337</text:p>
          </table:table-cell>
          <table:table-cell table:number-columns-repeated="992"/>
        </table:table-row>
        <table:table-row table:style-name="ro1">
          <table:table-cell office:value-type="string">
            <text:p>fpga10_9_sat.cnf</text:p>
          </table:table-cell>
          <table:table-cell office:value-type="string">
            <text:p>SAT</text:p>
          </table:table-cell>
          <table:table-cell office:value-type="float" office:value="0.01">
            <text:p>0.0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.00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7" office:value-type="float" office:value="408">
            <text:p>408</text:p>
          </table:table-cell>
          <table:table-cell table:style-name="ce31" office:value-type="float" office:value="443">
            <text:p>443</text:p>
          </table:table-cell>
          <table:table-cell table:style-name="ce31" office:value-type="float" office:value="348">
            <text:p>348</text:p>
          </table:table-cell>
          <table:table-cell table:style-name="ce31" office:value-type="float" office:value="316">
            <text:p>316</text:p>
          </table:table-cell>
          <table:table-cell table:style-name="ce33" office:value-type="float" office:value="607">
            <text:p>607</text:p>
          </table:table-cell>
          <table:table-cell table:formula="of:=[.AB15]" office:value-type="float" office:value="3364">
            <text:p>3364</text:p>
          </table:table-cell>
          <table:table-cell table:formula="of:=[.AC15]-[.U15]" office:value-type="float" office:value="3441">
            <text:p>3441</text:p>
          </table:table-cell>
          <table:table-cell table:formula="of:=[.AD15]-[.V15]" office:value-type="float" office:value="2412">
            <text:p>2412</text:p>
          </table:table-cell>
          <table:table-cell table:formula="of:=[.AE15]-[.W15]" office:value-type="float" office:value="2441">
            <text:p>2441</text:p>
          </table:table-cell>
          <table:table-cell table:formula="of:=[.AF15]" office:value-type="float" office:value="2872">
            <text:p>2872</text:p>
          </table:table-cell>
          <table:table-cell office:value-type="float" office:value="178">
            <text:p>178</text:p>
          </table:table-cell>
          <table:table-cell office:value-type="float" office:value="150">
            <text:p>150</text:p>
          </table:table-cell>
          <table:table-cell office:value-type="float" office:value="229">
            <text:p>229</text:p>
          </table:table-cell>
          <table:table-cell table:style-name="ce39" table:formula="of:=[.U15]/[.Q15]" office:value-type="percentage" office:value="0.0517291485033421">
            <text:p>5.17%</text:p>
          </table:table-cell>
          <table:table-cell table:style-name="ce41" table:formula="of:=[.V15]/[.R15]" office:value-type="percentage" office:value="0.0621890547263682">
            <text:p>6.22%</text:p>
          </table:table-cell>
          <table:table-cell table:style-name="ce43" table:formula="of:=[.W15]/[.S15]" office:value-type="percentage" office:value="0.0938140106513724">
            <text:p>9.38%</text:p>
          </table:table-cell>
          <table:table-cell/>
          <table:table-cell office:value-type="float" office:value="3364">
            <text:p>3364</text:p>
          </table:table-cell>
          <table:table-cell office:value-type="float" office:value="3619">
            <text:p>3619</text:p>
          </table:table-cell>
          <table:table-cell office:value-type="float" office:value="2562">
            <text:p>2562</text:p>
          </table:table-cell>
          <table:table-cell office:value-type="float" office:value="2670">
            <text:p>2670</text:p>
          </table:table-cell>
          <table:table-cell office:value-type="float" office:value="2872">
            <text:p>2872</text:p>
          </table:table-cell>
          <table:table-cell table:number-columns-repeated="992"/>
        </table:table-row>
        <table:table-row table:style-name="ro1">
          <table:table-cell office:value-type="string">
            <text:p>fpga12_11_sat.cnf</text:p>
          </table:table-cell>
          <table:table-cell office:value-type="string">
            <text:p>SAT</text:p>
          </table:table-cell>
          <table:table-cell office:value-type="float" office:value="0.02">
            <text:p>0.0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.00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7" office:value-type="float" office:value="467">
            <text:p>467</text:p>
          </table:table-cell>
          <table:table-cell table:style-name="ce31" office:value-type="float" office:value="325">
            <text:p>325</text:p>
          </table:table-cell>
          <table:table-cell table:style-name="ce31" office:value-type="float" office:value="363">
            <text:p>363</text:p>
          </table:table-cell>
          <table:table-cell table:style-name="ce31" office:value-type="float" office:value="524">
            <text:p>524</text:p>
          </table:table-cell>
          <table:table-cell table:style-name="ce33" office:value-type="float" office:value="474">
            <text:p>474</text:p>
          </table:table-cell>
          <table:table-cell table:formula="of:=[.AB16]" office:value-type="float" office:value="3659">
            <text:p>3659</text:p>
          </table:table-cell>
          <table:table-cell table:formula="of:=[.AC16]-[.U16]" office:value-type="float" office:value="2560">
            <text:p>2560</text:p>
          </table:table-cell>
          <table:table-cell table:formula="of:=[.AD16]-[.V16]" office:value-type="float" office:value="2864">
            <text:p>2864</text:p>
          </table:table-cell>
          <table:table-cell table:formula="of:=[.AE16]-[.W16]" office:value-type="float" office:value="4108">
            <text:p>4108</text:p>
          </table:table-cell>
          <table:table-cell table:formula="of:=[.AF16]" office:value-type="float" office:value="3097">
            <text:p>3097</text:p>
          </table:table-cell>
          <table:table-cell office:value-type="float" office:value="154">
            <text:p>154</text:p>
          </table:table-cell>
          <table:table-cell office:value-type="float" office:value="137">
            <text:p>137</text:p>
          </table:table-cell>
          <table:table-cell office:value-type="float" office:value="333">
            <text:p>333</text:p>
          </table:table-cell>
          <table:table-cell table:style-name="ce39" table:formula="of:=[.U16]/[.Q16]" office:value-type="percentage" office:value="0.06015625">
            <text:p>6.02%</text:p>
          </table:table-cell>
          <table:table-cell table:style-name="ce41" table:formula="of:=[.V16]/[.R16]" office:value-type="percentage" office:value="0.0478351955307263">
            <text:p>4.78%</text:p>
          </table:table-cell>
          <table:table-cell table:style-name="ce43" table:formula="of:=[.W16]/[.S16]" office:value-type="percentage" office:value="0.0810613437195716">
            <text:p>8.11%</text:p>
          </table:table-cell>
          <table:table-cell/>
          <table:table-cell office:value-type="float" office:value="3659">
            <text:p>3659</text:p>
          </table:table-cell>
          <table:table-cell office:value-type="float" office:value="2714">
            <text:p>2714</text:p>
          </table:table-cell>
          <table:table-cell office:value-type="float" office:value="3001">
            <text:p>3001</text:p>
          </table:table-cell>
          <table:table-cell office:value-type="float" office:value="4441">
            <text:p>4441</text:p>
          </table:table-cell>
          <table:table-cell office:value-type="float" office:value="3097">
            <text:p>3097</text:p>
          </table:table-cell>
          <table:table-cell table:number-columns-repeated="992"/>
        </table:table-row>
        <table:table-row table:style-name="ro1">
          <table:table-cell office:value-type="string">
            <text:p>fpga12_8_sat.cnf</text:p>
          </table:table-cell>
          <table:table-cell office:value-type="string">
            <text:p>SAT</text:p>
          </table:table-cell>
          <table:table-cell office:value-type="float" office:value="0.01">
            <text:p>0.0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.00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7" office:value-type="float" office:value="296">
            <text:p>296</text:p>
          </table:table-cell>
          <table:table-cell table:style-name="ce31" office:value-type="float" office:value="485">
            <text:p>485</text:p>
          </table:table-cell>
          <table:table-cell table:style-name="ce31" office:value-type="float" office:value="324">
            <text:p>324</text:p>
          </table:table-cell>
          <table:table-cell table:style-name="ce31" office:value-type="float" office:value="472">
            <text:p>472</text:p>
          </table:table-cell>
          <table:table-cell table:style-name="ce33" office:value-type="float" office:value="602">
            <text:p>602</text:p>
          </table:table-cell>
          <table:table-cell table:formula="of:=[.AB17]" office:value-type="float" office:value="2264">
            <text:p>2264</text:p>
          </table:table-cell>
          <table:table-cell table:formula="of:=[.AC17]-[.U17]" office:value-type="float" office:value="3511">
            <text:p>3511</text:p>
          </table:table-cell>
          <table:table-cell table:formula="of:=[.AD17]-[.V17]" office:value-type="float" office:value="1962">
            <text:p>1962</text:p>
          </table:table-cell>
          <table:table-cell table:formula="of:=[.AE17]-[.W17]" office:value-type="float" office:value="3360">
            <text:p>3360</text:p>
          </table:table-cell>
          <table:table-cell table:formula="of:=[.AF17]" office:value-type="float" office:value="2838">
            <text:p>2838</text:p>
          </table:table-cell>
          <table:table-cell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float" office:value="296">
            <text:p>296</text:p>
          </table:table-cell>
          <table:table-cell table:style-name="ce39" table:formula="of:=[.U17]/[.Q17]" office:value-type="percentage" office:value="0.0398746795784677">
            <text:p>3.99%</text:p>
          </table:table-cell>
          <table:table-cell table:style-name="ce41" table:formula="of:=[.V17]/[.R17]" office:value-type="percentage" office:value="0.0703363914373089">
            <text:p>7.03%</text:p>
          </table:table-cell>
          <table:table-cell table:style-name="ce43" table:formula="of:=[.W17]/[.S17]" office:value-type="percentage" office:value="0.0880952380952381">
            <text:p>8.81%</text:p>
          </table:table-cell>
          <table:table-cell/>
          <table:table-cell office:value-type="float" office:value="2264">
            <text:p>2264</text:p>
          </table:table-cell>
          <table:table-cell office:value-type="float" office:value="3651">
            <text:p>3651</text:p>
          </table:table-cell>
          <table:table-cell office:value-type="float" office:value="2100">
            <text:p>2100</text:p>
          </table:table-cell>
          <table:table-cell office:value-type="float" office:value="3656">
            <text:p>3656</text:p>
          </table:table-cell>
          <table:table-cell office:value-type="float" office:value="2838">
            <text:p>2838</text:p>
          </table:table-cell>
          <table:table-cell table:number-columns-repeated="992"/>
        </table:table-row>
        <table:table-row table:style-name="ro1">
          <table:table-cell office:value-type="string">
            <text:p>fpga12_9_sat.cnf</text:p>
          </table:table-cell>
          <table:table-cell office:value-type="string">
            <text:p>SAT</text:p>
          </table:table-cell>
          <table:table-cell office:value-type="float" office:value="0.01">
            <text:p>0.0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.00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7" office:value-type="float" office:value="451">
            <text:p>451</text:p>
          </table:table-cell>
          <table:table-cell table:style-name="ce31" office:value-type="float" office:value="343">
            <text:p>343</text:p>
          </table:table-cell>
          <table:table-cell table:style-name="ce31" office:value-type="float" office:value="378">
            <text:p>378</text:p>
          </table:table-cell>
          <table:table-cell table:style-name="ce31" office:value-type="float" office:value="492">
            <text:p>492</text:p>
          </table:table-cell>
          <table:table-cell table:style-name="ce33" office:value-type="float" office:value="713">
            <text:p>713</text:p>
          </table:table-cell>
          <table:table-cell table:formula="of:=[.AB18]" office:value-type="float" office:value="3573">
            <text:p>3573</text:p>
          </table:table-cell>
          <table:table-cell table:formula="of:=[.AC18]-[.U18]" office:value-type="float" office:value="2386">
            <text:p>2386</text:p>
          </table:table-cell>
          <table:table-cell table:formula="of:=[.AD18]-[.V18]" office:value-type="float" office:value="2255">
            <text:p>2255</text:p>
          </table:table-cell>
          <table:table-cell table:formula="of:=[.AE18]-[.W18]" office:value-type="float" office:value="3857">
            <text:p>3857</text:p>
          </table:table-cell>
          <table:table-cell table:formula="of:=[.AF18]" office:value-type="float" office:value="6612">
            <text:p>6612</text:p>
          </table:table-cell>
          <table:table-cell office:value-type="float" office:value="114">
            <text:p>114</text:p>
          </table:table-cell>
          <table:table-cell office:value-type="float" office:value="133">
            <text:p>133</text:p>
          </table:table-cell>
          <table:table-cell office:value-type="float" office:value="302">
            <text:p>302</text:p>
          </table:table-cell>
          <table:table-cell table:style-name="ce39" table:formula="of:=[.U18]/[.Q18]" office:value-type="percentage" office:value="0.0477787091366303">
            <text:p>4.78%</text:p>
          </table:table-cell>
          <table:table-cell table:style-name="ce41" table:formula="of:=[.V18]/[.R18]" office:value-type="percentage" office:value="0.058980044345898">
            <text:p>5.90%</text:p>
          </table:table-cell>
          <table:table-cell table:style-name="ce43" table:formula="of:=[.W18]/[.S18]" office:value-type="percentage" office:value="0.0782991962665284">
            <text:p>7.83%</text:p>
          </table:table-cell>
          <table:table-cell/>
          <table:table-cell office:value-type="float" office:value="3573">
            <text:p>3573</text:p>
          </table:table-cell>
          <table:table-cell office:value-type="float" office:value="2500">
            <text:p>2500</text:p>
          </table:table-cell>
          <table:table-cell office:value-type="float" office:value="2388">
            <text:p>2388</text:p>
          </table:table-cell>
          <table:table-cell office:value-type="float" office:value="4159">
            <text:p>4159</text:p>
          </table:table-cell>
          <table:table-cell office:value-type="float" office:value="6612">
            <text:p>6612</text:p>
          </table:table-cell>
          <table:table-cell table:number-columns-repeated="992"/>
        </table:table-row>
        <table:table-row table:style-name="ro1">
          <table:table-cell office:value-type="string">
            <text:p>fpga13_10_sat.cnf</text:p>
          </table:table-cell>
          <table:table-cell office:value-type="string">
            <text:p>SAT</text:p>
          </table:table-cell>
          <table:table-cell office:value-type="float" office:value="0.02">
            <text:p>0.0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.00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7" office:value-type="float" office:value="278">
            <text:p>278</text:p>
          </table:table-cell>
          <table:table-cell table:style-name="ce31" office:value-type="float" office:value="877">
            <text:p>877</text:p>
          </table:table-cell>
          <table:table-cell table:style-name="ce31" office:value-type="float" office:value="477">
            <text:p>477</text:p>
          </table:table-cell>
          <table:table-cell table:style-name="ce31" office:value-type="float" office:value="396">
            <text:p>396</text:p>
          </table:table-cell>
          <table:table-cell table:style-name="ce33" office:value-type="float" office:value="591">
            <text:p>591</text:p>
          </table:table-cell>
          <table:table-cell table:formula="of:=[.AB19]" office:value-type="float" office:value="2223">
            <text:p>2223</text:p>
          </table:table-cell>
          <table:table-cell table:formula="of:=[.AC19]-[.U19]" office:value-type="float" office:value="7446">
            <text:p>7446</text:p>
          </table:table-cell>
          <table:table-cell table:formula="of:=[.AD19]-[.V19]" office:value-type="float" office:value="3289">
            <text:p>3289</text:p>
          </table:table-cell>
          <table:table-cell table:formula="of:=[.AE19]-[.W19]" office:value-type="float" office:value="3491">
            <text:p>3491</text:p>
          </table:table-cell>
          <table:table-cell table:formula="of:=[.AF19]" office:value-type="float" office:value="2822">
            <text:p>2822</text:p>
          </table:table-cell>
          <table:table-cell office:value-type="float" office:value="290">
            <text:p>290</text:p>
          </table:table-cell>
          <table:table-cell office:value-type="float" office:value="163">
            <text:p>163</text:p>
          </table:table-cell>
          <table:table-cell office:value-type="float" office:value="212">
            <text:p>212</text:p>
          </table:table-cell>
          <table:table-cell table:style-name="ce39" table:formula="of:=[.U19]/[.Q19]" office:value-type="percentage" office:value="0.0389470856835885">
            <text:p>3.89%</text:p>
          </table:table-cell>
          <table:table-cell table:style-name="ce41" table:formula="of:=[.V19]/[.R19]" office:value-type="percentage" office:value="0.0495591365156583">
            <text:p>4.96%</text:p>
          </table:table-cell>
          <table:table-cell table:style-name="ce43" table:formula="of:=[.W19]/[.S19]" office:value-type="percentage" office:value="0.0607275852191349">
            <text:p>6.07%</text:p>
          </table:table-cell>
          <table:table-cell/>
          <table:table-cell office:value-type="float" office:value="2223">
            <text:p>2223</text:p>
          </table:table-cell>
          <table:table-cell office:value-type="float" office:value="7736">
            <text:p>7736</text:p>
          </table:table-cell>
          <table:table-cell office:value-type="float" office:value="3452">
            <text:p>3452</text:p>
          </table:table-cell>
          <table:table-cell office:value-type="float" office:value="3703">
            <text:p>3703</text:p>
          </table:table-cell>
          <table:table-cell office:value-type="float" office:value="2822">
            <text:p>2822</text:p>
          </table:table-cell>
          <table:table-cell table:number-columns-repeated="992"/>
        </table:table-row>
        <table:table-row table:style-name="ro1">
          <table:table-cell office:value-type="string">
            <text:p>fpga13_12_sat.cnf</text:p>
          </table:table-cell>
          <table:table-cell office:value-type="string">
            <text:p>SAT</text:p>
          </table:table-cell>
          <table:table-cell office:value-type="float" office:value="0.03">
            <text:p>0.0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.00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7" office:value-type="float" office:value="316">
            <text:p>316</text:p>
          </table:table-cell>
          <table:table-cell table:style-name="ce31" office:value-type="float" office:value="310">
            <text:p>310</text:p>
          </table:table-cell>
          <table:table-cell table:style-name="ce31" office:value-type="float" office:value="334">
            <text:p>334</text:p>
          </table:table-cell>
          <table:table-cell table:style-name="ce31" office:value-type="float" office:value="365">
            <text:p>365</text:p>
          </table:table-cell>
          <table:table-cell table:style-name="ce33" office:value-type="float" office:value="1112">
            <text:p>1112</text:p>
          </table:table-cell>
          <table:table-cell table:formula="of:=[.AB20]" office:value-type="float" office:value="2840">
            <text:p>2840</text:p>
          </table:table-cell>
          <table:table-cell table:formula="of:=[.AC20]-[.U20]" office:value-type="float" office:value="2529">
            <text:p>2529</text:p>
          </table:table-cell>
          <table:table-cell table:formula="of:=[.AD20]-[.V20]" office:value-type="float" office:value="2726">
            <text:p>2726</text:p>
          </table:table-cell>
          <table:table-cell table:formula="of:=[.AE20]-[.W20]" office:value-type="float" office:value="3808">
            <text:p>3808</text:p>
          </table:table-cell>
          <table:table-cell table:formula="of:=[.AF20]" office:value-type="float" office:value="5243">
            <text:p>5243</text:p>
          </table:table-cell>
          <table:table-cell office:value-type="float" office:value="81">
            <text:p>81</text:p>
          </table:table-cell>
          <table:table-cell office:value-type="float" office:value="68">
            <text:p>68</text:p>
          </table:table-cell>
          <table:table-cell office:value-type="float" office:value="231">
            <text:p>231</text:p>
          </table:table-cell>
          <table:table-cell table:style-name="ce39" table:formula="of:=[.U20]/[.Q20]" office:value-type="percentage" office:value="0.0320284697508897">
            <text:p>3.20%</text:p>
          </table:table-cell>
          <table:table-cell table:style-name="ce41" table:formula="of:=[.V20]/[.R20]" office:value-type="percentage" office:value="0.02494497432135">
            <text:p>2.49%</text:p>
          </table:table-cell>
          <table:table-cell table:style-name="ce43" table:formula="of:=[.W20]/[.S20]" office:value-type="percentage" office:value="0.0606617647058824">
            <text:p>6.07%</text:p>
          </table:table-cell>
          <table:table-cell/>
          <table:table-cell office:value-type="float" office:value="2840">
            <text:p>2840</text:p>
          </table:table-cell>
          <table:table-cell office:value-type="float" office:value="2610">
            <text:p>2610</text:p>
          </table:table-cell>
          <table:table-cell office:value-type="float" office:value="2794">
            <text:p>2794</text:p>
          </table:table-cell>
          <table:table-cell office:value-type="float" office:value="4039">
            <text:p>4039</text:p>
          </table:table-cell>
          <table:table-cell office:value-type="float" office:value="5243">
            <text:p>5243</text:p>
          </table:table-cell>
          <table:table-cell table:number-columns-repeated="992"/>
        </table:table-row>
        <table:table-row table:style-name="ro1">
          <table:table-cell table:style-name="ce4" office:value-type="string">
            <text:p>fpga13_9_sat.cnf</text:p>
          </table:table-cell>
          <table:table-cell table:style-name="ce8" office:value-type="string">
            <text:p>SAT</text:p>
          </table:table-cell>
          <table:table-cell table:style-name="ce10" office:value-type="float" office:value="0.01">
            <text:p>0.01</text:p>
          </table:table-cell>
          <table:table-cell table:style-name="ce10" office:value-type="float" office:value="26">
            <text:p>26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.00</text:p>
          </table:table-cell>
          <table:table-cell table:number-columns-repeated="3" table:style-name="ce20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8" office:value-type="float" office:value="330">
            <text:p>330</text:p>
          </table:table-cell>
          <table:table-cell table:style-name="ce32" office:value-type="float" office:value="350">
            <text:p>350</text:p>
          </table:table-cell>
          <table:table-cell table:style-name="ce32" office:value-type="float" office:value="858">
            <text:p>858</text:p>
          </table:table-cell>
          <table:table-cell table:style-name="ce32" office:value-type="float" office:value="696">
            <text:p>696</text:p>
          </table:table-cell>
          <table:table-cell table:style-name="ce34" office:value-type="float" office:value="601">
            <text:p>601</text:p>
          </table:table-cell>
          <table:table-cell table:style-name="ce36" table:formula="of:=[.AB21]" office:value-type="float" office:value="2569">
            <text:p>2569</text:p>
          </table:table-cell>
          <table:table-cell table:style-name="ce37" table:formula="of:=[.AC21]-[.U21]" office:value-type="float" office:value="2205">
            <text:p>2205</text:p>
          </table:table-cell>
          <table:table-cell table:style-name="ce37" table:formula="of:=[.AD21]-[.V21]" office:value-type="float" office:value="7034">
            <text:p>7034</text:p>
          </table:table-cell>
          <table:table-cell table:style-name="ce37" table:formula="of:=[.AE21]-[.W21]" office:value-type="float" office:value="7345">
            <text:p>7345</text:p>
          </table:table-cell>
          <table:table-cell table:style-name="ce38" table:formula="of:=[.AF21]" office:value-type="float" office:value="6654">
            <text:p>6654</text:p>
          </table:table-cell>
          <table:table-cell table:style-name="ce36" office:value-type="float" office:value="90">
            <text:p>90</text:p>
          </table:table-cell>
          <table:table-cell table:style-name="ce37" office:value-type="float" office:value="167">
            <text:p>167</text:p>
          </table:table-cell>
          <table:table-cell table:style-name="ce38" office:value-type="float" office:value="360">
            <text:p>360</text:p>
          </table:table-cell>
          <table:table-cell table:style-name="ce40" table:formula="of:=[.U21]/[.Q21]" office:value-type="percentage" office:value="0.0408163265306122">
            <text:p>4.08%</text:p>
          </table:table-cell>
          <table:table-cell table:style-name="ce42" table:formula="of:=[.V21]/[.R21]" office:value-type="percentage" office:value="0.0237418254193915">
            <text:p>2.37%</text:p>
          </table:table-cell>
          <table:table-cell table:style-name="ce44" table:formula="of:=[.W21]/[.S21]" office:value-type="percentage" office:value="0.0490129339686862">
            <text:p>4.90%</text:p>
          </table:table-cell>
          <table:table-cell table:style-name="ce37"/>
          <table:table-cell table:style-name="ce37" office:value-type="float" office:value="2569">
            <text:p>2569</text:p>
          </table:table-cell>
          <table:table-cell table:style-name="ce37" office:value-type="float" office:value="2295">
            <text:p>2295</text:p>
          </table:table-cell>
          <table:table-cell table:style-name="ce37" office:value-type="float" office:value="7201">
            <text:p>7201</text:p>
          </table:table-cell>
          <table:table-cell table:style-name="ce37" office:value-type="float" office:value="7705">
            <text:p>7705</text:p>
          </table:table-cell>
          <table:table-cell table:style-name="ce37" office:value-type="float" office:value="6654">
            <text:p>6654</text:p>
          </table:table-cell>
          <table:table-cell table:style-name="ce37" table:number-columns-repeated="992"/>
        </table:table-row>
        <table:table-row table:style-name="ro1">
          <table:table-cell office:value-type="string">
            <text:p>battleship-05-08-unsat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4" office:value-type="float" office:value="0.01">
            <text:p>0.01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7" office:value-type="float" office:value="9281">
            <text:p>9281</text:p>
          </table:table-cell>
          <table:table-cell table:style-name="ce31" office:value-type="float" office:value="2384">
            <text:p>2384</text:p>
          </table:table-cell>
          <table:table-cell table:style-name="ce31" office:value-type="float" office:value="1406">
            <text:p>1406</text:p>
          </table:table-cell>
          <table:table-cell table:style-name="ce31" office:value-type="float" office:value="463">
            <text:p>463</text:p>
          </table:table-cell>
          <table:table-cell table:style-name="ce33" office:value-type="float" office:value="447">
            <text:p>447</text:p>
          </table:table-cell>
          <table:table-cell table:formula="of:=[.AB22]" office:value-type="float" office:value="93196">
            <text:p>93196</text:p>
          </table:table-cell>
          <table:table-cell table:formula="of:=[.AC22]-[.U22]" office:value-type="float" office:value="22286">
            <text:p>22286</text:p>
          </table:table-cell>
          <table:table-cell table:formula="of:=[.AD22]-[.V22]" office:value-type="float" office:value="13230">
            <text:p>13230</text:p>
          </table:table-cell>
          <table:table-cell table:formula="of:=[.AE22]-[.W22]" office:value-type="float" office:value="4332">
            <text:p>4332</text:p>
          </table:table-cell>
          <table:table-cell table:formula="of:=[.AF22]" office:value-type="float" office:value="5752">
            <text:p>5752</text:p>
          </table:table-cell>
          <table:table-cell office:value-type="float" office:value="388">
            <text:p>388</text:p>
          </table:table-cell>
          <table:table-cell office:value-type="float" office:value="251">
            <text:p>251</text:p>
          </table:table-cell>
          <table:table-cell office:value-type="float" office:value="92">
            <text:p>92</text:p>
          </table:table-cell>
          <table:table-cell table:style-name="ce39" table:formula="of:=[.U22]/[.Q22]" office:value-type="percentage" office:value="0.0174100332047025">
            <text:p>1.74%</text:p>
          </table:table-cell>
          <table:table-cell table:style-name="ce41" table:formula="of:=[.V22]/[.R22]" office:value-type="percentage" office:value="0.0189720332577475">
            <text:p>1.90%</text:p>
          </table:table-cell>
          <table:table-cell table:style-name="ce43" table:formula="of:=[.W22]/[.S22]" office:value-type="percentage" office:value="0.0212373037857802">
            <text:p>2.12%</text:p>
          </table:table-cell>
          <table:table-cell/>
          <table:table-cell table:style-name="ce47" office:value-type="float" office:value="93196">
            <text:p>93196</text:p>
          </table:table-cell>
          <table:table-cell office:value-type="float" office:value="22674">
            <text:p>22674</text:p>
          </table:table-cell>
          <table:table-cell office:value-type="float" office:value="13481">
            <text:p>13481</text:p>
          </table:table-cell>
          <table:table-cell office:value-type="float" office:value="4424">
            <text:p>4424</text:p>
          </table:table-cell>
          <table:table-cell office:value-type="float" office:value="5752">
            <text:p>5752</text:p>
          </table:table-cell>
          <table:table-cell table:number-columns-repeated="992"/>
        </table:table-row>
        <table:table-row table:style-name="ro1">
          <table:table-cell office:value-type="string">
            <text:p>battleship-06-09-unsat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14" office:value-type="float" office:value="0.13">
            <text:p>0.13</text:p>
          </table:table-cell>
          <table:table-cell table:style-name="ce19" office:value-type="float" office:value="0.03">
            <text:p>0.03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7" office:value-type="float" office:value="45893">
            <text:p>45893</text:p>
          </table:table-cell>
          <table:table-cell table:style-name="ce31" office:value-type="float" office:value="9919">
            <text:p>9919</text:p>
          </table:table-cell>
          <table:table-cell table:style-name="ce31" office:value-type="float" office:value="7947">
            <text:p>7947</text:p>
          </table:table-cell>
          <table:table-cell table:style-name="ce31" office:value-type="float" office:value="2358">
            <text:p>2358</text:p>
          </table:table-cell>
          <table:table-cell table:style-name="ce33" office:value-type="float" office:value="1105">
            <text:p>1105</text:p>
          </table:table-cell>
          <table:table-cell table:formula="of:=[.AB23]" office:value-type="float" office:value="524592">
            <text:p>524592</text:p>
          </table:table-cell>
          <table:table-cell table:formula="of:=[.AC23]-[.U23]" office:value-type="float" office:value="106585">
            <text:p>106585</text:p>
          </table:table-cell>
          <table:table-cell table:formula="of:=[.AD23]-[.V23]" office:value-type="float" office:value="85957">
            <text:p>85957</text:p>
          </table:table-cell>
          <table:table-cell table:formula="of:=[.AE23]-[.W23]" office:value-type="float" office:value="24425">
            <text:p>24425</text:p>
          </table:table-cell>
          <table:table-cell table:formula="of:=[.AF23]" office:value-type="float" office:value="15784">
            <text:p>15784</text:p>
          </table:table-cell>
          <table:table-cell office:value-type="float" office:value="1427">
            <text:p>1427</text:p>
          </table:table-cell>
          <table:table-cell office:value-type="float" office:value="858">
            <text:p>858</text:p>
          </table:table-cell>
          <table:table-cell office:value-type="float" office:value="399">
            <text:p>399</text:p>
          </table:table-cell>
          <table:table-cell table:style-name="ce39" table:formula="of:=[.U23]/[.Q23]" office:value-type="percentage" office:value="0.013388375474973">
            <text:p>1.34%</text:p>
          </table:table-cell>
          <table:table-cell table:style-name="ce41" table:formula="of:=[.V23]/[.R23]" office:value-type="percentage" office:value="0.0099817350535733">
            <text:p>1.00%</text:p>
          </table:table-cell>
          <table:table-cell table:style-name="ce43" table:formula="of:=[.W23]/[.S23]" office:value-type="percentage" office:value="0.0163357215967247">
            <text:p>1.63%</text:p>
          </table:table-cell>
          <table:table-cell/>
          <table:table-cell office:value-type="float" office:value="524592">
            <text:p>524592</text:p>
          </table:table-cell>
          <table:table-cell office:value-type="float" office:value="108012">
            <text:p>108012</text:p>
          </table:table-cell>
          <table:table-cell office:value-type="float" office:value="86815">
            <text:p>86815</text:p>
          </table:table-cell>
          <table:table-cell office:value-type="float" office:value="24824">
            <text:p>24824</text:p>
          </table:table-cell>
          <table:table-cell office:value-type="float" office:value="15784">
            <text:p>15784</text:p>
          </table:table-cell>
          <table:table-cell table:number-columns-repeated="992"/>
        </table:table-row>
        <table:table-row table:style-name="ro1">
          <table:table-cell office:value-type="string">
            <text:p>battleship-07-12-unsat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4" office:value-type="float" office:value="485.08">
            <text:p>485.08</text:p>
          </table:table-cell>
          <table:table-cell table:style-name="ce19" office:value-type="float" office:value="39.05">
            <text:p>39.05</text:p>
          </table:table-cell>
          <table:table-cell table:style-name="ce19" office:value-type="float" office:value="17.28">
            <text:p>17.28</text:p>
          </table:table-cell>
          <table:table-cell table:style-name="ce19" office:value-type="float" office:value="2.01">
            <text:p>2.01</text:p>
          </table:table-cell>
          <table:table-cell table:style-name="ce21" office:value-type="float" office:value="1.44">
            <text:p>1.44</text:p>
          </table:table-cell>
          <table:table-cell table:style-name="ce27" office:value-type="float" office:value="61922751">
            <text:p>61922751</text:p>
          </table:table-cell>
          <table:table-cell table:style-name="ce31" office:value-type="float" office:value="6055749">
            <text:p>6055749</text:p>
          </table:table-cell>
          <table:table-cell table:style-name="ce31" office:value-type="float" office:value="3040267">
            <text:p>3040267</text:p>
          </table:table-cell>
          <table:table-cell table:style-name="ce31" office:value-type="float" office:value="295311">
            <text:p>295311</text:p>
          </table:table-cell>
          <table:table-cell table:style-name="ce33" office:value-type="float" office:value="141734">
            <text:p>141734</text:p>
          </table:table-cell>
          <table:table-cell table:formula="of:=[.AB24]" office:value-type="float" office:value="694386783">
            <text:p>694386783</text:p>
          </table:table-cell>
          <table:table-cell table:formula="of:=[.AC24]-[.U24]" office:value-type="float" office:value="68281758">
            <text:p>68281758</text:p>
          </table:table-cell>
          <table:table-cell table:formula="of:=[.AD24]-[.V24]" office:value-type="float" office:value="31759850">
            <text:p>31759850</text:p>
          </table:table-cell>
          <table:table-cell table:formula="of:=[.AE24]-[.W24]" office:value-type="float" office:value="3105172">
            <text:p>3105172</text:p>
          </table:table-cell>
          <table:table-cell table:formula="of:=[.AF24]" office:value-type="float" office:value="3507254">
            <text:p>3507254</text:p>
          </table:table-cell>
          <table:table-cell office:value-type="float" office:value="1752230">
            <text:p>1752230</text:p>
          </table:table-cell>
          <table:table-cell office:value-type="float" office:value="432591">
            <text:p>432591</text:p>
          </table:table-cell>
          <table:table-cell office:value-type="float" office:value="46952">
            <text:p>46952</text:p>
          </table:table-cell>
          <table:table-cell table:style-name="ce39" table:formula="of:=[.U24]/[.Q24]" office:value-type="percentage" office:value="0.0256617587379634">
            <text:p>2.57%</text:p>
          </table:table-cell>
          <table:table-cell table:style-name="ce41" table:formula="of:=[.V24]/[.R24]" office:value-type="percentage" office:value="0.0136206877551374">
            <text:p>1.36%</text:p>
          </table:table-cell>
          <table:table-cell table:style-name="ce43" table:formula="of:=[.W24]/[.S24]" office:value-type="percentage" office:value="0.0151205794719262">
            <text:p>1.51%</text:p>
          </table:table-cell>
          <table:table-cell/>
          <table:table-cell office:value-type="float" office:value="694386783">
            <text:p>694386783</text:p>
          </table:table-cell>
          <table:table-cell office:value-type="float" office:value="70033988">
            <text:p>70033988</text:p>
          </table:table-cell>
          <table:table-cell office:value-type="float" office:value="32192441">
            <text:p>32192441</text:p>
          </table:table-cell>
          <table:table-cell office:value-type="float" office:value="3152124">
            <text:p>3152124</text:p>
          </table:table-cell>
          <table:table-cell office:value-type="float" office:value="3507254">
            <text:p>3507254</text:p>
          </table:table-cell>
          <table:table-cell table:number-columns-repeated="992"/>
        </table:table-row>
        <table:table-row table:style-name="ro1">
          <table:table-cell office:value-type="string">
            <text:p>battleship-10-10-unsat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4" office:value-type="float" office:value="1.55">
            <text:p>1.55</text:p>
          </table:table-cell>
          <table:table-cell table:style-name="ce19" office:value-type="float" office:value="2.18">
            <text:p>2.18</text:p>
          </table:table-cell>
          <table:table-cell table:style-name="ce19" office:value-type="float" office:value="1.13">
            <text:p>1.13</text:p>
          </table:table-cell>
          <table:table-cell table:style-name="ce19" office:value-type="float" office:value="0.17">
            <text:p>0.17</text:p>
          </table:table-cell>
          <table:table-cell table:style-name="ce21" office:value-type="float" office:value="0.03">
            <text:p>0.03</text:p>
          </table:table-cell>
          <table:table-cell table:style-name="ce27" office:value-type="float" office:value="199396">
            <text:p>199396</text:p>
          </table:table-cell>
          <table:table-cell table:style-name="ce31" office:value-type="float" office:value="204969">
            <text:p>204969</text:p>
          </table:table-cell>
          <table:table-cell table:style-name="ce31" office:value-type="float" office:value="107931">
            <text:p>107931</text:p>
          </table:table-cell>
          <table:table-cell table:style-name="ce31" office:value-type="float" office:value="13673">
            <text:p>13673</text:p>
          </table:table-cell>
          <table:table-cell table:style-name="ce33" office:value-type="float" office:value="5017">
            <text:p>5017</text:p>
          </table:table-cell>
          <table:table-cell table:formula="of:=[.AB25]" office:value-type="float" office:value="3463569">
            <text:p>3463569</text:p>
          </table:table-cell>
          <table:table-cell table:formula="of:=[.AC25]-[.U25]" office:value-type="float" office:value="3558182">
            <text:p>3558182</text:p>
          </table:table-cell>
          <table:table-cell table:formula="of:=[.AD25]-[.V25]" office:value-type="float" office:value="1950482">
            <text:p>1950482</text:p>
          </table:table-cell>
          <table:table-cell table:formula="of:=[.AE25]-[.W25]" office:value-type="float" office:value="256967">
            <text:p>256967</text:p>
          </table:table-cell>
          <table:table-cell table:formula="of:=[.AF25]" office:value-type="float" office:value="115266">
            <text:p>115266</text:p>
          </table:table-cell>
          <table:table-cell office:value-type="float" office:value="168">
            <text:p>168</text:p>
          </table:table-cell>
          <table:table-cell office:value-type="float" office:value="84">
            <text:p>84</text:p>
          </table:table-cell>
          <table:table-cell office:value-type="float" office:value="245">
            <text:p>245</text:p>
          </table:table-cell>
          <table:table-cell table:style-name="ce39" table:formula="of:=[.U25]/[.Q25]" office:value-type="percentage" office:value="0.0000472151227789922">
            <text:p>0.00%</text:p>
          </table:table-cell>
          <table:table-cell table:style-name="ce41" table:formula="of:=[.V25]/[.R25]" office:value-type="percentage" office:value="0.0000430662779764181">
            <text:p>0.00%</text:p>
          </table:table-cell>
          <table:table-cell table:style-name="ce43" table:formula="of:=[.W25]/[.S25]" office:value-type="percentage" office:value="0.000953429817836532">
            <text:p>0.10%</text:p>
          </table:table-cell>
          <table:table-cell/>
          <table:table-cell office:value-type="float" office:value="3463569">
            <text:p>3463569</text:p>
          </table:table-cell>
          <table:table-cell office:value-type="float" office:value="3558350">
            <text:p>3558350</text:p>
          </table:table-cell>
          <table:table-cell office:value-type="float" office:value="1950566">
            <text:p>1950566</text:p>
          </table:table-cell>
          <table:table-cell office:value-type="float" office:value="257212">
            <text:p>257212</text:p>
          </table:table-cell>
          <table:table-cell office:value-type="float" office:value="115266">
            <text:p>115266</text:p>
          </table:table-cell>
          <table:table-cell table:number-columns-repeated="992"/>
        </table:table-row>
        <table:table-row table:style-name="ro1">
          <table:table-cell office:value-type="string">
            <text:p>battleship-12-12-unsat.cnf</text:p>
          </table:table-cell>
          <table:table-cell office:value-type="string">
            <text:p>UNSAT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4" office:value-type="float" office:value="402.26">
            <text:p>402.26</text:p>
          </table:table-cell>
          <table:table-cell table:style-name="ce19" office:value-type="float" office:value="117.01">
            <text:p>117.01</text:p>
          </table:table-cell>
          <table:table-cell table:style-name="ce19" office:value-type="float" office:value="45.6">
            <text:p>45.60</text:p>
          </table:table-cell>
          <table:table-cell table:style-name="ce19" office:value-type="float" office:value="0.7">
            <text:p>0.70</text:p>
          </table:table-cell>
          <table:table-cell table:style-name="ce21" office:value-type="float" office:value="1.33">
            <text:p>1.33</text:p>
          </table:table-cell>
          <table:table-cell table:style-name="ce27" office:value-type="float" office:value="29000352">
            <text:p>29000352</text:p>
          </table:table-cell>
          <table:table-cell table:style-name="ce31" office:value-type="float" office:value="6678652">
            <text:p>6678652</text:p>
          </table:table-cell>
          <table:table-cell table:style-name="ce31" office:value-type="float" office:value="2828621">
            <text:p>2828621</text:p>
          </table:table-cell>
          <table:table-cell table:style-name="ce31" office:value-type="float" office:value="45112">
            <text:p>45112</text:p>
          </table:table-cell>
          <table:table-cell table:style-name="ce33" office:value-type="float" office:value="119304">
            <text:p>119304</text:p>
          </table:table-cell>
          <table:table-cell table:formula="of:=[.AB26]" office:value-type="float" office:value="560429557">
            <text:p>560429557</text:p>
          </table:table-cell>
          <table:table-cell table:formula="of:=[.AC26]-[.U26]" office:value-type="float" office:value="128740998">
            <text:p>128740998</text:p>
          </table:table-cell>
          <table:table-cell table:formula="of:=[.AD26]-[.V26]" office:value-type="float" office:value="55264185">
            <text:p>55264185</text:p>
          </table:table-cell>
          <table:table-cell table:formula="of:=[.AE26]-[.W26]" office:value-type="float" office:value="898707">
            <text:p>898707</text:p>
          </table:table-cell>
          <table:table-cell table:formula="of:=[.AF26]" office:value-type="float" office:value="4549889">
            <text:p>4549889</text:p>
          </table:table-cell>
          <table:table-cell office:value-type="float" office:value="180905">
            <text:p>180905</text:p>
          </table:table-cell>
          <table:table-cell office:value-type="float" office:value="47061">
            <text:p>47061</text:p>
          </table:table-cell>
          <table:table-cell office:value-type="float" office:value="2427">
            <text:p>2427</text:p>
          </table:table-cell>
          <table:table-cell table:style-name="ce39" table:formula="of:=[.U26]/[.Q26]" office:value-type="percentage" office:value="0.00140518562703701">
            <text:p>0.14%</text:p>
          </table:table-cell>
          <table:table-cell table:style-name="ce41" table:formula="of:=[.V26]/[.R26]" office:value-type="percentage" office:value="0.000851564173071583">
            <text:p>0.09%</text:p>
          </table:table-cell>
          <table:table-cell table:style-name="ce43" table:formula="of:=[.W26]/[.S26]" office:value-type="percentage" office:value="0.00270054645173566">
            <text:p>0.27%</text:p>
          </table:table-cell>
          <table:table-cell/>
          <table:table-cell office:value-type="float" office:value="560429557">
            <text:p>560429557</text:p>
          </table:table-cell>
          <table:table-cell office:value-type="float" office:value="128921903">
            <text:p>128921903</text:p>
          </table:table-cell>
          <table:table-cell office:value-type="float" office:value="55311246">
            <text:p>55311246</text:p>
          </table:table-cell>
          <table:table-cell office:value-type="float" office:value="901134">
            <text:p>901134</text:p>
          </table:table-cell>
          <table:table-cell office:value-type="float" office:value="4549889">
            <text:p>4549889</text:p>
          </table:table-cell>
          <table:table-cell table:number-columns-repeated="992"/>
        </table:table-row>
        <table:table-row table:style-name="ro1">
          <table:table-cell office:value-type="string">
            <text:p>battleship-14-14-unsat.cnf</text:p>
          </table:table-cell>
          <table:table-cell office:value-type="string">
            <text:p>UNSAT</text:p>
          </table:table-cell>
          <table:table-cell office:value-type="float" office:value="0.54">
            <text:p>0.5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4" office:value-type="float" office:value="5084.36">
            <text:p>5084.36</text:p>
          </table:table-cell>
          <table:table-cell table:style-name="ce19" office:value-type="float" office:value="5084.44">
            <text:p>5084.44</text:p>
          </table:table-cell>
          <table:table-cell table:style-name="ce19" office:value-type="float" office:value="5084.33">
            <text:p>5084.33</text:p>
          </table:table-cell>
          <table:table-cell table:style-name="ce19" office:value-type="float" office:value="1371.62">
            <text:p>1371.62</text:p>
          </table:table-cell>
          <table:table-cell table:style-name="ce23" office:value-type="float" office:value="736.05">
            <text:p>736.05</text:p>
          </table:table-cell>
          <table:table-cell table:style-name="ce27" office:value-type="float" office:value="254795772">
            <text:p>254795772</text:p>
          </table:table-cell>
          <table:table-cell table:style-name="ce31" office:value-type="float" office:value="233755752">
            <text:p>233755752</text:p>
          </table:table-cell>
          <table:table-cell table:style-name="ce31" office:value-type="float" office:value="234274107">
            <text:p>234274107</text:p>
          </table:table-cell>
          <table:table-cell table:style-name="ce31" office:value-type="float" office:value="61447105">
            <text:p>61447105</text:p>
          </table:table-cell>
          <table:table-cell table:style-name="ce33" office:value-type="float" office:value="18278571">
            <text:p>18278571</text:p>
          </table:table-cell>
          <table:table-cell table:formula="of:=[.AB27]" office:value-type="float" office:value="6110885837">
            <text:p>6110885837</text:p>
          </table:table-cell>
          <table:table-cell table:formula="of:=[.AC27]-[.U27]" office:value-type="float" office:value="5601700715">
            <text:p>5601700715</text:p>
          </table:table-cell>
          <table:table-cell table:formula="of:=[.AD27]-[.V27]" office:value-type="float" office:value="5635591918">
            <text:p>5635591918</text:p>
          </table:table-cell>
          <table:table-cell table:formula="of:=[.AE27]-[.W27]" office:value-type="float" office:value="1491640260">
            <text:p>1491640260</text:p>
          </table:table-cell>
          <table:table-cell table:formula="of:=[.AF27]" office:value-type="float" office:value="855847664">
            <text:p>855847664</text:p>
          </table:table-cell>
          <table:table-cell office:value-type="float" office:value="226">
            <text:p>226</text:p>
          </table:table-cell>
          <table:table-cell office:value-type="float" office:value="213">
            <text:p>213</text:p>
          </table:table-cell>
          <table:table-cell office:value-type="float" office:value="43271">
            <text:p>43271</text:p>
          </table:table-cell>
          <table:table-cell table:style-name="ce39" table:formula="of:=[.U27]/[.Q27]" office:value-type="percentage" office:value="0.0000000403448901500265">
            <text:p>0.00%</text:p>
          </table:table-cell>
          <table:table-cell table:style-name="ce41" table:formula="of:=[.V27]/[.R27]" office:value-type="percentage" office:value="0.0000000377954974560314">
            <text:p>0.00%</text:p>
          </table:table-cell>
          <table:table-cell table:style-name="ce43" table:formula="of:=[.W27]/[.S27]" office:value-type="percentage" office:value="0.0000290090051605338">
            <text:p>0.00%</text:p>
          </table:table-cell>
          <table:table-cell/>
          <table:table-cell office:value-type="float" office:value="6110885837">
            <text:p>6110885837</text:p>
          </table:table-cell>
          <table:table-cell office:value-type="float" office:value="5601700941">
            <text:p>5601700941</text:p>
          </table:table-cell>
          <table:table-cell office:value-type="float" office:value="5635592131">
            <text:p>5635592131</text:p>
          </table:table-cell>
          <table:table-cell office:value-type="float" office:value="1491683531">
            <text:p>1491683531</text:p>
          </table:table-cell>
          <table:table-cell office:value-type="float" office:value="855847664">
            <text:p>855847664</text:p>
          </table:table-cell>
          <table:table-cell table:number-columns-repeated="992"/>
        </table:table-row>
        <table:table-row table:style-name="ro1">
          <table:table-cell office:value-type="string">
            <text:p>battleship-15-15-unsat.cnf</text:p>
          </table:table-cell>
          <table:table-cell office:value-type="string">
            <text:p>UNSAT</text:p>
          </table:table-cell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4" office:value-type="float" office:value="5084.38">
            <text:p>5084.38</text:p>
          </table:table-cell>
          <table:table-cell table:style-name="ce19" office:value-type="float" office:value="5083.47">
            <text:p>5083.47</text:p>
          </table:table-cell>
          <table:table-cell table:style-name="ce19" office:value-type="float" office:value="5084.34">
            <text:p>5084.34</text:p>
          </table:table-cell>
          <table:table-cell table:style-name="ce19" office:value-type="float" office:value="148.86">
            <text:p>148.86</text:p>
          </table:table-cell>
          <table:table-cell table:style-name="ce21" office:value-type="float" office:value="5084.22">
            <text:p>5084.22</text:p>
          </table:table-cell>
          <table:table-cell table:style-name="ce27" office:value-type="float" office:value="236196858">
            <text:p>236196858</text:p>
          </table:table-cell>
          <table:table-cell table:style-name="ce31" office:value-type="float" office:value="211497090">
            <text:p>211497090</text:p>
          </table:table-cell>
          <table:table-cell table:style-name="ce31" office:value-type="float" office:value="214317899">
            <text:p>214317899</text:p>
          </table:table-cell>
          <table:table-cell table:style-name="ce31" office:value-type="float" office:value="7252565">
            <text:p>7252565</text:p>
          </table:table-cell>
          <table:table-cell table:style-name="ce33" office:value-type="float" office:value="99302232">
            <text:p>99302232</text:p>
          </table:table-cell>
          <table:table-cell table:formula="of:=[.AB28]" office:value-type="float" office:value="5374221314">
            <text:p>5374221314</text:p>
          </table:table-cell>
          <table:table-cell table:formula="of:=[.AC28]-[.U28]" office:value-type="float" office:value="4748141863">
            <text:p>4748141863</text:p>
          </table:table-cell>
          <table:table-cell table:formula="of:=[.AD28]-[.V28]" office:value-type="float" office:value="4828624137">
            <text:p>4828624137</text:p>
          </table:table-cell>
          <table:table-cell table:formula="of:=[.AE28]-[.W28]" office:value-type="float" office:value="155832209">
            <text:p>155832209</text:p>
          </table:table-cell>
          <table:table-cell table:formula="of:=[.AF28]" office:value-type="float" office:value="5608586973">
            <text:p>5608586973</text:p>
          </table:table-cell>
          <table:table-cell office:value-type="float" office:value="1873">
            <text:p>1873</text:p>
          </table:table-cell>
          <table:table-cell office:value-type="float" office:value="351">
            <text:p>351</text:p>
          </table:table-cell>
          <table:table-cell office:value-type="float" office:value="19620">
            <text:p>19620</text:p>
          </table:table-cell>
          <table:table-cell table:style-name="ce39" table:formula="of:=[.U28]/[.Q28]" office:value-type="percentage" office:value="0.000000394470100945255">
            <text:p>0.00%</text:p>
          </table:table-cell>
          <table:table-cell table:style-name="ce41" table:formula="of:=[.V28]/[.R28]" office:value-type="percentage" office:value="0.0000000726915141956099">
            <text:p>0.00%</text:p>
          </table:table-cell>
          <table:table-cell table:style-name="ce43" table:formula="of:=[.W28]/[.S28]" office:value-type="percentage" office:value="0.000125904651714204">
            <text:p>0.01%</text:p>
          </table:table-cell>
          <table:table-cell/>
          <table:table-cell office:value-type="float" office:value="5374221314">
            <text:p>5374221314</text:p>
          </table:table-cell>
          <table:table-cell office:value-type="float" office:value="4748143736">
            <text:p>4748143736</text:p>
          </table:table-cell>
          <table:table-cell office:value-type="float" office:value="4828624488">
            <text:p>4828624488</text:p>
          </table:table-cell>
          <table:table-cell office:value-type="float" office:value="155851829">
            <text:p>155851829</text:p>
          </table:table-cell>
          <table:table-cell office:value-type="float" office:value="5608586973">
            <text:p>5608586973</text:p>
          </table:table-cell>
          <table:table-cell table:number-columns-repeated="992"/>
        </table:table-row>
        <table:table-row table:style-name="ro1">
          <table:table-cell table:style-name="ce4" office:value-type="string">
            <text:p>battleship-16-16-unsat.cnf</text:p>
          </table:table-cell>
          <table:table-cell table:style-name="ce8" office:value-type="string">
            <text:p>UNSAT</text:p>
          </table:table-cell>
          <table:table-cell table:style-name="ce10" office:value-type="float" office:value="1.63">
            <text:p>1.63</text:p>
          </table:table-cell>
          <table:table-cell table:style-name="ce10" office:value-type="float" office:value="17">
            <text:p>17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5084.38">
            <text:p>5084.38</text:p>
          </table:table-cell>
          <table:table-cell table:number-columns-repeated="2" table:style-name="ce20" office:value-type="float" office:value="5084.4">
            <text:p>5084.40</text:p>
          </table:table-cell>
          <table:table-cell table:style-name="ce20" office:value-type="float" office:value="31.26">
            <text:p>31.26</text:p>
          </table:table-cell>
          <table:table-cell table:style-name="ce22" office:value-type="float" office:value="5084.11">
            <text:p>5084.11</text:p>
          </table:table-cell>
          <table:table-cell table:style-name="ce28" office:value-type="float" office:value="235228324">
            <text:p>235228324</text:p>
          </table:table-cell>
          <table:table-cell table:style-name="ce32" office:value-type="float" office:value="211408455">
            <text:p>211408455</text:p>
          </table:table-cell>
          <table:table-cell table:style-name="ce32" office:value-type="float" office:value="211574545">
            <text:p>211574545</text:p>
          </table:table-cell>
          <table:table-cell table:style-name="ce32" office:value-type="float" office:value="1476236">
            <text:p>1476236</text:p>
          </table:table-cell>
          <table:table-cell table:style-name="ce34" office:value-type="float" office:value="98667758">
            <text:p>98667758</text:p>
          </table:table-cell>
          <table:table-cell table:style-name="ce36" table:formula="of:=[.AB29]" office:value-type="float" office:value="4752810480">
            <text:p>4752810480</text:p>
          </table:table-cell>
          <table:table-cell table:style-name="ce37" table:formula="of:=[.AC29]-[.U29]" office:value-type="float" office:value="4228866231">
            <text:p>4228866231</text:p>
          </table:table-cell>
          <table:table-cell table:style-name="ce37" table:formula="of:=[.AD29]-[.V29]" office:value-type="float" office:value="4268088023">
            <text:p>4268088023</text:p>
          </table:table-cell>
          <table:table-cell table:style-name="ce37" table:formula="of:=[.AE29]-[.W29]" office:value-type="float" office:value="27890830">
            <text:p>27890830</text:p>
          </table:table-cell>
          <table:table-cell table:style-name="ce38" table:formula="of:=[.AF29]" office:value-type="float" office:value="5444156621">
            <text:p>5444156621</text:p>
          </table:table-cell>
          <table:table-cell table:style-name="ce36" office:value-type="float" office:value="6295016">
            <text:p>6295016</text:p>
          </table:table-cell>
          <table:table-cell table:style-name="ce37" office:value-type="float" office:value="2019379">
            <text:p>2019379</text:p>
          </table:table-cell>
          <table:table-cell table:style-name="ce38" office:value-type="float" office:value="62635">
            <text:p>62635</text:p>
          </table:table-cell>
          <table:table-cell table:style-name="ce40" table:formula="of:=[.U29]/[.Q29]" office:value-type="percentage" office:value="0.00148858243702625">
            <text:p>0.15%</text:p>
          </table:table-cell>
          <table:table-cell table:style-name="ce42" table:formula="of:=[.V29]/[.R29]" office:value-type="percentage" office:value="0.000473134337698265">
            <text:p>0.05%</text:p>
          </table:table-cell>
          <table:table-cell table:style-name="ce44" table:formula="of:=[.W29]/[.S29]" office:value-type="percentage" office:value="0.00224572018831996">
            <text:p>0.22%</text:p>
          </table:table-cell>
          <table:table-cell table:style-name="ce37"/>
          <table:table-cell table:style-name="ce37" office:value-type="float" office:value="4752810480">
            <text:p>4752810480</text:p>
          </table:table-cell>
          <table:table-cell table:style-name="ce37" office:value-type="float" office:value="4235161247">
            <text:p>4235161247</text:p>
          </table:table-cell>
          <table:table-cell table:style-name="ce37" office:value-type="float" office:value="4270107402">
            <text:p>4270107402</text:p>
          </table:table-cell>
          <table:table-cell table:style-name="ce37" office:value-type="float" office:value="27953465">
            <text:p>27953465</text:p>
          </table:table-cell>
          <table:table-cell table:style-name="ce37" office:value-type="float" office:value="5444156621">
            <text:p>5444156621</text:p>
          </table:table-cell>
          <table:table-cell table:style-name="ce37" table:number-columns-repeated="992"/>
        </table:table-row>
        <table:table-row table:style-name="ro1">
          <table:table-cell office:value-type="string">
            <text:p>chnl10_11.cnf</text:p>
          </table:table-cell>
          <table:table-cell office:value-type="string">
            <text:p>UNSAT</text:p>
          </table:table-cell>
          <table:table-cell office:value-type="float" office:value="0.01">
            <text:p>0.0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style-name="ce14" office:value-type="float" office:value="167.23">
            <text:p>167.23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7" office:value-type="float" office:value="12437023">
            <text:p>12437023</text:p>
          </table:table-cell>
          <table:table-cell table:number-columns-repeated="3" table:style-name="ce31" office:value-type="float" office:value="46">
            <text:p>46</text:p>
          </table:table-cell>
          <table:table-cell table:style-name="ce33" office:value-type="float" office:value="1473">
            <text:p>1473</text:p>
          </table:table-cell>
          <table:table-cell table:formula="of:=[.AB30]" office:value-type="float" office:value="139066233">
            <text:p>139066233</text:p>
          </table:table-cell>
          <table:table-cell table:formula="of:=[.AC30]-[.U30]" office:value-type="float" office:value="186">
            <text:p>186</text:p>
          </table:table-cell>
          <table:table-cell table:formula="of:=[.AD30]-[.V30]" office:value-type="float" office:value="186">
            <text:p>186</text:p>
          </table:table-cell>
          <table:table-cell table:formula="of:=[.AE30]-[.W30]" office:value-type="float" office:value="186">
            <text:p>186</text:p>
          </table:table-cell>
          <table:table-cell table:formula="of:=[.AF30]" office:value-type="float" office:value="3620">
            <text:p>3620</text:p>
          </table:table-cell>
          <table:table-cell table:number-columns-repeated="3" office:value-type="float" office:value="53">
            <text:p>53</text:p>
          </table:table-cell>
          <table:table-cell table:style-name="ce39" table:formula="of:=[.U30]/[.Q30]" office:value-type="percentage" office:value="0.28494623655914">
            <text:p>28.49%</text:p>
          </table:table-cell>
          <table:table-cell table:style-name="ce41" table:formula="of:=[.V30]/[.R30]" office:value-type="percentage" office:value="0.28494623655914">
            <text:p>28.49%</text:p>
          </table:table-cell>
          <table:table-cell table:style-name="ce43" table:formula="of:=[.W30]/[.S30]" office:value-type="percentage" office:value="0.28494623655914">
            <text:p>28.49%</text:p>
          </table:table-cell>
          <table:table-cell/>
          <table:table-cell office:value-type="float" office:value="139066233">
            <text:p>139066233</text:p>
          </table:table-cell>
          <table:table-cell table:number-columns-repeated="3" office:value-type="float" office:value="239">
            <text:p>239</text:p>
          </table:table-cell>
          <table:table-cell office:value-type="float" office:value="3620">
            <text:p>3620</text:p>
          </table:table-cell>
          <table:table-cell table:number-columns-repeated="992"/>
        </table:table-row>
        <table:table-row table:style-name="ro1">
          <table:table-cell office:value-type="string">
            <text:p>chnl10_12.cnf</text:p>
          </table:table-cell>
          <table:table-cell office:value-type="string">
            <text:p>UNSAT</text:p>
          </table:table-cell>
          <table:table-cell office:value-type="float" office:value="0.03">
            <text:p>0.0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style-name="ce14" office:value-type="float" office:value="84.98">
            <text:p>84.98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7" office:value-type="float" office:value="6050506">
            <text:p>6050506</text:p>
          </table:table-cell>
          <table:table-cell table:number-columns-repeated="3" table:style-name="ce31" office:value-type="float" office:value="46">
            <text:p>46</text:p>
          </table:table-cell>
          <table:table-cell table:style-name="ce33" office:value-type="float" office:value="1682">
            <text:p>1682</text:p>
          </table:table-cell>
          <table:table-cell table:formula="of:=[.AB31]" office:value-type="float" office:value="75992394">
            <text:p>75992394</text:p>
          </table:table-cell>
          <table:table-cell table:formula="of:=[.AC31]-[.U31]" office:value-type="float" office:value="205">
            <text:p>205</text:p>
          </table:table-cell>
          <table:table-cell table:formula="of:=[.AD31]-[.V31]" office:value-type="float" office:value="205">
            <text:p>205</text:p>
          </table:table-cell>
          <table:table-cell table:formula="of:=[.AE31]-[.W31]" office:value-type="float" office:value="205">
            <text:p>205</text:p>
          </table:table-cell>
          <table:table-cell table:formula="of:=[.AF31]" office:value-type="float" office:value="3952">
            <text:p>3952</text:p>
          </table:table-cell>
          <table:table-cell table:number-columns-repeated="3" office:value-type="float" office:value="53">
            <text:p>53</text:p>
          </table:table-cell>
          <table:table-cell table:style-name="ce39" table:formula="of:=[.U31]/[.Q31]" office:value-type="percentage" office:value="0.258536585365854">
            <text:p>25.85%</text:p>
          </table:table-cell>
          <table:table-cell table:style-name="ce41" table:formula="of:=[.V31]/[.R31]" office:value-type="percentage" office:value="0.258536585365854">
            <text:p>25.85%</text:p>
          </table:table-cell>
          <table:table-cell table:style-name="ce43" table:formula="of:=[.W31]/[.S31]" office:value-type="percentage" office:value="0.258536585365854">
            <text:p>25.85%</text:p>
          </table:table-cell>
          <table:table-cell/>
          <table:table-cell office:value-type="float" office:value="75992394">
            <text:p>75992394</text:p>
          </table:table-cell>
          <table:table-cell table:number-columns-repeated="3" office:value-type="float" office:value="258">
            <text:p>258</text:p>
          </table:table-cell>
          <table:table-cell office:value-type="float" office:value="3952">
            <text:p>3952</text:p>
          </table:table-cell>
          <table:table-cell table:number-columns-repeated="992"/>
        </table:table-row>
        <table:table-row table:style-name="ro1">
          <table:table-cell office:value-type="string">
            <text:p>chnl10_13.cnf</text:p>
          </table:table-cell>
          <table:table-cell office:value-type="string">
            <text:p>UNSAT</text:p>
          </table:table-cell>
          <table:table-cell office:value-type="float" office:value="0.03">
            <text:p>0.0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style-name="ce14" office:value-type="float" office:value="94.77">
            <text:p>94.77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7" office:value-type="float" office:value="6006811">
            <text:p>6006811</text:p>
          </table:table-cell>
          <table:table-cell table:number-columns-repeated="3" table:style-name="ce31" office:value-type="float" office:value="46">
            <text:p>46</text:p>
          </table:table-cell>
          <table:table-cell table:style-name="ce33" office:value-type="float" office:value="1766">
            <text:p>1766</text:p>
          </table:table-cell>
          <table:table-cell table:formula="of:=[.AB32]" office:value-type="float" office:value="82625001">
            <text:p>82625001</text:p>
          </table:table-cell>
          <table:table-cell table:formula="of:=[.AC32]-[.U32]" office:value-type="float" office:value="224">
            <text:p>224</text:p>
          </table:table-cell>
          <table:table-cell table:formula="of:=[.AD32]-[.V32]" office:value-type="float" office:value="224">
            <text:p>224</text:p>
          </table:table-cell>
          <table:table-cell table:formula="of:=[.AE32]-[.W32]" office:value-type="float" office:value="224">
            <text:p>224</text:p>
          </table:table-cell>
          <table:table-cell table:formula="of:=[.AF32]" office:value-type="float" office:value="3998">
            <text:p>3998</text:p>
          </table:table-cell>
          <table:table-cell table:number-columns-repeated="3" office:value-type="float" office:value="53">
            <text:p>53</text:p>
          </table:table-cell>
          <table:table-cell table:style-name="ce39" table:formula="of:=[.U32]/[.Q32]" office:value-type="percentage" office:value="0.236607142857143">
            <text:p>23.66%</text:p>
          </table:table-cell>
          <table:table-cell table:style-name="ce41" table:formula="of:=[.V32]/[.R32]" office:value-type="percentage" office:value="0.236607142857143">
            <text:p>23.66%</text:p>
          </table:table-cell>
          <table:table-cell table:style-name="ce43" table:formula="of:=[.W32]/[.S32]" office:value-type="percentage" office:value="0.236607142857143">
            <text:p>23.66%</text:p>
          </table:table-cell>
          <table:table-cell/>
          <table:table-cell office:value-type="float" office:value="82625001">
            <text:p>82625001</text:p>
          </table:table-cell>
          <table:table-cell table:number-columns-repeated="3" office:value-type="float" office:value="277">
            <text:p>277</text:p>
          </table:table-cell>
          <table:table-cell office:value-type="float" office:value="3998">
            <text:p>3998</text:p>
          </table:table-cell>
          <table:table-cell table:number-columns-repeated="992"/>
        </table:table-row>
        <table:table-row table:style-name="ro1">
          <table:table-cell office:value-type="string">
            <text:p>chnl11_12.cnf</text:p>
          </table:table-cell>
          <table:table-cell office:value-type="string">
            <text:p>UNSAT</text:p>
          </table:table-cell>
          <table:table-cell office:value-type="float" office:value="0.03">
            <text:p>0.0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style-name="ce14" office:value-type="float" office:value="3353.05">
            <text:p>3353.05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7" office:value-type="float" office:value="127407652">
            <text:p>127407652</text:p>
          </table:table-cell>
          <table:table-cell table:number-columns-repeated="3" table:style-name="ce31" office:value-type="float" office:value="56">
            <text:p>56</text:p>
          </table:table-cell>
          <table:table-cell table:style-name="ce33" office:value-type="float" office:value="2017">
            <text:p>2017</text:p>
          </table:table-cell>
          <table:table-cell table:formula="of:=[.AB33]" office:value-type="float" office:value="1441292940">
            <text:p>1441292940</text:p>
          </table:table-cell>
          <table:table-cell table:formula="of:=[.AC33]-[.U33]" office:value-type="float" office:value="221">
            <text:p>221</text:p>
          </table:table-cell>
          <table:table-cell table:formula="of:=[.AD33]-[.V33]" office:value-type="float" office:value="221">
            <text:p>221</text:p>
          </table:table-cell>
          <table:table-cell table:formula="of:=[.AE33]-[.W33]" office:value-type="float" office:value="221">
            <text:p>221</text:p>
          </table:table-cell>
          <table:table-cell table:formula="of:=[.AF33]" office:value-type="float" office:value="7678">
            <text:p>7678</text:p>
          </table:table-cell>
          <table:table-cell table:number-columns-repeated="3" office:value-type="float" office:value="64">
            <text:p>64</text:p>
          </table:table-cell>
          <table:table-cell table:style-name="ce39" table:formula="of:=[.U33]/[.Q33]" office:value-type="percentage" office:value="0.289592760180995">
            <text:p>28.96%</text:p>
          </table:table-cell>
          <table:table-cell table:style-name="ce41" table:formula="of:=[.V33]/[.R33]" office:value-type="percentage" office:value="0.289592760180995">
            <text:p>28.96%</text:p>
          </table:table-cell>
          <table:table-cell table:style-name="ce43" table:formula="of:=[.W33]/[.S33]" office:value-type="percentage" office:value="0.289592760180995">
            <text:p>28.96%</text:p>
          </table:table-cell>
          <table:table-cell/>
          <table:table-cell office:value-type="float" office:value="1441292940">
            <text:p>1441292940</text:p>
          </table:table-cell>
          <table:table-cell table:number-columns-repeated="3" office:value-type="float" office:value="285">
            <text:p>285</text:p>
          </table:table-cell>
          <table:table-cell office:value-type="float" office:value="7678">
            <text:p>7678</text:p>
          </table:table-cell>
          <table:table-cell table:number-columns-repeated="992"/>
        </table:table-row>
        <table:table-row table:style-name="ro1">
          <table:table-cell office:value-type="string">
            <text:p>chnl11_13.cnf</text:p>
          </table:table-cell>
          <table:table-cell office:value-type="string">
            <text:p>UNSAT</text:p>
          </table:table-cell>
          <table:table-cell office:value-type="float" office:value="0.04">
            <text:p>0.0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style-name="ce14" office:value-type="float" office:value="3868.64">
            <text:p>3868.64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7" office:value-type="float" office:value="126818865">
            <text:p>126818865</text:p>
          </table:table-cell>
          <table:table-cell table:number-columns-repeated="3" table:style-name="ce31" office:value-type="float" office:value="56">
            <text:p>56</text:p>
          </table:table-cell>
          <table:table-cell table:style-name="ce33" office:value-type="float" office:value="2264">
            <text:p>2264</text:p>
          </table:table-cell>
          <table:table-cell table:formula="of:=[.AB34]" office:value-type="float" office:value="1578025794">
            <text:p>1578025794</text:p>
          </table:table-cell>
          <table:table-cell table:formula="of:=[.AC34]-[.U34]" office:value-type="float" office:value="242">
            <text:p>242</text:p>
          </table:table-cell>
          <table:table-cell table:formula="of:=[.AD34]-[.V34]" office:value-type="float" office:value="242">
            <text:p>242</text:p>
          </table:table-cell>
          <table:table-cell table:formula="of:=[.AE34]-[.W34]" office:value-type="float" office:value="242">
            <text:p>242</text:p>
          </table:table-cell>
          <table:table-cell table:formula="of:=[.AF34]" office:value-type="float" office:value="8206">
            <text:p>8206</text:p>
          </table:table-cell>
          <table:table-cell table:number-columns-repeated="3" office:value-type="float" office:value="64">
            <text:p>64</text:p>
          </table:table-cell>
          <table:table-cell table:style-name="ce39" table:formula="of:=[.U34]/[.Q34]" office:value-type="percentage" office:value="0.264462809917355">
            <text:p>26.45%</text:p>
          </table:table-cell>
          <table:table-cell table:style-name="ce41" table:formula="of:=[.V34]/[.R34]" office:value-type="percentage" office:value="0.264462809917355">
            <text:p>26.45%</text:p>
          </table:table-cell>
          <table:table-cell table:style-name="ce43" table:formula="of:=[.W34]/[.S34]" office:value-type="percentage" office:value="0.264462809917355">
            <text:p>26.45%</text:p>
          </table:table-cell>
          <table:table-cell/>
          <table:table-cell office:value-type="float" office:value="1578025794">
            <text:p>1578025794</text:p>
          </table:table-cell>
          <table:table-cell table:number-columns-repeated="3" office:value-type="float" office:value="306">
            <text:p>306</text:p>
          </table:table-cell>
          <table:table-cell office:value-type="float" office:value="8206">
            <text:p>8206</text:p>
          </table:table-cell>
          <table:table-cell table:number-columns-repeated="992"/>
        </table:table-row>
        <table:table-row table:style-name="ro1">
          <table:table-cell table:style-name="ce4" office:value-type="string">
            <text:p>chnl11_20.cnf</text:p>
          </table:table-cell>
          <table:table-cell table:style-name="ce8" office:value-type="string">
            <text:p>UNSAT</text:p>
          </table:table-cell>
          <table:table-cell table:style-name="ce10" office:value-type="float" office:value="0.13">
            <text:p>0.13</text:p>
          </table:table-cell>
          <table:table-cell table:style-name="ce10" office:value-type="float" office:value="59">
            <text:p>59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3405.1">
            <text:p>3405.10</text:p>
          </table:table-cell>
          <table:table-cell table:number-columns-repeated="3" table:style-name="ce20" office:value-type="float" office:value="0">
            <text:p>0.00</text:p>
          </table:table-cell>
          <table:table-cell table:style-name="ce22" office:value-type="float" office:value="0">
            <text:p>0.00</text:p>
          </table:table-cell>
          <table:table-cell table:style-name="ce28" office:value-type="float" office:value="58302347">
            <text:p>58302347</text:p>
          </table:table-cell>
          <table:table-cell table:number-columns-repeated="3" table:style-name="ce32" office:value-type="float" office:value="56">
            <text:p>56</text:p>
          </table:table-cell>
          <table:table-cell table:style-name="ce34" office:value-type="float" office:value="3954">
            <text:p>3954</text:p>
          </table:table-cell>
          <table:table-cell table:style-name="ce36" table:formula="of:=[.AB35]" office:value-type="float" office:value="1173568158">
            <text:p>1173568158</text:p>
          </table:table-cell>
          <table:table-cell table:style-name="ce37" table:formula="of:=[.AC35]-[.U35]" office:value-type="float" office:value="389">
            <text:p>389</text:p>
          </table:table-cell>
          <table:table-cell table:style-name="ce37" table:formula="of:=[.AD35]-[.V35]" office:value-type="float" office:value="389">
            <text:p>389</text:p>
          </table:table-cell>
          <table:table-cell table:style-name="ce37" table:formula="of:=[.AE35]-[.W35]" office:value-type="float" office:value="389">
            <text:p>389</text:p>
          </table:table-cell>
          <table:table-cell table:style-name="ce38" table:formula="of:=[.AF35]" office:value-type="float" office:value="8932">
            <text:p>8932</text:p>
          </table:table-cell>
          <table:table-cell table:style-name="ce36" office:value-type="float" office:value="64">
            <text:p>64</text:p>
          </table:table-cell>
          <table:table-cell table:style-name="ce37" office:value-type="float" office:value="64">
            <text:p>64</text:p>
          </table:table-cell>
          <table:table-cell table:style-name="ce38" office:value-type="float" office:value="64">
            <text:p>64</text:p>
          </table:table-cell>
          <table:table-cell table:style-name="ce40" table:formula="of:=[.U35]/[.Q35]" office:value-type="percentage" office:value="0.16452442159383">
            <text:p>16.45%</text:p>
          </table:table-cell>
          <table:table-cell table:style-name="ce42" table:formula="of:=[.V35]/[.R35]" office:value-type="percentage" office:value="0.16452442159383">
            <text:p>16.45%</text:p>
          </table:table-cell>
          <table:table-cell table:style-name="ce44" table:formula="of:=[.W35]/[.S35]" office:value-type="percentage" office:value="0.16452442159383">
            <text:p>16.45%</text:p>
          </table:table-cell>
          <table:table-cell table:style-name="ce37"/>
          <table:table-cell table:style-name="ce37" office:value-type="float" office:value="1173568158">
            <text:p>1173568158</text:p>
          </table:table-cell>
          <table:table-cell table:number-columns-repeated="3" table:style-name="ce37" office:value-type="float" office:value="453">
            <text:p>453</text:p>
          </table:table-cell>
          <table:table-cell table:style-name="ce37" office:value-type="float" office:value="8932">
            <text:p>8932</text:p>
          </table:table-cell>
          <table:table-cell table:style-name="ce37" table:number-columns-repeated="992"/>
        </table:table-row>
        <table:table-row table:style-name="ro1">
          <table:table-cell office:value-type="string">
            <text:p>fpga10_11_uns_rcr.cnf</text:p>
          </table:table-cell>
          <table:table-cell office:value-type="string">
            <text:p>UNSAT</text:p>
          </table:table-cell>
          <table:table-cell office:value-type="float" office:value="0.02">
            <text:p>0.0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style-name="ce14" office:value-type="float" office:value="71.49">
            <text:p>71.49</text:p>
          </table:table-cell>
          <table:table-cell table:style-name="ce19" office:value-type="float" office:value="0.96">
            <text:p>0.96</text:p>
          </table:table-cell>
          <table:table-cell table:style-name="ce19" office:value-type="float" office:value="0.09">
            <text:p>0.09</text:p>
          </table:table-cell>
          <table:table-cell table:style-name="ce19" office:value-type="float" office:value="0.06">
            <text:p>0.06</text:p>
          </table:table-cell>
          <table:table-cell table:style-name="ce21" office:value-type="float" office:value="0.14">
            <text:p>0.14</text:p>
          </table:table-cell>
          <table:table-cell table:style-name="ce27" office:value-type="float" office:value="5985130">
            <text:p>5985130</text:p>
          </table:table-cell>
          <table:table-cell table:style-name="ce31" office:value-type="float" office:value="130205">
            <text:p>130205</text:p>
          </table:table-cell>
          <table:table-cell table:style-name="ce31" office:value-type="float" office:value="17093">
            <text:p>17093</text:p>
          </table:table-cell>
          <table:table-cell table:style-name="ce31" office:value-type="float" office:value="6888">
            <text:p>6888</text:p>
          </table:table-cell>
          <table:table-cell table:style-name="ce33" office:value-type="float" office:value="15152">
            <text:p>15152</text:p>
          </table:table-cell>
          <table:table-cell table:formula="of:=[.AB36]" office:value-type="float" office:value="67227297">
            <text:p>67227297</text:p>
          </table:table-cell>
          <table:table-cell table:formula="of:=[.AC36]-[.U36]" office:value-type="float" office:value="1345760">
            <text:p>1345760</text:p>
          </table:table-cell>
          <table:table-cell table:formula="of:=[.AD36]-[.V36]" office:value-type="float" office:value="180413">
            <text:p>180413</text:p>
          </table:table-cell>
          <table:table-cell table:formula="of:=[.AE36]-[.W36]" office:value-type="float" office:value="80979">
            <text:p>80979</text:p>
          </table:table-cell>
          <table:table-cell table:formula="of:=[.AF36]" office:value-type="float" office:value="406313">
            <text:p>406313</text:p>
          </table:table-cell>
          <table:table-cell office:value-type="float" office:value="54908">
            <text:p>54908</text:p>
          </table:table-cell>
          <table:table-cell office:value-type="float" office:value="3786">
            <text:p>3786</text:p>
          </table:table-cell>
          <table:table-cell office:value-type="float" office:value="3488">
            <text:p>3488</text:p>
          </table:table-cell>
          <table:table-cell table:style-name="ce39" table:formula="of:=[.U36]/[.Q36]" office:value-type="percentage" office:value="0.0408007371299489">
            <text:p>4.08%</text:p>
          </table:table-cell>
          <table:table-cell table:style-name="ce41" table:formula="of:=[.V36]/[.R36]" office:value-type="percentage" office:value="0.0209851839945015">
            <text:p>2.10%</text:p>
          </table:table-cell>
          <table:table-cell table:style-name="ce43" table:formula="of:=[.W36]/[.S36]" office:value-type="percentage" office:value="0.0430728954420282">
            <text:p>4.31%</text:p>
          </table:table-cell>
          <table:table-cell/>
          <table:table-cell office:value-type="float" office:value="67227297">
            <text:p>67227297</text:p>
          </table:table-cell>
          <table:table-cell office:value-type="float" office:value="1400668">
            <text:p>1400668</text:p>
          </table:table-cell>
          <table:table-cell office:value-type="float" office:value="184199">
            <text:p>184199</text:p>
          </table:table-cell>
          <table:table-cell office:value-type="float" office:value="84467">
            <text:p>84467</text:p>
          </table:table-cell>
          <table:table-cell office:value-type="float" office:value="406313">
            <text:p>406313</text:p>
          </table:table-cell>
          <table:table-cell table:number-columns-repeated="992"/>
        </table:table-row>
        <table:table-row table:style-name="ro1">
          <table:table-cell office:value-type="string">
            <text:p>fpga10_12_uns_rcr.cnf</text:p>
          </table:table-cell>
          <table:table-cell office:value-type="string">
            <text:p>UNSAT</text:p>
          </table:table-cell>
          <table:table-cell office:value-type="float" office:value="0.04">
            <text:p>0.0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style-name="ce14" office:value-type="float" office:value="209.84">
            <text:p>209.84</text:p>
          </table:table-cell>
          <table:table-cell table:style-name="ce19" office:value-type="float" office:value="0.23">
            <text:p>0.23</text:p>
          </table:table-cell>
          <table:table-cell table:style-name="ce19" office:value-type="float" office:value="0.07">
            <text:p>0.07</text:p>
          </table:table-cell>
          <table:table-cell table:style-name="ce19" office:value-type="float" office:value="0.05">
            <text:p>0.05</text:p>
          </table:table-cell>
          <table:table-cell table:style-name="ce21" office:value-type="float" office:value="0.15">
            <text:p>0.15</text:p>
          </table:table-cell>
          <table:table-cell table:style-name="ce27" office:value-type="float" office:value="12881772">
            <text:p>12881772</text:p>
          </table:table-cell>
          <table:table-cell table:style-name="ce31" office:value-type="float" office:value="31108">
            <text:p>31108</text:p>
          </table:table-cell>
          <table:table-cell table:style-name="ce31" office:value-type="float" office:value="12154">
            <text:p>12154</text:p>
          </table:table-cell>
          <table:table-cell table:style-name="ce31" office:value-type="float" office:value="5530">
            <text:p>5530</text:p>
          </table:table-cell>
          <table:table-cell table:style-name="ce33" office:value-type="float" office:value="14446">
            <text:p>14446</text:p>
          </table:table-cell>
          <table:table-cell table:formula="of:=[.AB37]" office:value-type="float" office:value="150276769">
            <text:p>150276769</text:p>
          </table:table-cell>
          <table:table-cell table:formula="of:=[.AC37]-[.U37]" office:value-type="float" office:value="332703">
            <text:p>332703</text:p>
          </table:table-cell>
          <table:table-cell table:formula="of:=[.AD37]-[.V37]" office:value-type="float" office:value="137855">
            <text:p>137855</text:p>
          </table:table-cell>
          <table:table-cell table:formula="of:=[.AE37]-[.W37]" office:value-type="float" office:value="74570">
            <text:p>74570</text:p>
          </table:table-cell>
          <table:table-cell table:formula="of:=[.AF37]" office:value-type="float" office:value="478956">
            <text:p>478956</text:p>
          </table:table-cell>
          <table:table-cell office:value-type="float" office:value="14755">
            <text:p>14755</text:p>
          </table:table-cell>
          <table:table-cell office:value-type="float" office:value="3493">
            <text:p>3493</text:p>
          </table:table-cell>
          <table:table-cell office:value-type="float" office:value="2613">
            <text:p>2613</text:p>
          </table:table-cell>
          <table:table-cell table:style-name="ce39" table:formula="of:=[.U37]/[.Q37]" office:value-type="percentage" office:value="0.0443488637012591">
            <text:p>4.43%</text:p>
          </table:table-cell>
          <table:table-cell table:style-name="ce41" table:formula="of:=[.V37]/[.R37]" office:value-type="percentage" office:value="0.025338217692503">
            <text:p>2.53%</text:p>
          </table:table-cell>
          <table:table-cell table:style-name="ce43" table:formula="of:=[.W37]/[.S37]" office:value-type="percentage" office:value="0.035040901166689">
            <text:p>3.50%</text:p>
          </table:table-cell>
          <table:table-cell/>
          <table:table-cell office:value-type="float" office:value="150276769">
            <text:p>150276769</text:p>
          </table:table-cell>
          <table:table-cell office:value-type="float" office:value="347458">
            <text:p>347458</text:p>
          </table:table-cell>
          <table:table-cell office:value-type="float" office:value="141348">
            <text:p>141348</text:p>
          </table:table-cell>
          <table:table-cell office:value-type="float" office:value="77183">
            <text:p>77183</text:p>
          </table:table-cell>
          <table:table-cell office:value-type="float" office:value="478956">
            <text:p>478956</text:p>
          </table:table-cell>
          <table:table-cell table:number-columns-repeated="992"/>
        </table:table-row>
        <table:table-row table:style-name="ro1">
          <table:table-cell office:value-type="string">
            <text:p>fpga10_13_uns_rcr.cnf</text:p>
          </table:table-cell>
          <table:table-cell office:value-type="string">
            <text:p>UNSAT</text:p>
          </table:table-cell>
          <table:table-cell office:value-type="float" office:value="0.03">
            <text:p>0.03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style-name="ce14" office:value-type="float" office:value="955.19">
            <text:p>955.19</text:p>
          </table:table-cell>
          <table:table-cell table:style-name="ce19" office:value-type="float" office:value="0.52">
            <text:p>0.52</text:p>
          </table:table-cell>
          <table:table-cell table:style-name="ce19" office:value-type="float" office:value="0.19">
            <text:p>0.19</text:p>
          </table:table-cell>
          <table:table-cell table:style-name="ce19" office:value-type="float" office:value="0.04">
            <text:p>0.04</text:p>
          </table:table-cell>
          <table:table-cell table:style-name="ce21" office:value-type="float" office:value="0.19">
            <text:p>0.19</text:p>
          </table:table-cell>
          <table:table-cell table:style-name="ce27" office:value-type="float" office:value="42096627">
            <text:p>42096627</text:p>
          </table:table-cell>
          <table:table-cell table:style-name="ce31" office:value-type="float" office:value="63445">
            <text:p>63445</text:p>
          </table:table-cell>
          <table:table-cell table:style-name="ce31" office:value-type="float" office:value="25671">
            <text:p>25671</text:p>
          </table:table-cell>
          <table:table-cell table:style-name="ce31" office:value-type="float" office:value="4938">
            <text:p>4938</text:p>
          </table:table-cell>
          <table:table-cell table:style-name="ce33" office:value-type="float" office:value="16921">
            <text:p>16921</text:p>
          </table:table-cell>
          <table:table-cell table:formula="of:=[.AB38]" office:value-type="float" office:value="519910130">
            <text:p>519910130</text:p>
          </table:table-cell>
          <table:table-cell table:formula="of:=[.AC38]-[.U38]" office:value-type="float" office:value="744918">
            <text:p>744918</text:p>
          </table:table-cell>
          <table:table-cell table:formula="of:=[.AD38]-[.V38]" office:value-type="float" office:value="348452">
            <text:p>348452</text:p>
          </table:table-cell>
          <table:table-cell table:formula="of:=[.AE38]-[.W38]" office:value-type="float" office:value="69726">
            <text:p>69726</text:p>
          </table:table-cell>
          <table:table-cell table:formula="of:=[.AF38]" office:value-type="float" office:value="668044">
            <text:p>668044</text:p>
          </table:table-cell>
          <table:table-cell office:value-type="float" office:value="27945">
            <text:p>27945</text:p>
          </table:table-cell>
          <table:table-cell office:value-type="float" office:value="5444">
            <text:p>5444</text:p>
          </table:table-cell>
          <table:table-cell office:value-type="float" office:value="2520">
            <text:p>2520</text:p>
          </table:table-cell>
          <table:table-cell table:style-name="ce39" table:formula="of:=[.U38]/[.Q38]" office:value-type="percentage" office:value="0.0375141961934065">
            <text:p>3.75%</text:p>
          </table:table-cell>
          <table:table-cell table:style-name="ce41" table:formula="of:=[.V38]/[.R38]" office:value-type="percentage" office:value="0.0156233857174015">
            <text:p>1.56%</text:p>
          </table:table-cell>
          <table:table-cell table:style-name="ce43" table:formula="of:=[.W38]/[.S38]" office:value-type="percentage" office:value="0.036141468032011">
            <text:p>3.61%</text:p>
          </table:table-cell>
          <table:table-cell/>
          <table:table-cell office:value-type="float" office:value="519910130">
            <text:p>519910130</text:p>
          </table:table-cell>
          <table:table-cell office:value-type="float" office:value="772863">
            <text:p>772863</text:p>
          </table:table-cell>
          <table:table-cell office:value-type="float" office:value="353896">
            <text:p>353896</text:p>
          </table:table-cell>
          <table:table-cell office:value-type="float" office:value="72246">
            <text:p>72246</text:p>
          </table:table-cell>
          <table:table-cell office:value-type="float" office:value="668044">
            <text:p>668044</text:p>
          </table:table-cell>
          <table:table-cell table:number-columns-repeated="992"/>
        </table:table-row>
        <table:table-row table:style-name="ro1">
          <table:table-cell office:value-type="string">
            <text:p>fpga10_15_uns_rcr.cnf</text:p>
          </table:table-cell>
          <table:table-cell office:value-type="string">
            <text:p>UNSAT</text:p>
          </table:table-cell>
          <table:table-cell office:value-type="float" office:value="0.05">
            <text:p>0.05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style-name="ce14" office:value-type="float" office:value="1841">
            <text:p>1841.00</text:p>
          </table:table-cell>
          <table:table-cell table:style-name="ce19" office:value-type="float" office:value="0.56">
            <text:p>0.56</text:p>
          </table:table-cell>
          <table:table-cell table:style-name="ce19" office:value-type="float" office:value="0.18">
            <text:p>0.18</text:p>
          </table:table-cell>
          <table:table-cell table:style-name="ce19" office:value-type="float" office:value="0.11">
            <text:p>0.11</text:p>
          </table:table-cell>
          <table:table-cell table:style-name="ce21" office:value-type="float" office:value="0.16">
            <text:p>0.16</text:p>
          </table:table-cell>
          <table:table-cell table:style-name="ce27" office:value-type="float" office:value="60680481">
            <text:p>60680481</text:p>
          </table:table-cell>
          <table:table-cell table:style-name="ce31" office:value-type="float" office:value="57573">
            <text:p>57573</text:p>
          </table:table-cell>
          <table:table-cell table:style-name="ce31" office:value-type="float" office:value="19039">
            <text:p>19039</text:p>
          </table:table-cell>
          <table:table-cell table:style-name="ce31" office:value-type="float" office:value="9183">
            <text:p>9183</text:p>
          </table:table-cell>
          <table:table-cell table:style-name="ce33" office:value-type="float" office:value="13249">
            <text:p>13249</text:p>
          </table:table-cell>
          <table:table-cell table:formula="of:=[.AB39]" office:value-type="float" office:value="861526582">
            <text:p>861526582</text:p>
          </table:table-cell>
          <table:table-cell table:formula="of:=[.AC39]-[.U39]" office:value-type="float" office:value="771585">
            <text:p>771585</text:p>
          </table:table-cell>
          <table:table-cell table:formula="of:=[.AD39]-[.V39]" office:value-type="float" office:value="263744">
            <text:p>263744</text:p>
          </table:table-cell>
          <table:table-cell table:formula="of:=[.AE39]-[.W39]" office:value-type="float" office:value="135352">
            <text:p>135352</text:p>
          </table:table-cell>
          <table:table-cell table:formula="of:=[.AF39]" office:value-type="float" office:value="509944">
            <text:p>509944</text:p>
          </table:table-cell>
          <table:table-cell office:value-type="float" office:value="26455">
            <text:p>26455</text:p>
          </table:table-cell>
          <table:table-cell office:value-type="float" office:value="6023">
            <text:p>6023</text:p>
          </table:table-cell>
          <table:table-cell office:value-type="float" office:value="4292">
            <text:p>4292</text:p>
          </table:table-cell>
          <table:table-cell table:style-name="ce39" table:formula="of:=[.U39]/[.Q39]" office:value-type="percentage" office:value="0.0342865659648645">
            <text:p>3.43%</text:p>
          </table:table-cell>
          <table:table-cell table:style-name="ce41" table:formula="of:=[.V39]/[.R39]" office:value-type="percentage" office:value="0.0228365384615385">
            <text:p>2.28%</text:p>
          </table:table-cell>
          <table:table-cell table:style-name="ce43" table:formula="of:=[.W39]/[.S39]" office:value-type="percentage" office:value="0.0317099119333294">
            <text:p>3.17%</text:p>
          </table:table-cell>
          <table:table-cell/>
          <table:table-cell office:value-type="float" office:value="861526582">
            <text:p>861526582</text:p>
          </table:table-cell>
          <table:table-cell office:value-type="float" office:value="798040">
            <text:p>798040</text:p>
          </table:table-cell>
          <table:table-cell office:value-type="float" office:value="269767">
            <text:p>269767</text:p>
          </table:table-cell>
          <table:table-cell office:value-type="float" office:value="139644">
            <text:p>139644</text:p>
          </table:table-cell>
          <table:table-cell office:value-type="float" office:value="509944">
            <text:p>509944</text:p>
          </table:table-cell>
          <table:table-cell table:number-columns-repeated="992"/>
        </table:table-row>
        <table:table-row table:style-name="ro1">
          <table:table-cell office:value-type="string">
            <text:p>fpga10_20_uns_rcr.cnf</text:p>
          </table:table-cell>
          <table:table-cell office:value-type="string">
            <text:p>UNSAT</text:p>
          </table:table-cell>
          <table:table-cell office:value-type="float" office:value="0.12">
            <text:p>0.1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style-name="ce14" office:value-type="float" office:value="1271.76">
            <text:p>1271.76</text:p>
          </table:table-cell>
          <table:table-cell table:style-name="ce19" office:value-type="float" office:value="1">
            <text:p>1.00</text:p>
          </table:table-cell>
          <table:table-cell table:style-name="ce19" office:value-type="float" office:value="0.26">
            <text:p>0.26</text:p>
          </table:table-cell>
          <table:table-cell table:style-name="ce19" office:value-type="float" office:value="0.06">
            <text:p>0.06</text:p>
          </table:table-cell>
          <table:table-cell table:style-name="ce21" office:value-type="float" office:value="0.28">
            <text:p>0.28</text:p>
          </table:table-cell>
          <table:table-cell table:style-name="ce27" office:value-type="float" office:value="29871337">
            <text:p>29871337</text:p>
          </table:table-cell>
          <table:table-cell table:style-name="ce31" office:value-type="float" office:value="70974">
            <text:p>70974</text:p>
          </table:table-cell>
          <table:table-cell table:style-name="ce31" office:value-type="float" office:value="21404">
            <text:p>21404</text:p>
          </table:table-cell>
          <table:table-cell table:style-name="ce31" office:value-type="float" office:value="4498">
            <text:p>4498</text:p>
          </table:table-cell>
          <table:table-cell table:style-name="ce33" office:value-type="float" office:value="16306">
            <text:p>16306</text:p>
          </table:table-cell>
          <table:table-cell table:formula="of:=[.AB40]" office:value-type="float" office:value="578921696">
            <text:p>578921696</text:p>
          </table:table-cell>
          <table:table-cell table:formula="of:=[.AC40]-[.U40]" office:value-type="float" office:value="1223257">
            <text:p>1223257</text:p>
          </table:table-cell>
          <table:table-cell table:formula="of:=[.AD40]-[.V40]" office:value-type="float" office:value="431036">
            <text:p>431036</text:p>
          </table:table-cell>
          <table:table-cell table:formula="of:=[.AE40]-[.W40]" office:value-type="float" office:value="89954">
            <text:p>89954</text:p>
          </table:table-cell>
          <table:table-cell table:formula="of:=[.AF40]" office:value-type="float" office:value="842632">
            <text:p>842632</text:p>
          </table:table-cell>
          <table:table-cell office:value-type="float" office:value="41066">
            <text:p>41066</text:p>
          </table:table-cell>
          <table:table-cell office:value-type="float" office:value="7857">
            <text:p>7857</text:p>
          </table:table-cell>
          <table:table-cell office:value-type="float" office:value="4154">
            <text:p>4154</text:p>
          </table:table-cell>
          <table:table-cell table:style-name="ce39" table:formula="of:=[.U40]/[.Q40]" office:value-type="percentage" office:value="0.0335710320889233">
            <text:p>3.36%</text:p>
          </table:table-cell>
          <table:table-cell table:style-name="ce41" table:formula="of:=[.V40]/[.R40]" office:value-type="percentage" office:value="0.0182281758368211">
            <text:p>1.82%</text:p>
          </table:table-cell>
          <table:table-cell table:style-name="ce43" table:formula="of:=[.W40]/[.S40]" office:value-type="percentage" office:value="0.046179158236432">
            <text:p>4.62%</text:p>
          </table:table-cell>
          <table:table-cell/>
          <table:table-cell office:value-type="float" office:value="578921696">
            <text:p>578921696</text:p>
          </table:table-cell>
          <table:table-cell office:value-type="float" office:value="1264323">
            <text:p>1264323</text:p>
          </table:table-cell>
          <table:table-cell office:value-type="float" office:value="438893">
            <text:p>438893</text:p>
          </table:table-cell>
          <table:table-cell office:value-type="float" office:value="94108">
            <text:p>94108</text:p>
          </table:table-cell>
          <table:table-cell office:value-type="float" office:value="842632">
            <text:p>842632</text:p>
          </table:table-cell>
          <table:table-cell table:number-columns-repeated="992"/>
        </table:table-row>
        <table:table-row table:style-name="ro1">
          <table:table-cell office:value-type="string">
            <text:p>fpga11_13_uns_rcr.cnf</text:p>
          </table:table-cell>
          <table:table-cell office:value-type="string">
            <text:p>UNSAT</text:p>
          </table:table-cell>
          <table:table-cell office:value-type="float" office:value="0.05">
            <text:p>0.0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style-name="ce14" office:value-type="float" office:value="5084.18">
            <text:p>5084.18</text:p>
          </table:table-cell>
          <table:table-cell table:style-name="ce19" office:value-type="float" office:value="3.92">
            <text:p>3.92</text:p>
          </table:table-cell>
          <table:table-cell table:style-name="ce19" office:value-type="float" office:value="0.22">
            <text:p>0.22</text:p>
          </table:table-cell>
          <table:table-cell table:style-name="ce19" office:value-type="float" office:value="0.26">
            <text:p>0.26</text:p>
          </table:table-cell>
          <table:table-cell table:style-name="ce21" office:value-type="float" office:value="0.83">
            <text:p>0.83</text:p>
          </table:table-cell>
          <table:table-cell table:style-name="ce27" office:value-type="float" office:value="156763955">
            <text:p>156763955</text:p>
          </table:table-cell>
          <table:table-cell table:style-name="ce31" office:value-type="float" office:value="328285">
            <text:p>328285</text:p>
          </table:table-cell>
          <table:table-cell table:style-name="ce31" office:value-type="float" office:value="25790">
            <text:p>25790</text:p>
          </table:table-cell>
          <table:table-cell table:style-name="ce31" office:value-type="float" office:value="19236">
            <text:p>19236</text:p>
          </table:table-cell>
          <table:table-cell table:style-name="ce33" office:value-type="float" office:value="56623">
            <text:p>56623</text:p>
          </table:table-cell>
          <table:table-cell table:formula="of:=[.AB41]" office:value-type="float" office:value="1862835438">
            <text:p>1862835438</text:p>
          </table:table-cell>
          <table:table-cell table:formula="of:=[.AC41]-[.U41]" office:value-type="float" office:value="3744794">
            <text:p>3744794</text:p>
          </table:table-cell>
          <table:table-cell table:formula="of:=[.AD41]-[.V41]" office:value-type="float" office:value="287670">
            <text:p>287670</text:p>
          </table:table-cell>
          <table:table-cell table:formula="of:=[.AE41]-[.W41]" office:value-type="float" office:value="257637">
            <text:p>257637</text:p>
          </table:table-cell>
          <table:table-cell table:formula="of:=[.AF41]" office:value-type="float" office:value="2074116">
            <text:p>2074116</text:p>
          </table:table-cell>
          <table:table-cell office:value-type="float" office:value="138326">
            <text:p>138326</text:p>
          </table:table-cell>
          <table:table-cell office:value-type="float" office:value="8023">
            <text:p>8023</text:p>
          </table:table-cell>
          <table:table-cell office:value-type="float" office:value="10816">
            <text:p>10816</text:p>
          </table:table-cell>
          <table:table-cell table:style-name="ce39" table:formula="of:=[.U41]/[.Q41]" office:value-type="percentage" office:value="0.0369382134237557">
            <text:p>3.69%</text:p>
          </table:table-cell>
          <table:table-cell table:style-name="ce41" table:formula="of:=[.V41]/[.R41]" office:value-type="percentage" office:value="0.027889595717315">
            <text:p>2.79%</text:p>
          </table:table-cell>
          <table:table-cell table:style-name="ce43" table:formula="of:=[.W41]/[.S41]" office:value-type="percentage" office:value="0.0419815476814278">
            <text:p>4.20%</text:p>
          </table:table-cell>
          <table:table-cell/>
          <table:table-cell office:value-type="float" office:value="1862835438">
            <text:p>1862835438</text:p>
          </table:table-cell>
          <table:table-cell office:value-type="float" office:value="3883120">
            <text:p>3883120</text:p>
          </table:table-cell>
          <table:table-cell office:value-type="float" office:value="295693">
            <text:p>295693</text:p>
          </table:table-cell>
          <table:table-cell office:value-type="float" office:value="268453">
            <text:p>268453</text:p>
          </table:table-cell>
          <table:table-cell office:value-type="float" office:value="2074116">
            <text:p>2074116</text:p>
          </table:table-cell>
          <table:table-cell table:number-columns-repeated="992"/>
        </table:table-row>
        <table:table-row table:style-name="ro1">
          <table:table-cell office:value-type="string">
            <text:p>fpga11_14_uns_rcr.cnf</text:p>
          </table:table-cell>
          <table:table-cell office:value-type="string">
            <text:p>UNSAT</text:p>
          </table:table-cell>
          <table:table-cell office:value-type="float" office:value="0.06">
            <text:p>0.06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style-name="ce14" office:value-type="float" office:value="5084.25">
            <text:p>5084.25</text:p>
          </table:table-cell>
          <table:table-cell table:style-name="ce19" office:value-type="float" office:value="4.56">
            <text:p>4.56</text:p>
          </table:table-cell>
          <table:table-cell table:style-name="ce19" office:value-type="float" office:value="0.53">
            <text:p>0.53</text:p>
          </table:table-cell>
          <table:table-cell table:style-name="ce19" office:value-type="float" office:value="0.12">
            <text:p>0.12</text:p>
          </table:table-cell>
          <table:table-cell table:style-name="ce21" office:value-type="float" office:value="0.69">
            <text:p>0.69</text:p>
          </table:table-cell>
          <table:table-cell table:style-name="ce27" office:value-type="float" office:value="144366087">
            <text:p>144366087</text:p>
          </table:table-cell>
          <table:table-cell table:style-name="ce31" office:value-type="float" office:value="358962">
            <text:p>358962</text:p>
          </table:table-cell>
          <table:table-cell table:style-name="ce31" office:value-type="float" office:value="51389">
            <text:p>51389</text:p>
          </table:table-cell>
          <table:table-cell table:style-name="ce31" office:value-type="float" office:value="10843">
            <text:p>10843</text:p>
          </table:table-cell>
          <table:table-cell table:style-name="ce33" office:value-type="float" office:value="48327">
            <text:p>48327</text:p>
          </table:table-cell>
          <table:table-cell table:formula="of:=[.AB42]" office:value-type="float" office:value="1845034445">
            <text:p>1845034445</text:p>
          </table:table-cell>
          <table:table-cell table:formula="of:=[.AC42]-[.U42]" office:value-type="float" office:value="4396486">
            <text:p>4396486</text:p>
          </table:table-cell>
          <table:table-cell table:formula="of:=[.AD42]-[.V42]" office:value-type="float" office:value="653478">
            <text:p>653478</text:p>
          </table:table-cell>
          <table:table-cell table:formula="of:=[.AE42]-[.W42]" office:value-type="float" office:value="146966">
            <text:p>146966</text:p>
          </table:table-cell>
          <table:table-cell table:formula="of:=[.AF42]" office:value-type="float" office:value="1705635">
            <text:p>1705635</text:p>
          </table:table-cell>
          <table:table-cell office:value-type="float" office:value="124565">
            <text:p>124565</text:p>
          </table:table-cell>
          <table:table-cell office:value-type="float" office:value="11115">
            <text:p>11115</text:p>
          </table:table-cell>
          <table:table-cell office:value-type="float" office:value="4894">
            <text:p>4894</text:p>
          </table:table-cell>
          <table:table-cell table:style-name="ce39" table:formula="of:=[.U42]/[.Q42]" office:value-type="percentage" office:value="0.0283328549209528">
            <text:p>2.83%</text:p>
          </table:table-cell>
          <table:table-cell table:style-name="ce41" table:formula="of:=[.V42]/[.R42]" office:value-type="percentage" office:value="0.0170089888259436">
            <text:p>1.70%</text:p>
          </table:table-cell>
          <table:table-cell table:style-name="ce43" table:formula="of:=[.W42]/[.S42]" office:value-type="percentage" office:value="0.0333002190982948">
            <text:p>3.33%</text:p>
          </table:table-cell>
          <table:table-cell/>
          <table:table-cell office:value-type="float" office:value="1845034445">
            <text:p>1845034445</text:p>
          </table:table-cell>
          <table:table-cell office:value-type="float" office:value="4521051">
            <text:p>4521051</text:p>
          </table:table-cell>
          <table:table-cell office:value-type="float" office:value="664593">
            <text:p>664593</text:p>
          </table:table-cell>
          <table:table-cell office:value-type="float" office:value="151860">
            <text:p>151860</text:p>
          </table:table-cell>
          <table:table-cell office:value-type="float" office:value="1705635">
            <text:p>1705635</text:p>
          </table:table-cell>
          <table:table-cell table:number-columns-repeated="992"/>
        </table:table-row>
        <table:table-row table:style-name="ro1">
          <table:table-cell office:value-type="string">
            <text:p>fpga11_15_uns_rcr.cnf</text:p>
          </table:table-cell>
          <table:table-cell office:value-type="string">
            <text:p>UNSAT</text:p>
          </table:table-cell>
          <table:table-cell office:value-type="float" office:value="0.07">
            <text:p>0.0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style-name="ce14" office:value-type="float" office:value="5084.17">
            <text:p>5084.17</text:p>
          </table:table-cell>
          <table:table-cell table:style-name="ce19" office:value-type="float" office:value="5.84">
            <text:p>5.84</text:p>
          </table:table-cell>
          <table:table-cell table:style-name="ce19" office:value-type="float" office:value="0.26">
            <text:p>0.26</text:p>
          </table:table-cell>
          <table:table-cell table:style-name="ce19" office:value-type="float" office:value="0.12">
            <text:p>0.12</text:p>
          </table:table-cell>
          <table:table-cell table:style-name="ce21" office:value-type="float" office:value="0.52">
            <text:p>0.52</text:p>
          </table:table-cell>
          <table:table-cell table:style-name="ce27" office:value-type="float" office:value="128133647">
            <text:p>128133647</text:p>
          </table:table-cell>
          <table:table-cell table:style-name="ce31" office:value-type="float" office:value="449749">
            <text:p>449749</text:p>
          </table:table-cell>
          <table:table-cell table:style-name="ce31" office:value-type="float" office:value="29983">
            <text:p>29983</text:p>
          </table:table-cell>
          <table:table-cell table:style-name="ce31" office:value-type="float" office:value="9836">
            <text:p>9836</text:p>
          </table:table-cell>
          <table:table-cell table:style-name="ce33" office:value-type="float" office:value="32194">
            <text:p>32194</text:p>
          </table:table-cell>
          <table:table-cell table:formula="of:=[.AB43]" office:value-type="float" office:value="1751289839">
            <text:p>1751289839</text:p>
          </table:table-cell>
          <table:table-cell table:formula="of:=[.AC43]-[.U43]" office:value-type="float" office:value="6116614">
            <text:p>6116614</text:p>
          </table:table-cell>
          <table:table-cell table:formula="of:=[.AD43]-[.V43]" office:value-type="float" office:value="417012">
            <text:p>417012</text:p>
          </table:table-cell>
          <table:table-cell table:formula="of:=[.AE43]-[.W43]" office:value-type="float" office:value="146486">
            <text:p>146486</text:p>
          </table:table-cell>
          <table:table-cell table:formula="of:=[.AF43]" office:value-type="float" office:value="1364837">
            <text:p>1364837</text:p>
          </table:table-cell>
          <table:table-cell office:value-type="float" office:value="203743">
            <text:p>203743</text:p>
          </table:table-cell>
          <table:table-cell office:value-type="float" office:value="7986">
            <text:p>7986</text:p>
          </table:table-cell>
          <table:table-cell office:value-type="float" office:value="4955">
            <text:p>4955</text:p>
          </table:table-cell>
          <table:table-cell table:style-name="ce39" table:formula="of:=[.U43]/[.Q43]" office:value-type="percentage" office:value="0.0333097690977394">
            <text:p>3.33%</text:p>
          </table:table-cell>
          <table:table-cell table:style-name="ce41" table:formula="of:=[.V43]/[.R43]" office:value-type="percentage" office:value="0.0191505280423585">
            <text:p>1.92%</text:p>
          </table:table-cell>
          <table:table-cell table:style-name="ce43" table:formula="of:=[.W43]/[.S43]" office:value-type="percentage" office:value="0.0338257580929236">
            <text:p>3.38%</text:p>
          </table:table-cell>
          <table:table-cell/>
          <table:table-cell office:value-type="float" office:value="1751289839">
            <text:p>1751289839</text:p>
          </table:table-cell>
          <table:table-cell office:value-type="float" office:value="6320357">
            <text:p>6320357</text:p>
          </table:table-cell>
          <table:table-cell office:value-type="float" office:value="424998">
            <text:p>424998</text:p>
          </table:table-cell>
          <table:table-cell office:value-type="float" office:value="151441">
            <text:p>151441</text:p>
          </table:table-cell>
          <table:table-cell office:value-type="float" office:value="1364837">
            <text:p>1364837</text:p>
          </table:table-cell>
          <table:table-cell table:number-columns-repeated="992"/>
        </table:table-row>
        <table:table-row table:style-name="ro1">
          <table:table-cell table:style-name="ce4" office:value-type="string">
            <text:p>fpga11_20_uns_rcr.cnf</text:p>
          </table:table-cell>
          <table:table-cell table:style-name="ce8" office:value-type="string">
            <text:p>UNSAT</text:p>
          </table:table-cell>
          <table:table-cell table:style-name="ce10" office:value-type="float" office:value="0.15">
            <text:p>0.15</text:p>
          </table:table-cell>
          <table:table-cell table:style-name="ce10" office:value-type="float" office:value="59">
            <text:p>59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5083.85">
            <text:p>5083.85</text:p>
          </table:table-cell>
          <table:table-cell table:style-name="ce20" office:value-type="float" office:value="7.76">
            <text:p>7.76</text:p>
          </table:table-cell>
          <table:table-cell table:style-name="ce20" office:value-type="float" office:value="0.68">
            <text:p>0.68</text:p>
          </table:table-cell>
          <table:table-cell table:style-name="ce20" office:value-type="float" office:value="0.16">
            <text:p>0.16</text:p>
          </table:table-cell>
          <table:table-cell table:style-name="ce22" office:value-type="float" office:value="1.11">
            <text:p>1.11</text:p>
          </table:table-cell>
          <table:table-cell table:style-name="ce28" office:value-type="float" office:value="84414668">
            <text:p>84414668</text:p>
          </table:table-cell>
          <table:table-cell table:style-name="ce32" office:value-type="float" office:value="404998">
            <text:p>404998</text:p>
          </table:table-cell>
          <table:table-cell table:style-name="ce32" office:value-type="float" office:value="45832">
            <text:p>45832</text:p>
          </table:table-cell>
          <table:table-cell table:style-name="ce32" office:value-type="float" office:value="9746">
            <text:p>9746</text:p>
          </table:table-cell>
          <table:table-cell table:style-name="ce34" office:value-type="float" office:value="54054">
            <text:p>54054</text:p>
          </table:table-cell>
          <table:table-cell table:style-name="ce36" table:formula="of:=[.AB44]" office:value-type="float" office:value="1606609908">
            <text:p>1606609908</text:p>
          </table:table-cell>
          <table:table-cell table:style-name="ce37" table:formula="of:=[.AC44]-[.U44]" office:value-type="float" office:value="7226406">
            <text:p>7226406</text:p>
          </table:table-cell>
          <table:table-cell table:style-name="ce37" table:formula="of:=[.AD44]-[.V44]" office:value-type="float" office:value="838599">
            <text:p>838599</text:p>
          </table:table-cell>
          <table:table-cell table:style-name="ce37" table:formula="of:=[.AE44]-[.W44]" office:value-type="float" office:value="183647">
            <text:p>183647</text:p>
          </table:table-cell>
          <table:table-cell table:style-name="ce38" table:formula="of:=[.AF44]" office:value-type="float" office:value="2930058">
            <text:p>2930058</text:p>
          </table:table-cell>
          <table:table-cell table:style-name="ce36" office:value-type="float" office:value="302291">
            <text:p>302291</text:p>
          </table:table-cell>
          <table:table-cell table:style-name="ce37" office:value-type="float" office:value="14903">
            <text:p>14903</text:p>
          </table:table-cell>
          <table:table-cell table:style-name="ce38" office:value-type="float" office:value="7197">
            <text:p>7197</text:p>
          </table:table-cell>
          <table:table-cell table:style-name="ce40" table:formula="of:=[.U44]/[.Q44]" office:value-type="percentage" office:value="0.0418314442891805">
            <text:p>4.18%</text:p>
          </table:table-cell>
          <table:table-cell table:style-name="ce42" table:formula="of:=[.V44]/[.R44]" office:value-type="percentage" office:value="0.0177713066674298">
            <text:p>1.78%</text:p>
          </table:table-cell>
          <table:table-cell table:style-name="ce44" table:formula="of:=[.W44]/[.S44]" office:value-type="percentage" office:value="0.0391893142822916">
            <text:p>3.92%</text:p>
          </table:table-cell>
          <table:table-cell table:style-name="ce37"/>
          <table:table-cell table:style-name="ce37" office:value-type="float" office:value="1606609908">
            <text:p>1606609908</text:p>
          </table:table-cell>
          <table:table-cell table:style-name="ce37" office:value-type="float" office:value="7528697">
            <text:p>7528697</text:p>
          </table:table-cell>
          <table:table-cell table:style-name="ce37" office:value-type="float" office:value="853502">
            <text:p>853502</text:p>
          </table:table-cell>
          <table:table-cell table:style-name="ce37" office:value-type="float" office:value="190844">
            <text:p>190844</text:p>
          </table:table-cell>
          <table:table-cell table:style-name="ce37" office:value-type="float" office:value="2930058">
            <text:p>2930058</text:p>
          </table:table-cell>
          <table:table-cell table:style-name="ce37" table:number-columns-repeated="992"/>
        </table:table-row>
        <table:table-row table:style-name="ro1">
          <table:table-cell office:value-type="string">
            <text:p>hole006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.00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7" office:value-type="float" office:value="2357">
            <text:p>2357</text:p>
          </table:table-cell>
          <table:table-cell table:number-columns-repeated="3" table:style-name="ce31" office:value-type="float" office:value="16">
            <text:p>16</text:p>
          </table:table-cell>
          <table:table-cell table:style-name="ce33" office:value-type="float" office:value="48">
            <text:p>48</text:p>
          </table:table-cell>
          <table:table-cell table:formula="of:=[.AB45]" office:value-type="float" office:value="26559">
            <text:p>26559</text:p>
          </table:table-cell>
          <table:table-cell table:formula="of:=[.AC45]-[.U45]" office:value-type="float" office:value="75">
            <text:p>75</text:p>
          </table:table-cell>
          <table:table-cell table:formula="of:=[.AD45]-[.V45]" office:value-type="float" office:value="72">
            <text:p>72</text:p>
          </table:table-cell>
          <table:table-cell table:formula="of:=[.AE45]-[.W45]" office:value-type="float" office:value="72">
            <text:p>72</text:p>
          </table:table-cell>
          <table:table-cell table:formula="of:=[.AF45]" office:value-type="float" office:value="211">
            <text:p>211</text:p>
          </table:table-cell>
          <table:table-cell office:value-type="float" office:value="19">
            <text:p>19</text:p>
          </table:table-cell>
          <table:table-cell table:number-columns-repeated="2" office:value-type="float" office:value="15">
            <text:p>15</text:p>
          </table:table-cell>
          <table:table-cell table:style-name="ce39" table:formula="of:=[.U45]/[.Q45]" office:value-type="percentage" office:value="0.253333333333333">
            <text:p>25.33%</text:p>
          </table:table-cell>
          <table:table-cell table:style-name="ce41" table:formula="of:=[.V45]/[.R45]" office:value-type="percentage" office:value="0.208333333333333">
            <text:p>20.83%</text:p>
          </table:table-cell>
          <table:table-cell table:style-name="ce43" table:formula="of:=[.W45]/[.S45]" office:value-type="percentage" office:value="0.208333333333333">
            <text:p>20.83%</text:p>
          </table:table-cell>
          <table:table-cell/>
          <table:table-cell office:value-type="float" office:value="26559">
            <text:p>26559</text:p>
          </table:table-cell>
          <table:table-cell office:value-type="float" office:value="94">
            <text:p>94</text:p>
          </table:table-cell>
          <table:table-cell table:number-columns-repeated="2" office:value-type="float" office:value="87">
            <text:p>87</text:p>
          </table:table-cell>
          <table:table-cell office:value-type="float" office:value="211">
            <text:p>211</text:p>
          </table:table-cell>
          <table:table-cell table:number-columns-repeated="992"/>
        </table:table-row>
        <table:table-row table:style-name="ro1">
          <table:table-cell office:value-type="string">
            <text:p>hole007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14" office:value-type="float" office:value="0.01">
            <text:p>0.01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7" office:value-type="float" office:value="13097">
            <text:p>13097</text:p>
          </table:table-cell>
          <table:table-cell table:number-columns-repeated="3" table:style-name="ce31" office:value-type="float" office:value="22">
            <text:p>22</text:p>
          </table:table-cell>
          <table:table-cell table:style-name="ce33" office:value-type="float" office:value="96">
            <text:p>96</text:p>
          </table:table-cell>
          <table:table-cell table:formula="of:=[.AB46]" office:value-type="float" office:value="156631">
            <text:p>156631</text:p>
          </table:table-cell>
          <table:table-cell table:formula="of:=[.AC46]-[.U46]" office:value-type="float" office:value="98">
            <text:p>98</text:p>
          </table:table-cell>
          <table:table-cell table:formula="of:=[.AD46]-[.V46]" office:value-type="float" office:value="95">
            <text:p>95</text:p>
          </table:table-cell>
          <table:table-cell table:formula="of:=[.AE46]-[.W46]" office:value-type="float" office:value="95">
            <text:p>95</text:p>
          </table:table-cell>
          <table:table-cell table:formula="of:=[.AF46]" office:value-type="float" office:value="323">
            <text:p>323</text:p>
          </table:table-cell>
          <table:table-cell office:value-type="float" office:value="26">
            <text:p>26</text:p>
          </table:table-cell>
          <table:table-cell table:number-columns-repeated="2" office:value-type="float" office:value="21">
            <text:p>21</text:p>
          </table:table-cell>
          <table:table-cell table:style-name="ce39" table:formula="of:=[.U46]/[.Q46]" office:value-type="percentage" office:value="0.26530612244898">
            <text:p>26.53%</text:p>
          </table:table-cell>
          <table:table-cell table:style-name="ce41" table:formula="of:=[.V46]/[.R46]" office:value-type="percentage" office:value="0.221052631578947">
            <text:p>22.11%</text:p>
          </table:table-cell>
          <table:table-cell table:style-name="ce43" table:formula="of:=[.W46]/[.S46]" office:value-type="percentage" office:value="0.221052631578947">
            <text:p>22.11%</text:p>
          </table:table-cell>
          <table:table-cell/>
          <table:table-cell office:value-type="float" office:value="156631">
            <text:p>156631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16">
            <text:p>116</text:p>
          </table:table-cell>
          <table:table-cell office:value-type="float" office:value="323">
            <text:p>323</text:p>
          </table:table-cell>
          <table:table-cell table:number-columns-repeated="992"/>
        </table:table-row>
        <table:table-row table:style-name="ro1">
          <table:table-cell office:value-type="string">
            <text:p>hole008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14" office:value-type="float" office:value="0.16">
            <text:p>0.16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7" office:value-type="float" office:value="51046">
            <text:p>51046</text:p>
          </table:table-cell>
          <table:table-cell table:number-columns-repeated="3" table:style-name="ce31" office:value-type="float" office:value="29">
            <text:p>29</text:p>
          </table:table-cell>
          <table:table-cell table:style-name="ce33" office:value-type="float" office:value="124">
            <text:p>124</text:p>
          </table:table-cell>
          <table:table-cell table:formula="of:=[.AB47]" office:value-type="float" office:value="515114">
            <text:p>515114</text:p>
          </table:table-cell>
          <table:table-cell table:formula="of:=[.AC47]-[.U47]" office:value-type="float" office:value="124">
            <text:p>124</text:p>
          </table:table-cell>
          <table:table-cell table:formula="of:=[.AD47]-[.V47]" office:value-type="float" office:value="121">
            <text:p>121</text:p>
          </table:table-cell>
          <table:table-cell table:formula="of:=[.AE47]-[.W47]" office:value-type="float" office:value="121">
            <text:p>121</text:p>
          </table:table-cell>
          <table:table-cell table:formula="of:=[.AF47]" office:value-type="float" office:value="476">
            <text:p>476</text:p>
          </table:table-cell>
          <table:table-cell office:value-type="float" office:value="34">
            <text:p>34</text:p>
          </table:table-cell>
          <table:table-cell table:number-columns-repeated="2" office:value-type="float" office:value="28">
            <text:p>28</text:p>
          </table:table-cell>
          <table:table-cell table:style-name="ce39" table:formula="of:=[.U47]/[.Q47]" office:value-type="percentage" office:value="0.274193548387097">
            <text:p>27.42%</text:p>
          </table:table-cell>
          <table:table-cell table:style-name="ce41" table:formula="of:=[.V47]/[.R47]" office:value-type="percentage" office:value="0.231404958677686">
            <text:p>23.14%</text:p>
          </table:table-cell>
          <table:table-cell table:style-name="ce43" table:formula="of:=[.W47]/[.S47]" office:value-type="percentage" office:value="0.231404958677686">
            <text:p>23.14%</text:p>
          </table:table-cell>
          <table:table-cell/>
          <table:table-cell office:value-type="float" office:value="515114">
            <text:p>515114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49">
            <text:p>149</text:p>
          </table:table-cell>
          <table:table-cell office:value-type="float" office:value="476">
            <text:p>476</text:p>
          </table:table-cell>
          <table:table-cell table:number-columns-repeated="992"/>
        </table:table-row>
        <table:table-row table:style-name="ro1">
          <table:table-cell office:value-type="string">
            <text:p>hole009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style-name="ce14" office:value-type="float" office:value="1.66">
            <text:p>1.66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7" office:value-type="float" office:value="363799">
            <text:p>363799</text:p>
          </table:table-cell>
          <table:table-cell table:number-columns-repeated="3" table:style-name="ce31" office:value-type="float" office:value="37">
            <text:p>37</text:p>
          </table:table-cell>
          <table:table-cell table:style-name="ce33" office:value-type="float" office:value="200">
            <text:p>200</text:p>
          </table:table-cell>
          <table:table-cell table:formula="of:=[.AB48]" office:value-type="float" office:value="4040794">
            <text:p>4040794</text:p>
          </table:table-cell>
          <table:table-cell table:formula="of:=[.AC48]-[.U48]" office:value-type="float" office:value="153">
            <text:p>153</text:p>
          </table:table-cell>
          <table:table-cell table:formula="of:=[.AD48]-[.V48]" office:value-type="float" office:value="150">
            <text:p>150</text:p>
          </table:table-cell>
          <table:table-cell table:formula="of:=[.AE48]-[.W48]" office:value-type="float" office:value="150">
            <text:p>150</text:p>
          </table:table-cell>
          <table:table-cell table:formula="of:=[.AF48]" office:value-type="float" office:value="646">
            <text:p>646</text:p>
          </table:table-cell>
          <table:table-cell office:value-type="float" office:value="43">
            <text:p>43</text:p>
          </table:table-cell>
          <table:table-cell table:number-columns-repeated="2" office:value-type="float" office:value="36">
            <text:p>36</text:p>
          </table:table-cell>
          <table:table-cell table:style-name="ce39" table:formula="of:=[.U48]/[.Q48]" office:value-type="percentage" office:value="0.281045751633987">
            <text:p>28.10%</text:p>
          </table:table-cell>
          <table:table-cell table:style-name="ce41" table:formula="of:=[.V48]/[.R48]" office:value-type="percentage" office:value="0.24">
            <text:p>24.00%</text:p>
          </table:table-cell>
          <table:table-cell table:style-name="ce43" table:formula="of:=[.W48]/[.S48]" office:value-type="percentage" office:value="0.24">
            <text:p>24.00%</text:p>
          </table:table-cell>
          <table:table-cell/>
          <table:table-cell office:value-type="float" office:value="4040794">
            <text:p>4040794</text:p>
          </table:table-cell>
          <table:table-cell office:value-type="float" office:value="196">
            <text:p>196</text:p>
          </table:table-cell>
          <table:table-cell table:number-columns-repeated="2" office:value-type="float" office:value="186">
            <text:p>186</text:p>
          </table:table-cell>
          <table:table-cell office:value-type="float" office:value="646">
            <text:p>646</text:p>
          </table:table-cell>
          <table:table-cell table:number-columns-repeated="992"/>
        </table:table-row>
        <table:table-row table:style-name="ro1">
          <table:table-cell office:value-type="string">
            <text:p>hole010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style-name="ce14" office:value-type="float" office:value="108.97">
            <text:p>108.97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7" office:value-type="float" office:value="12507767">
            <text:p>12507767</text:p>
          </table:table-cell>
          <table:table-cell table:number-columns-repeated="3" table:style-name="ce31" office:value-type="float" office:value="46">
            <text:p>46</text:p>
          </table:table-cell>
          <table:table-cell table:style-name="ce33" office:value-type="float" office:value="265">
            <text:p>265</text:p>
          </table:table-cell>
          <table:table-cell table:formula="of:=[.AB49]" office:value-type="float" office:value="140645683">
            <text:p>140645683</text:p>
          </table:table-cell>
          <table:table-cell table:formula="of:=[.AC49]-[.U49]" office:value-type="float" office:value="185">
            <text:p>185</text:p>
          </table:table-cell>
          <table:table-cell table:formula="of:=[.AD49]-[.V49]" office:value-type="float" office:value="182">
            <text:p>182</text:p>
          </table:table-cell>
          <table:table-cell table:formula="of:=[.AE49]-[.W49]" office:value-type="float" office:value="182">
            <text:p>182</text:p>
          </table:table-cell>
          <table:table-cell table:formula="of:=[.AF49]" office:value-type="float" office:value="899">
            <text:p>899</text:p>
          </table:table-cell>
          <table:table-cell office:value-type="float" office:value="53">
            <text:p>53</text:p>
          </table:table-cell>
          <table:table-cell table:number-columns-repeated="2" office:value-type="float" office:value="45">
            <text:p>45</text:p>
          </table:table-cell>
          <table:table-cell table:style-name="ce39" table:formula="of:=[.U49]/[.Q49]" office:value-type="percentage" office:value="0.286486486486486">
            <text:p>28.65%</text:p>
          </table:table-cell>
          <table:table-cell table:style-name="ce41" table:formula="of:=[.V49]/[.R49]" office:value-type="percentage" office:value="0.247252747252747">
            <text:p>24.73%</text:p>
          </table:table-cell>
          <table:table-cell table:style-name="ce43" table:formula="of:=[.W49]/[.S49]" office:value-type="percentage" office:value="0.247252747252747">
            <text:p>24.73%</text:p>
          </table:table-cell>
          <table:table-cell/>
          <table:table-cell office:value-type="float" office:value="140645683">
            <text:p>140645683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27">
            <text:p>227</text:p>
          </table:table-cell>
          <table:table-cell office:value-type="float" office:value="899">
            <text:p>899</text:p>
          </table:table-cell>
          <table:table-cell table:number-columns-repeated="992"/>
        </table:table-row>
        <table:table-row table:style-name="ro1">
          <table:table-cell office:value-type="string">
            <text:p>hole011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14" office:value-type="float" office:value="2020.84">
            <text:p>2020.84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7" office:value-type="float" office:value="129811853">
            <text:p>129811853</text:p>
          </table:table-cell>
          <table:table-cell table:number-columns-repeated="3" table:style-name="ce31" office:value-type="float" office:value="56">
            <text:p>56</text:p>
          </table:table-cell>
          <table:table-cell table:style-name="ce33" office:value-type="float" office:value="369">
            <text:p>369</text:p>
          </table:table-cell>
          <table:table-cell table:formula="of:=[.AB50]" office:value-type="float" office:value="1500316754">
            <text:p>1500316754</text:p>
          </table:table-cell>
          <table:table-cell table:formula="of:=[.AC50]-[.U50]" office:value-type="float" office:value="220">
            <text:p>220</text:p>
          </table:table-cell>
          <table:table-cell table:formula="of:=[.AD50]-[.V50]" office:value-type="float" office:value="217">
            <text:p>217</text:p>
          </table:table-cell>
          <table:table-cell table:formula="of:=[.AE50]-[.W50]" office:value-type="float" office:value="217">
            <text:p>217</text:p>
          </table:table-cell>
          <table:table-cell table:formula="of:=[.AF50]" office:value-type="float" office:value="1300">
            <text:p>1300</text:p>
          </table:table-cell>
          <table:table-cell office:value-type="float" office:value="64">
            <text:p>64</text:p>
          </table:table-cell>
          <table:table-cell table:number-columns-repeated="2" office:value-type="float" office:value="55">
            <text:p>55</text:p>
          </table:table-cell>
          <table:table-cell table:style-name="ce39" table:formula="of:=[.U50]/[.Q50]" office:value-type="percentage" office:value="0.290909090909091">
            <text:p>29.09%</text:p>
          </table:table-cell>
          <table:table-cell table:style-name="ce41" table:formula="of:=[.V50]/[.R50]" office:value-type="percentage" office:value="0.253456221198157">
            <text:p>25.35%</text:p>
          </table:table-cell>
          <table:table-cell table:style-name="ce43" table:formula="of:=[.W50]/[.S50]" office:value-type="percentage" office:value="0.253456221198157">
            <text:p>25.35%</text:p>
          </table:table-cell>
          <table:table-cell/>
          <table:table-cell office:value-type="float" office:value="1500316754">
            <text:p>1500316754</text:p>
          </table:table-cell>
          <table:table-cell office:value-type="float" office:value="284">
            <text:p>284</text:p>
          </table:table-cell>
          <table:table-cell table:number-columns-repeated="2" office:value-type="float" office:value="272">
            <text:p>272</text:p>
          </table:table-cell>
          <table:table-cell office:value-type="float" office:value="1300">
            <text:p>1300</text:p>
          </table:table-cell>
          <table:table-cell table:number-columns-repeated="992"/>
        </table:table-row>
        <table:table-row table:style-name="ro1">
          <table:table-cell office:value-type="string">
            <text:p>hole012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14" office:value-type="float" office:value="5083.98">
            <text:p>5083.98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7" office:value-type="float" office:value="228153077">
            <text:p>228153077</text:p>
          </table:table-cell>
          <table:table-cell table:number-columns-repeated="3" table:style-name="ce31" office:value-type="float" office:value="67">
            <text:p>67</text:p>
          </table:table-cell>
          <table:table-cell table:style-name="ce33" office:value-type="float" office:value="533">
            <text:p>533</text:p>
          </table:table-cell>
          <table:table-cell table:formula="of:=[.AB51]" office:value-type="float" office:value="2612507621">
            <text:p>2612507621</text:p>
          </table:table-cell>
          <table:table-cell table:formula="of:=[.AC51]-[.U51]" office:value-type="float" office:value="258">
            <text:p>258</text:p>
          </table:table-cell>
          <table:table-cell table:formula="of:=[.AD51]-[.V51]" office:value-type="float" office:value="255">
            <text:p>255</text:p>
          </table:table-cell>
          <table:table-cell table:formula="of:=[.AE51]-[.W51]" office:value-type="float" office:value="255">
            <text:p>255</text:p>
          </table:table-cell>
          <table:table-cell table:formula="of:=[.AF51]" office:value-type="float" office:value="1699">
            <text:p>1699</text:p>
          </table:table-cell>
          <table:table-cell office:value-type="float" office:value="76">
            <text:p>76</text:p>
          </table:table-cell>
          <table:table-cell table:number-columns-repeated="2" office:value-type="float" office:value="66">
            <text:p>66</text:p>
          </table:table-cell>
          <table:table-cell table:style-name="ce39" table:formula="of:=[.U51]/[.Q51]" office:value-type="percentage" office:value="0.294573643410853">
            <text:p>29.46%</text:p>
          </table:table-cell>
          <table:table-cell table:style-name="ce41" table:formula="of:=[.V51]/[.R51]" office:value-type="percentage" office:value="0.258823529411765">
            <text:p>25.88%</text:p>
          </table:table-cell>
          <table:table-cell table:style-name="ce43" table:formula="of:=[.W51]/[.S51]" office:value-type="percentage" office:value="0.258823529411765">
            <text:p>25.88%</text:p>
          </table:table-cell>
          <table:table-cell/>
          <table:table-cell office:value-type="float" office:value="2612507621">
            <text:p>2612507621</text:p>
          </table:table-cell>
          <table:table-cell office:value-type="float" office:value="334">
            <text:p>334</text:p>
          </table:table-cell>
          <table:table-cell table:number-columns-repeated="2" office:value-type="float" office:value="321">
            <text:p>321</text:p>
          </table:table-cell>
          <table:table-cell office:value-type="float" office:value="1699">
            <text:p>1699</text:p>
          </table:table-cell>
          <table:table-cell table:number-columns-repeated="992"/>
        </table:table-row>
        <table:table-row table:style-name="ro1">
          <table:table-cell office:value-type="string">
            <text:p>hole013.cnf</text:p>
          </table:table-cell>
          <table:table-cell office:value-type="string">
            <text:p>UNSAT</text:p>
          </table:table-cell>
          <table:table-cell office:value-type="float" office:value="0.01">
            <text:p>0.0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14" office:value-type="float" office:value="5084.39">
            <text:p>5084.39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7" office:value-type="float" office:value="193788408">
            <text:p>193788408</text:p>
          </table:table-cell>
          <table:table-cell table:number-columns-repeated="3" table:style-name="ce31" office:value-type="float" office:value="79">
            <text:p>79</text:p>
          </table:table-cell>
          <table:table-cell table:style-name="ce33" office:value-type="float" office:value="672">
            <text:p>672</text:p>
          </table:table-cell>
          <table:table-cell table:formula="of:=[.AB52]" office:value-type="float" office:value="2233424008">
            <text:p>2233424008</text:p>
          </table:table-cell>
          <table:table-cell table:formula="of:=[.AC52]-[.U52]" office:value-type="float" office:value="299">
            <text:p>299</text:p>
          </table:table-cell>
          <table:table-cell table:formula="of:=[.AD52]-[.V52]" office:value-type="float" office:value="296">
            <text:p>296</text:p>
          </table:table-cell>
          <table:table-cell table:formula="of:=[.AE52]-[.W52]" office:value-type="float" office:value="296">
            <text:p>296</text:p>
          </table:table-cell>
          <table:table-cell table:formula="of:=[.AF52]" office:value-type="float" office:value="2209">
            <text:p>2209</text:p>
          </table:table-cell>
          <table:table-cell office:value-type="float" office:value="89">
            <text:p>89</text:p>
          </table:table-cell>
          <table:table-cell table:number-columns-repeated="2" office:value-type="float" office:value="78">
            <text:p>78</text:p>
          </table:table-cell>
          <table:table-cell table:style-name="ce39" table:formula="of:=[.U52]/[.Q52]" office:value-type="percentage" office:value="0.297658862876254">
            <text:p>29.77%</text:p>
          </table:table-cell>
          <table:table-cell table:style-name="ce41" table:formula="of:=[.V52]/[.R52]" office:value-type="percentage" office:value="0.263513513513513">
            <text:p>26.35%</text:p>
          </table:table-cell>
          <table:table-cell table:style-name="ce43" table:formula="of:=[.W52]/[.S52]" office:value-type="percentage" office:value="0.263513513513513">
            <text:p>26.35%</text:p>
          </table:table-cell>
          <table:table-cell/>
          <table:table-cell office:value-type="float" office:value="2233424008">
            <text:p>2233424008</text:p>
          </table:table-cell>
          <table:table-cell office:value-type="float" office:value="388">
            <text:p>388</text:p>
          </table:table-cell>
          <table:table-cell table:number-columns-repeated="2" office:value-type="float" office:value="374">
            <text:p>374</text:p>
          </table:table-cell>
          <table:table-cell office:value-type="float" office:value="2209">
            <text:p>2209</text:p>
          </table:table-cell>
          <table:table-cell table:number-columns-repeated="992"/>
        </table:table-row>
        <table:table-row table:style-name="ro1">
          <table:table-cell office:value-type="string">
            <text:p>hole014.cnf</text:p>
          </table:table-cell>
          <table:table-cell office:value-type="string">
            <text:p>UNSAT</text:p>
          </table:table-cell>
          <table:table-cell office:value-type="float" office:value="0.01">
            <text:p>0.0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style-name="ce14" office:value-type="float" office:value="5084.38">
            <text:p>5084.38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7" office:value-type="float" office:value="162316850">
            <text:p>162316850</text:p>
          </table:table-cell>
          <table:table-cell table:number-columns-repeated="3" table:style-name="ce31" office:value-type="float" office:value="92">
            <text:p>92</text:p>
          </table:table-cell>
          <table:table-cell table:style-name="ce33" office:value-type="float" office:value="852">
            <text:p>852</text:p>
          </table:table-cell>
          <table:table-cell table:formula="of:=[.AB53]" office:value-type="float" office:value="1881292385">
            <text:p>1881292385</text:p>
          </table:table-cell>
          <table:table-cell table:formula="of:=[.AC53]-[.U53]" office:value-type="float" office:value="343">
            <text:p>343</text:p>
          </table:table-cell>
          <table:table-cell table:formula="of:=[.AD53]-[.V53]" office:value-type="float" office:value="340">
            <text:p>340</text:p>
          </table:table-cell>
          <table:table-cell table:formula="of:=[.AE53]-[.W53]" office:value-type="float" office:value="340">
            <text:p>340</text:p>
          </table:table-cell>
          <table:table-cell table:formula="of:=[.AF53]" office:value-type="float" office:value="3680">
            <text:p>368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1">
            <text:p>91</text:p>
          </table:table-cell>
          <table:table-cell table:style-name="ce39" table:formula="of:=[.U53]/[.Q53]" office:value-type="percentage" office:value="0.300291545189504">
            <text:p>30.03%</text:p>
          </table:table-cell>
          <table:table-cell table:style-name="ce41" table:formula="of:=[.V53]/[.R53]" office:value-type="percentage" office:value="0.267647058823529">
            <text:p>26.76%</text:p>
          </table:table-cell>
          <table:table-cell table:style-name="ce43" table:formula="of:=[.W53]/[.S53]" office:value-type="percentage" office:value="0.267647058823529">
            <text:p>26.76%</text:p>
          </table:table-cell>
          <table:table-cell/>
          <table:table-cell office:value-type="float" office:value="1881292385">
            <text:p>1881292385</text:p>
          </table:table-cell>
          <table:table-cell office:value-type="float" office:value="446">
            <text:p>446</text:p>
          </table:table-cell>
          <table:table-cell table:number-columns-repeated="2" office:value-type="float" office:value="431">
            <text:p>431</text:p>
          </table:table-cell>
          <table:table-cell office:value-type="float" office:value="3680">
            <text:p>3680</text:p>
          </table:table-cell>
          <table:table-cell table:number-columns-repeated="992"/>
        </table:table-row>
        <table:table-row table:style-name="ro1">
          <table:table-cell office:value-type="string">
            <text:p>hole015.cnf</text:p>
          </table:table-cell>
          <table:table-cell office:value-type="string">
            <text:p>UNSAT</text:p>
          </table:table-cell>
          <table:table-cell office:value-type="float" office:value="0.02">
            <text:p>0.0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style-name="ce14" office:value-type="float" office:value="5084.4">
            <text:p>5084.40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7" office:value-type="float" office:value="133285484">
            <text:p>133285484</text:p>
          </table:table-cell>
          <table:table-cell table:number-columns-repeated="3" table:style-name="ce31" office:value-type="float" office:value="106">
            <text:p>106</text:p>
          </table:table-cell>
          <table:table-cell table:style-name="ce33" office:value-type="float" office:value="1094">
            <text:p>1094</text:p>
          </table:table-cell>
          <table:table-cell table:formula="of:=[.AB54]" office:value-type="float" office:value="1493369253">
            <text:p>1493369253</text:p>
          </table:table-cell>
          <table:table-cell table:formula="of:=[.AC54]-[.U54]" office:value-type="float" office:value="390">
            <text:p>390</text:p>
          </table:table-cell>
          <table:table-cell table:formula="of:=[.AD54]-[.V54]" office:value-type="float" office:value="387">
            <text:p>387</text:p>
          </table:table-cell>
          <table:table-cell table:formula="of:=[.AE54]-[.W54]" office:value-type="float" office:value="387">
            <text:p>387</text:p>
          </table:table-cell>
          <table:table-cell table:formula="of:=[.AF54]" office:value-type="float" office:value="4988">
            <text:p>4988</text:p>
          </table:table-cell>
          <table:table-cell office:value-type="float" office:value="118">
            <text:p>118</text:p>
          </table:table-cell>
          <table:table-cell table:number-columns-repeated="2" office:value-type="float" office:value="105">
            <text:p>105</text:p>
          </table:table-cell>
          <table:table-cell table:style-name="ce39" table:formula="of:=[.U54]/[.Q54]" office:value-type="percentage" office:value="0.302564102564102">
            <text:p>30.26%</text:p>
          </table:table-cell>
          <table:table-cell table:style-name="ce41" table:formula="of:=[.V54]/[.R54]" office:value-type="percentage" office:value="0.271317829457364">
            <text:p>27.13%</text:p>
          </table:table-cell>
          <table:table-cell table:style-name="ce43" table:formula="of:=[.W54]/[.S54]" office:value-type="percentage" office:value="0.271317829457364">
            <text:p>27.13%</text:p>
          </table:table-cell>
          <table:table-cell/>
          <table:table-cell office:value-type="float" office:value="1493369253">
            <text:p>1493369253</text:p>
          </table:table-cell>
          <table:table-cell office:value-type="float" office:value="508">
            <text:p>508</text:p>
          </table:table-cell>
          <table:table-cell table:number-columns-repeated="2" office:value-type="float" office:value="492">
            <text:p>492</text:p>
          </table:table-cell>
          <table:table-cell office:value-type="float" office:value="4988">
            <text:p>4988</text:p>
          </table:table-cell>
          <table:table-cell table:number-columns-repeated="992"/>
        </table:table-row>
        <table:table-row table:style-name="ro1">
          <table:table-cell office:value-type="string">
            <text:p>hole020.cnf</text:p>
          </table:table-cell>
          <table:table-cell office:value-type="string">
            <text:p>UNSAT</text:p>
          </table:table-cell>
          <table:table-cell office:value-type="float" office:value="0.1">
            <text:p>0.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style-name="ce14" office:value-type="float" office:value="5084.07">
            <text:p>5084.07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7" office:value-type="float" office:value="60365919">
            <text:p>60365919</text:p>
          </table:table-cell>
          <table:table-cell table:number-columns-repeated="3" table:style-name="ce31" office:value-type="float" office:value="191">
            <text:p>191</text:p>
          </table:table-cell>
          <table:table-cell table:style-name="ce33" office:value-type="float" office:value="3380">
            <text:p>3380</text:p>
          </table:table-cell>
          <table:table-cell table:formula="of:=[.AB55]" office:value-type="float" office:value="621030693">
            <text:p>621030693</text:p>
          </table:table-cell>
          <table:table-cell table:formula="of:=[.AC55]-[.U55]" office:value-type="float" office:value="670">
            <text:p>670</text:p>
          </table:table-cell>
          <table:table-cell table:formula="of:=[.AD55]-[.V55]" office:value-type="float" office:value="667">
            <text:p>667</text:p>
          </table:table-cell>
          <table:table-cell table:formula="of:=[.AE55]-[.W55]" office:value-type="float" office:value="667">
            <text:p>667</text:p>
          </table:table-cell>
          <table:table-cell table:formula="of:=[.AF55]" office:value-type="float" office:value="18331">
            <text:p>18331</text:p>
          </table:table-cell>
          <table:table-cell office:value-type="float" office:value="208">
            <text:p>208</text:p>
          </table:table-cell>
          <table:table-cell table:number-columns-repeated="2" office:value-type="float" office:value="190">
            <text:p>190</text:p>
          </table:table-cell>
          <table:table-cell table:style-name="ce39" table:formula="of:=[.U55]/[.Q55]" office:value-type="percentage" office:value="0.31044776119403">
            <text:p>31.04%</text:p>
          </table:table-cell>
          <table:table-cell table:style-name="ce41" table:formula="of:=[.V55]/[.R55]" office:value-type="percentage" office:value="0.284857571214393">
            <text:p>28.49%</text:p>
          </table:table-cell>
          <table:table-cell table:style-name="ce43" table:formula="of:=[.W55]/[.S55]" office:value-type="percentage" office:value="0.284857571214393">
            <text:p>28.49%</text:p>
          </table:table-cell>
          <table:table-cell/>
          <table:table-cell office:value-type="float" office:value="621030693">
            <text:p>621030693</text:p>
          </table:table-cell>
          <table:table-cell office:value-type="float" office:value="878">
            <text:p>878</text:p>
          </table:table-cell>
          <table:table-cell table:number-columns-repeated="2" office:value-type="float" office:value="857">
            <text:p>857</text:p>
          </table:table-cell>
          <table:table-cell office:value-type="float" office:value="18331">
            <text:p>18331</text:p>
          </table:table-cell>
          <table:table-cell table:number-columns-repeated="992"/>
        </table:table-row>
        <table:table-row table:style-name="ro1">
          <table:table-cell office:value-type="string">
            <text:p>hole030.cnf</text:p>
          </table:table-cell>
          <table:table-cell office:value-type="string">
            <text:p>UNSAT</text:p>
          </table:table-cell>
          <table:table-cell office:value-type="float" office:value="0.7">
            <text:p>0.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style-name="ce14" office:value-type="float" office:value="5069.3">
            <text:p>5069.30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7" office:value-type="float" office:value="71278473">
            <text:p>71278473</text:p>
          </table:table-cell>
          <table:table-cell table:number-columns-repeated="3" table:style-name="ce31" office:value-type="float" office:value="436">
            <text:p>436</text:p>
          </table:table-cell>
          <table:table-cell table:style-name="ce33" office:value-type="float" office:value="12140">
            <text:p>12140</text:p>
          </table:table-cell>
          <table:table-cell table:formula="of:=[.AB56]" office:value-type="float" office:value="679591159">
            <text:p>679591159</text:p>
          </table:table-cell>
          <table:table-cell table:formula="of:=[.AC56]-[.U56]" office:value-type="float" office:value="1455">
            <text:p>1455</text:p>
          </table:table-cell>
          <table:table-cell table:formula="of:=[.AD56]-[.V56]" office:value-type="float" office:value="1452">
            <text:p>1452</text:p>
          </table:table-cell>
          <table:table-cell table:formula="of:=[.AE56]-[.W56]" office:value-type="float" office:value="1452">
            <text:p>1452</text:p>
          </table:table-cell>
          <table:table-cell table:formula="of:=[.AF56]" office:value-type="float" office:value="81276">
            <text:p>81276</text:p>
          </table:table-cell>
          <table:table-cell office:value-type="float" office:value="463">
            <text:p>463</text:p>
          </table:table-cell>
          <table:table-cell table:number-columns-repeated="2" office:value-type="float" office:value="435">
            <text:p>435</text:p>
          </table:table-cell>
          <table:table-cell table:style-name="ce39" table:formula="of:=[.U56]/[.Q56]" office:value-type="percentage" office:value="0.318213058419244">
            <text:p>31.82%</text:p>
          </table:table-cell>
          <table:table-cell table:style-name="ce41" table:formula="of:=[.V56]/[.R56]" office:value-type="percentage" office:value="0.299586776859504">
            <text:p>29.96%</text:p>
          </table:table-cell>
          <table:table-cell table:style-name="ce43" table:formula="of:=[.W56]/[.S56]" office:value-type="percentage" office:value="0.299586776859504">
            <text:p>29.96%</text:p>
          </table:table-cell>
          <table:table-cell/>
          <table:table-cell office:value-type="float" office:value="679591159">
            <text:p>679591159</text:p>
          </table:table-cell>
          <table:table-cell office:value-type="float" office:value="1918">
            <text:p>1918</text:p>
          </table:table-cell>
          <table:table-cell table:number-columns-repeated="2" office:value-type="float" office:value="1887">
            <text:p>1887</text:p>
          </table:table-cell>
          <table:table-cell office:value-type="float" office:value="81276">
            <text:p>81276</text:p>
          </table:table-cell>
          <table:table-cell table:number-columns-repeated="992"/>
        </table:table-row>
        <table:table-row table:style-name="ro1">
          <table:table-cell office:value-type="string">
            <text:p>hole040.cnf</text:p>
          </table:table-cell>
          <table:table-cell office:value-type="string">
            <text:p>UNSAT</text:p>
          </table:table-cell>
          <table:table-cell office:value-type="float" office:value="2.89">
            <text:p>2.89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style-name="ce14" office:value-type="float" office:value="5066.32">
            <text:p>5066.32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21" office:value-type="float" office:value="0">
            <text:p>0.00</text:p>
          </table:table-cell>
          <table:table-cell table:style-name="ce27" office:value-type="float" office:value="84702265">
            <text:p>84702265</text:p>
          </table:table-cell>
          <table:table-cell table:number-columns-repeated="3" table:style-name="ce31" office:value-type="float" office:value="781">
            <text:p>781</text:p>
          </table:table-cell>
          <table:table-cell table:style-name="ce33" office:value-type="float" office:value="21688">
            <text:p>21688</text:p>
          </table:table-cell>
          <table:table-cell table:formula="of:=[.AB57]" office:value-type="float" office:value="810782492">
            <text:p>810782492</text:p>
          </table:table-cell>
          <table:table-cell table:formula="of:=[.AC57]-[.U57]" office:value-type="float" office:value="2540">
            <text:p>2540</text:p>
          </table:table-cell>
          <table:table-cell table:formula="of:=[.AD57]-[.V57]" office:value-type="float" office:value="2537">
            <text:p>2537</text:p>
          </table:table-cell>
          <table:table-cell table:formula="of:=[.AE57]-[.W57]" office:value-type="float" office:value="2537">
            <text:p>2537</text:p>
          </table:table-cell>
          <table:table-cell table:formula="of:=[.AF57]" office:value-type="float" office:value="127811">
            <text:p>127811</text:p>
          </table:table-cell>
          <table:table-cell office:value-type="float" office:value="818">
            <text:p>818</text:p>
          </table:table-cell>
          <table:table-cell table:number-columns-repeated="2" office:value-type="float" office:value="780">
            <text:p>780</text:p>
          </table:table-cell>
          <table:table-cell table:style-name="ce39" table:formula="of:=[.U57]/[.Q57]" office:value-type="percentage" office:value="0.322047244094488">
            <text:p>32.20%</text:p>
          </table:table-cell>
          <table:table-cell table:style-name="ce41" table:formula="of:=[.V57]/[.R57]" office:value-type="percentage" office:value="0.30744974379188">
            <text:p>30.74%</text:p>
          </table:table-cell>
          <table:table-cell table:style-name="ce43" table:formula="of:=[.W57]/[.S57]" office:value-type="percentage" office:value="0.30744974379188">
            <text:p>30.74%</text:p>
          </table:table-cell>
          <table:table-cell/>
          <table:table-cell office:value-type="float" office:value="810782492">
            <text:p>810782492</text:p>
          </table:table-cell>
          <table:table-cell office:value-type="float" office:value="3358">
            <text:p>3358</text:p>
          </table:table-cell>
          <table:table-cell table:number-columns-repeated="2" office:value-type="float" office:value="3317">
            <text:p>3317</text:p>
          </table:table-cell>
          <table:table-cell office:value-type="float" office:value="127811">
            <text:p>127811</text:p>
          </table:table-cell>
          <table:table-cell table:number-columns-repeated="992"/>
        </table:table-row>
        <table:table-row table:style-name="ro1">
          <table:table-cell office:value-type="string">
            <text:p>hole050.cnf</text:p>
          </table:table-cell>
          <table:table-cell office:value-type="string">
            <text:p>UNSAT</text:p>
          </table:table-cell>
          <table:table-cell office:value-type="float" office:value="8.75">
            <text:p>8.7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table:style-name="ce14" office:value-type="float" office:value="5068.02">
            <text:p>5068.02</text:p>
          </table:table-cell>
          <table:table-cell table:number-columns-repeated="2" table:style-name="ce19" office:value-type="float" office:value="0.01">
            <text:p>0.01</text:p>
          </table:table-cell>
          <table:table-cell table:style-name="ce19" office:value-type="float" office:value="0.02">
            <text:p>0.02</text:p>
          </table:table-cell>
          <table:table-cell table:style-name="ce21" office:value-type="float" office:value="0.05">
            <text:p>0.05</text:p>
          </table:table-cell>
          <table:table-cell table:style-name="ce27" office:value-type="float" office:value="72535295">
            <text:p>72535295</text:p>
          </table:table-cell>
          <table:table-cell table:number-columns-repeated="3" table:style-name="ce31" office:value-type="float" office:value="1226">
            <text:p>1226</text:p>
          </table:table-cell>
          <table:table-cell table:style-name="ce33" office:value-type="float" office:value="76966">
            <text:p>76966</text:p>
          </table:table-cell>
          <table:table-cell table:formula="of:=[.AB58]" office:value-type="float" office:value="709025776">
            <text:p>709025776</text:p>
          </table:table-cell>
          <table:table-cell table:formula="of:=[.AC58]-[.U58]" office:value-type="float" office:value="3925">
            <text:p>3925</text:p>
          </table:table-cell>
          <table:table-cell table:formula="of:=[.AD58]-[.V58]" office:value-type="float" office:value="3922">
            <text:p>3922</text:p>
          </table:table-cell>
          <table:table-cell table:formula="of:=[.AE58]-[.W58]" office:value-type="float" office:value="3922">
            <text:p>3922</text:p>
          </table:table-cell>
          <table:table-cell table:formula="of:=[.AF58]" office:value-type="float" office:value="564296">
            <text:p>564296</text:p>
          </table:table-cell>
          <table:table-cell office:value-type="float" office:value="1273">
            <text:p>1273</text:p>
          </table:table-cell>
          <table:table-cell table:number-columns-repeated="2" office:value-type="float" office:value="1225">
            <text:p>1225</text:p>
          </table:table-cell>
          <table:table-cell table:style-name="ce39" table:formula="of:=[.U58]/[.Q58]" office:value-type="percentage" office:value="0.324331210191083">
            <text:p>32.43%</text:p>
          </table:table-cell>
          <table:table-cell table:style-name="ce41" table:formula="of:=[.V58]/[.R58]" office:value-type="percentage" office:value="0.312340642529322">
            <text:p>31.23%</text:p>
          </table:table-cell>
          <table:table-cell table:style-name="ce43" table:formula="of:=[.W58]/[.S58]" office:value-type="percentage" office:value="0.312340642529322">
            <text:p>31.23%</text:p>
          </table:table-cell>
          <table:table-cell/>
          <table:table-cell office:value-type="float" office:value="709025776">
            <text:p>709025776</text:p>
          </table:table-cell>
          <table:table-cell office:value-type="float" office:value="5198">
            <text:p>5198</text:p>
          </table:table-cell>
          <table:table-cell table:number-columns-repeated="2" office:value-type="float" office:value="5147">
            <text:p>5147</text:p>
          </table:table-cell>
          <table:table-cell office:value-type="float" office:value="564296">
            <text:p>564296</text:p>
          </table:table-cell>
          <table:table-cell table:number-columns-repeated="992"/>
        </table:table-row>
        <table:table-row table:style-name="ro1">
          <table:table-cell office:value-type="string">
            <text:p>hole060.cnf</text:p>
          </table:table-cell>
          <table:table-cell office:value-type="string">
            <text:p>UNSAT</text:p>
          </table:table-cell>
          <table:table-cell office:value-type="float" office:value="21.12">
            <text:p>21.12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table:style-name="ce14" office:value-type="float" office:value="5069.43">
            <text:p>5069.43</text:p>
          </table:table-cell>
          <table:table-cell table:number-columns-repeated="2" table:style-name="ce19" office:value-type="float" office:value="0.02">
            <text:p>0.02</text:p>
          </table:table-cell>
          <table:table-cell table:style-name="ce19" office:value-type="float" office:value="0.04">
            <text:p>0.04</text:p>
          </table:table-cell>
          <table:table-cell table:style-name="ce21" office:value-type="float" office:value="0.05">
            <text:p>0.05</text:p>
          </table:table-cell>
          <table:table-cell table:style-name="ce27" office:value-type="float" office:value="66659103">
            <text:p>66659103</text:p>
          </table:table-cell>
          <table:table-cell table:number-columns-repeated="3" table:style-name="ce31" office:value-type="float" office:value="1771">
            <text:p>1771</text:p>
          </table:table-cell>
          <table:table-cell table:style-name="ce33" office:value-type="float" office:value="125966">
            <text:p>125966</text:p>
          </table:table-cell>
          <table:table-cell table:formula="of:=[.AB59]" office:value-type="float" office:value="541436500">
            <text:p>541436500</text:p>
          </table:table-cell>
          <table:table-cell table:formula="of:=[.AC59]-[.U59]" office:value-type="float" office:value="5610">
            <text:p>5610</text:p>
          </table:table-cell>
          <table:table-cell table:formula="of:=[.AD59]-[.V59]" office:value-type="float" office:value="5607">
            <text:p>5607</text:p>
          </table:table-cell>
          <table:table-cell table:formula="of:=[.AE59]-[.W59]" office:value-type="float" office:value="5607">
            <text:p>5607</text:p>
          </table:table-cell>
          <table:table-cell table:formula="of:=[.AF59]" office:value-type="float" office:value="721367">
            <text:p>721367</text:p>
          </table:table-cell>
          <table:table-cell office:value-type="float" office:value="1828">
            <text:p>1828</text:p>
          </table:table-cell>
          <table:table-cell table:number-columns-repeated="2" office:value-type="float" office:value="1770">
            <text:p>1770</text:p>
          </table:table-cell>
          <table:table-cell table:style-name="ce39" table:formula="of:=[.U59]/[.Q59]" office:value-type="percentage" office:value="0.325846702317291">
            <text:p>32.58%</text:p>
          </table:table-cell>
          <table:table-cell table:style-name="ce41" table:formula="of:=[.V59]/[.R59]" office:value-type="percentage" office:value="0.315676832530765">
            <text:p>31.57%</text:p>
          </table:table-cell>
          <table:table-cell table:style-name="ce43" table:formula="of:=[.W59]/[.S59]" office:value-type="percentage" office:value="0.315676832530765">
            <text:p>31.57%</text:p>
          </table:table-cell>
          <table:table-cell/>
          <table:table-cell office:value-type="float" office:value="541436500">
            <text:p>541436500</text:p>
          </table:table-cell>
          <table:table-cell office:value-type="float" office:value="7438">
            <text:p>7438</text:p>
          </table:table-cell>
          <table:table-cell table:number-columns-repeated="2" office:value-type="float" office:value="7377">
            <text:p>7377</text:p>
          </table:table-cell>
          <table:table-cell office:value-type="float" office:value="721367">
            <text:p>721367</text:p>
          </table:table-cell>
          <table:table-cell table:number-columns-repeated="992"/>
        </table:table-row>
        <table:table-row table:style-name="ro1">
          <table:table-cell office:value-type="string">
            <text:p>hole070.cnf</text:p>
          </table:table-cell>
          <table:table-cell office:value-type="string">
            <text:p>UNSAT</text:p>
          </table:table-cell>
          <table:table-cell office:value-type="float" office:value="48.29">
            <text:p>48.29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table:style-name="ce14" office:value-type="float" office:value="5034.27">
            <text:p>5034.27</text:p>
          </table:table-cell>
          <table:table-cell table:number-columns-repeated="2" table:style-name="ce19" office:value-type="float" office:value="0.03">
            <text:p>0.03</text:p>
          </table:table-cell>
          <table:table-cell table:style-name="ce19" office:value-type="float" office:value="0.08">
            <text:p>0.08</text:p>
          </table:table-cell>
          <table:table-cell table:style-name="ce21" office:value-type="float" office:value="0.11">
            <text:p>0.11</text:p>
          </table:table-cell>
          <table:table-cell table:style-name="ce27" office:value-type="float" office:value="65391735">
            <text:p>65391735</text:p>
          </table:table-cell>
          <table:table-cell table:number-columns-repeated="3" table:style-name="ce31" office:value-type="float" office:value="2416">
            <text:p>2416</text:p>
          </table:table-cell>
          <table:table-cell table:style-name="ce33" office:value-type="float" office:value="165867">
            <text:p>165867</text:p>
          </table:table-cell>
          <table:table-cell table:formula="of:=[.AB60]" office:value-type="float" office:value="510241929">
            <text:p>510241929</text:p>
          </table:table-cell>
          <table:table-cell table:formula="of:=[.AC60]-[.U60]" office:value-type="float" office:value="7595">
            <text:p>7595</text:p>
          </table:table-cell>
          <table:table-cell table:formula="of:=[.AD60]-[.V60]" office:value-type="float" office:value="7592">
            <text:p>7592</text:p>
          </table:table-cell>
          <table:table-cell table:formula="of:=[.AE60]-[.W60]" office:value-type="float" office:value="7592">
            <text:p>7592</text:p>
          </table:table-cell>
          <table:table-cell table:formula="of:=[.AF60]" office:value-type="float" office:value="1494337">
            <text:p>1494337</text:p>
          </table:table-cell>
          <table:table-cell office:value-type="float" office:value="2483">
            <text:p>2483</text:p>
          </table:table-cell>
          <table:table-cell table:number-columns-repeated="2" office:value-type="float" office:value="2415">
            <text:p>2415</text:p>
          </table:table-cell>
          <table:table-cell table:style-name="ce39" table:formula="of:=[.U60]/[.Q60]" office:value-type="percentage" office:value="0.326925608953259">
            <text:p>32.69%</text:p>
          </table:table-cell>
          <table:table-cell table:style-name="ce41" table:formula="of:=[.V60]/[.R60]" office:value-type="percentage" office:value="0.318097997892518">
            <text:p>31.81%</text:p>
          </table:table-cell>
          <table:table-cell table:style-name="ce43" table:formula="of:=[.W60]/[.S60]" office:value-type="percentage" office:value="0.318097997892518">
            <text:p>31.81%</text:p>
          </table:table-cell>
          <table:table-cell/>
          <table:table-cell office:value-type="float" office:value="510241929">
            <text:p>510241929</text:p>
          </table:table-cell>
          <table:table-cell office:value-type="float" office:value="10078">
            <text:p>10078</text:p>
          </table:table-cell>
          <table:table-cell table:number-columns-repeated="2" office:value-type="float" office:value="10007">
            <text:p>10007</text:p>
          </table:table-cell>
          <table:table-cell office:value-type="float" office:value="1494337">
            <text:p>1494337</text:p>
          </table:table-cell>
          <table:table-cell table:number-columns-repeated="992"/>
        </table:table-row>
        <table:table-row table:style-name="ro1">
          <table:table-cell office:value-type="string">
            <text:p>hole080.cnf</text:p>
          </table:table-cell>
          <table:table-cell office:value-type="string">
            <text:p>UNSAT</text:p>
          </table:table-cell>
          <table:table-cell office:value-type="float" office:value="93.84">
            <text:p>93.84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table:style-name="ce16"/>
          <table:table-cell table:number-columns-repeated="2" table:style-name="ce19" office:value-type="float" office:value="0.06">
            <text:p>0.06</text:p>
          </table:table-cell>
          <table:table-cell table:style-name="ce19" office:value-type="float" office:value="0.11">
            <text:p>0.11</text:p>
          </table:table-cell>
          <table:table-cell table:style-name="ce21" office:value-type="float" office:value="0.27">
            <text:p>0.27</text:p>
          </table:table-cell>
          <table:table-cell table:style-name="ce29"/>
          <table:table-cell table:number-columns-repeated="3" table:style-name="ce31" office:value-type="float" office:value="3161">
            <text:p>3161</text:p>
          </table:table-cell>
          <table:table-cell table:style-name="ce33" office:value-type="float" office:value="602887">
            <text:p>602887</text:p>
          </table:table-cell>
          <table:table-cell/>
          <table:table-cell table:formula="of:=[.AC61]-[.U61]" office:value-type="float" office:value="9880">
            <text:p>9880</text:p>
          </table:table-cell>
          <table:table-cell table:formula="of:=[.AD61]-[.V61]" office:value-type="float" office:value="9877">
            <text:p>9877</text:p>
          </table:table-cell>
          <table:table-cell table:formula="of:=[.AE61]-[.W61]" office:value-type="float" office:value="9877">
            <text:p>9877</text:p>
          </table:table-cell>
          <table:table-cell table:formula="of:=[.AF61]" office:value-type="float" office:value="3229838">
            <text:p>3229838</text:p>
          </table:table-cell>
          <table:table-cell office:value-type="float" office:value="3238">
            <text:p>3238</text:p>
          </table:table-cell>
          <table:table-cell table:number-columns-repeated="2" office:value-type="float" office:value="3160">
            <text:p>3160</text:p>
          </table:table-cell>
          <table:table-cell table:style-name="ce39" table:formula="of:=[.U61]/[.Q61]" office:value-type="percentage" office:value="0.327732793522267">
            <text:p>32.77%</text:p>
          </table:table-cell>
          <table:table-cell table:style-name="ce41" table:formula="of:=[.V61]/[.R61]" office:value-type="percentage" office:value="0.319935202996861">
            <text:p>31.99%</text:p>
          </table:table-cell>
          <table:table-cell table:style-name="ce43" table:formula="of:=[.W61]/[.S61]" office:value-type="percentage" office:value="0.319935202996861">
            <text:p>31.99%</text:p>
          </table:table-cell>
          <table:table-cell table:number-columns-repeated="2"/>
          <table:table-cell office:value-type="float" office:value="13118">
            <text:p>13118</text:p>
          </table:table-cell>
          <table:table-cell table:number-columns-repeated="2" office:value-type="float" office:value="13037">
            <text:p>13037</text:p>
          </table:table-cell>
          <table:table-cell office:value-type="float" office:value="3229838">
            <text:p>3229838</text:p>
          </table:table-cell>
          <table:table-cell table:number-columns-repeated="992"/>
        </table:table-row>
        <table:table-row table:style-name="ro1">
          <table:table-cell office:value-type="string">
            <text:p>hole090.cnf</text:p>
          </table:table-cell>
          <table:table-cell office:value-type="string">
            <text:p>UNSAT</text:p>
          </table:table-cell>
          <table:table-cell office:value-type="float" office:value="157.78">
            <text:p>157.78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table:style-name="ce16"/>
          <table:table-cell table:style-name="ce19" office:value-type="float" office:value="0.11">
            <text:p>0.11</text:p>
          </table:table-cell>
          <table:table-cell table:style-name="ce19" office:value-type="float" office:value="0.1">
            <text:p>0.10</text:p>
          </table:table-cell>
          <table:table-cell table:style-name="ce19" office:value-type="float" office:value="0.22">
            <text:p>0.22</text:p>
          </table:table-cell>
          <table:table-cell table:style-name="ce21" office:value-type="float" office:value="0.48">
            <text:p>0.48</text:p>
          </table:table-cell>
          <table:table-cell table:style-name="ce29"/>
          <table:table-cell table:number-columns-repeated="3" table:style-name="ce31" office:value-type="float" office:value="4006">
            <text:p>4006</text:p>
          </table:table-cell>
          <table:table-cell table:style-name="ce33" office:value-type="float" office:value="699692">
            <text:p>699692</text:p>
          </table:table-cell>
          <table:table-cell/>
          <table:table-cell table:formula="of:=[.AC62]-[.U62]" office:value-type="float" office:value="12465">
            <text:p>12465</text:p>
          </table:table-cell>
          <table:table-cell table:formula="of:=[.AD62]-[.V62]" office:value-type="float" office:value="12462">
            <text:p>12462</text:p>
          </table:table-cell>
          <table:table-cell table:formula="of:=[.AE62]-[.W62]" office:value-type="float" office:value="12462">
            <text:p>12462</text:p>
          </table:table-cell>
          <table:table-cell table:formula="of:=[.AF62]" office:value-type="float" office:value="5500889">
            <text:p>5500889</text:p>
          </table:table-cell>
          <table:table-cell office:value-type="float" office:value="4093">
            <text:p>4093</text:p>
          </table:table-cell>
          <table:table-cell table:number-columns-repeated="2" office:value-type="float" office:value="4005">
            <text:p>4005</text:p>
          </table:table-cell>
          <table:table-cell table:style-name="ce39" table:formula="of:=[.U62]/[.Q62]" office:value-type="percentage" office:value="0.328359406337746">
            <text:p>32.84%</text:p>
          </table:table-cell>
          <table:table-cell table:style-name="ce41" table:formula="of:=[.V62]/[.R62]" office:value-type="percentage" office:value="0.321376986037554">
            <text:p>32.14%</text:p>
          </table:table-cell>
          <table:table-cell table:style-name="ce43" table:formula="of:=[.W62]/[.S62]" office:value-type="percentage" office:value="0.321376986037554">
            <text:p>32.14%</text:p>
          </table:table-cell>
          <table:table-cell table:number-columns-repeated="2"/>
          <table:table-cell office:value-type="float" office:value="16558">
            <text:p>16558</text:p>
          </table:table-cell>
          <table:table-cell table:number-columns-repeated="2" office:value-type="float" office:value="16467">
            <text:p>16467</text:p>
          </table:table-cell>
          <table:table-cell office:value-type="float" office:value="5500889">
            <text:p>5500889</text:p>
          </table:table-cell>
          <table:table-cell table:number-columns-repeated="992"/>
        </table:table-row>
        <table:table-row table:style-name="ro1">
          <table:table-cell table:style-name="ce4" office:value-type="string">
            <text:p>hole100.cnf</text:p>
          </table:table-cell>
          <table:table-cell table:style-name="ce8" office:value-type="string">
            <text:p>UNSAT</text:p>
          </table:table-cell>
          <table:table-cell table:style-name="ce10" office:value-type="float" office:value="267.55">
            <text:p>267.55</text:p>
          </table:table-cell>
          <table:table-cell table:style-name="ce10" office:value-type="float" office:value="199">
            <text:p>199</text:p>
          </table:table-cell>
          <table:table-cell table:style-name="ce13" office:value-type="float" office:value="0">
            <text:p>0</text:p>
          </table:table-cell>
          <table:table-cell table:style-name="ce17"/>
          <table:table-cell table:style-name="ce20" office:value-type="float" office:value="0.16">
            <text:p>0.16</text:p>
          </table:table-cell>
          <table:table-cell table:style-name="ce20" office:value-type="float" office:value="0.17">
            <text:p>0.17</text:p>
          </table:table-cell>
          <table:table-cell table:style-name="ce20" office:value-type="float" office:value="0.35">
            <text:p>0.35</text:p>
          </table:table-cell>
          <table:table-cell table:style-name="ce22" office:value-type="float" office:value="0.87">
            <text:p>0.87</text:p>
          </table:table-cell>
          <table:table-cell table:style-name="ce30"/>
          <table:table-cell table:number-columns-repeated="3" table:style-name="ce32" office:value-type="float" office:value="4951">
            <text:p>4951</text:p>
          </table:table-cell>
          <table:table-cell table:style-name="ce34" office:value-type="float" office:value="2180380">
            <text:p>2180380</text:p>
          </table:table-cell>
          <table:table-cell table:style-name="ce36"/>
          <table:table-cell table:style-name="ce37" table:formula="of:=[.AC63]-[.U63]" office:value-type="float" office:value="15350">
            <text:p>15350</text:p>
          </table:table-cell>
          <table:table-cell table:style-name="ce37" table:formula="of:=[.AD63]-[.V63]" office:value-type="float" office:value="15347">
            <text:p>15347</text:p>
          </table:table-cell>
          <table:table-cell table:style-name="ce37" table:formula="of:=[.AE63]-[.W63]" office:value-type="float" office:value="15347">
            <text:p>15347</text:p>
          </table:table-cell>
          <table:table-cell table:style-name="ce38" table:formula="of:=[.AF63]" office:value-type="float" office:value="10209875">
            <text:p>10209875</text:p>
          </table:table-cell>
          <table:table-cell table:style-name="ce36" office:value-type="float" office:value="5048">
            <text:p>5048</text:p>
          </table:table-cell>
          <table:table-cell table:style-name="ce37" office:value-type="float" office:value="4950">
            <text:p>4950</text:p>
          </table:table-cell>
          <table:table-cell table:style-name="ce38" office:value-type="float" office:value="4950">
            <text:p>4950</text:p>
          </table:table-cell>
          <table:table-cell table:style-name="ce40" table:formula="of:=[.U63]/[.Q63]" office:value-type="percentage" office:value="0.32885993485342">
            <text:p>32.89%</text:p>
          </table:table-cell>
          <table:table-cell table:style-name="ce42" table:formula="of:=[.V63]/[.R63]" office:value-type="percentage" office:value="0.322538606893855">
            <text:p>32.25%</text:p>
          </table:table-cell>
          <table:table-cell table:style-name="ce44" table:formula="of:=[.W63]/[.S63]" office:value-type="percentage" office:value="0.322538606893855">
            <text:p>32.25%</text:p>
          </table:table-cell>
          <table:table-cell table:style-name="ce37" table:number-columns-repeated="2"/>
          <table:table-cell table:style-name="ce37" office:value-type="float" office:value="20398">
            <text:p>20398</text:p>
          </table:table-cell>
          <table:table-cell table:number-columns-repeated="2" table:style-name="ce37" office:value-type="float" office:value="20297">
            <text:p>20297</text:p>
          </table:table-cell>
          <table:table-cell table:style-name="ce37" office:value-type="float" office:value="10209875">
            <text:p>10209875</text:p>
          </table:table-cell>
          <table:table-cell table:style-name="ce37" table:number-columns-repeated="992"/>
        </table:table-row>
        <table:table-row table:style-name="ro1">
          <table:table-cell office:value-type="string">
            <text:p>Urq3_5.cnf</text:p>
          </table:table-cell>
          <table:table-cell office:value-type="string">
            <text:p>UNSAT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29">
            <text:p>29</text:p>
          </table:table-cell>
          <table:table-cell table:style-name="ce14" office:value-type="float" office:value="139.71">
            <text:p>139.71</text:p>
          </table:table-cell>
          <table:table-cell table:number-columns-repeated="3" table:style-name="ce19" office:value-type="float" office:value="0">
            <text:p>0.00</text:p>
          </table:table-cell>
          <table:table-cell table:style-name="ce21" office:value-type="float" office:value="0.11">
            <text:p>0.11</text:p>
          </table:table-cell>
          <table:table-cell table:style-name="ce27" office:value-type="float" office:value="73481538">
            <text:p>73481538</text:p>
          </table:table-cell>
          <table:table-cell table:style-name="ce31" office:value-type="float" office:value="6572">
            <text:p>6572</text:p>
          </table:table-cell>
          <table:table-cell table:style-name="ce31" office:value-type="float" office:value="6124">
            <text:p>6124</text:p>
          </table:table-cell>
          <table:table-cell table:style-name="ce31" office:value-type="float" office:value="33">
            <text:p>33</text:p>
          </table:table-cell>
          <table:table-cell table:style-name="ce33" office:value-type="float" office:value="91985">
            <text:p>91985</text:p>
          </table:table-cell>
          <table:table-cell table:formula="of:=[.AB64]" office:value-type="float" office:value="301105603">
            <text:p>301105603</text:p>
          </table:table-cell>
          <table:table-cell table:formula="of:=[.AC64]-[.U64]" office:value-type="float" office:value="18726">
            <text:p>18726</text:p>
          </table:table-cell>
          <table:table-cell table:formula="of:=[.AD64]-[.V64]" office:value-type="float" office:value="17228">
            <text:p>17228</text:p>
          </table:table-cell>
          <table:table-cell table:formula="of:=[.AE64]-[.W64]" office:value-type="float" office:value="77">
            <text:p>77</text:p>
          </table:table-cell>
          <table:table-cell table:formula="of:=[.AF64]" office:value-type="float" office:value="453961">
            <text:p>453961</text:p>
          </table:table-cell>
          <table:table-cell office:value-type="float" office:value="1456">
            <text:p>1456</text:p>
          </table:table-cell>
          <table:table-cell office:value-type="float" office:value="1251">
            <text:p>1251</text:p>
          </table:table-cell>
          <table:table-cell office:value-type="float" office:value="27">
            <text:p>27</text:p>
          </table:table-cell>
          <table:table-cell table:style-name="ce39" table:formula="of:=[.U64]/[.Q64]" office:value-type="percentage" office:value="0.0777528569902809">
            <text:p>7.78%</text:p>
          </table:table-cell>
          <table:table-cell table:style-name="ce41" table:formula="of:=[.V64]/[.R64]" office:value-type="percentage" office:value="0.0726143487346181">
            <text:p>7.26%</text:p>
          </table:table-cell>
          <table:table-cell table:style-name="ce43" table:formula="of:=[.W64]/[.S64]" office:value-type="percentage" office:value="0.350649350649351">
            <text:p>35.06%</text:p>
          </table:table-cell>
          <table:table-cell/>
          <table:table-cell office:value-type="float" office:value="301105603">
            <text:p>301105603</text:p>
          </table:table-cell>
          <table:table-cell office:value-type="float" office:value="20182">
            <text:p>20182</text:p>
          </table:table-cell>
          <table:table-cell office:value-type="float" office:value="18479">
            <text:p>18479</text:p>
          </table:table-cell>
          <table:table-cell office:value-type="float" office:value="104">
            <text:p>104</text:p>
          </table:table-cell>
          <table:table-cell office:value-type="float" office:value="453961">
            <text:p>453961</text:p>
          </table:table-cell>
          <table:table-cell table:number-columns-repeated="992"/>
        </table:table-row>
        <table:table-row table:style-name="ro1">
          <table:table-cell office:value-type="string">
            <text:p>Urq4_5.cnf</text:p>
          </table:table-cell>
          <table:table-cell office:value-type="string">
            <text:p>UNSAT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43">
            <text:p>43</text:p>
          </table:table-cell>
          <table:table-cell table:style-name="ce14" office:value-type="float" office:value="5083.87">
            <text:p>5083.87</text:p>
          </table:table-cell>
          <table:table-cell table:style-name="ce19" office:value-type="float" office:value="0.04">
            <text:p>0.04</text:p>
          </table:table-cell>
          <table:table-cell table:number-columns-repeated="2" table:style-name="ce19" office:value-type="float" office:value="0">
            <text:p>0.00</text:p>
          </table:table-cell>
          <table:table-cell table:style-name="ce24" office:value-type="float" office:value="38.91">
            <text:p>38.91</text:p>
          </table:table-cell>
          <table:table-cell table:style-name="ce27" office:value-type="float" office:value="1822387870">
            <text:p>1822387870</text:p>
          </table:table-cell>
          <table:table-cell table:style-name="ce31" office:value-type="float" office:value="27809">
            <text:p>27809</text:p>
          </table:table-cell>
          <table:table-cell table:style-name="ce31" office:value-type="float" office:value="1200">
            <text:p>1200</text:p>
          </table:table-cell>
          <table:table-cell table:style-name="ce31" office:value-type="float" office:value="43">
            <text:p>43</text:p>
          </table:table-cell>
          <table:table-cell table:style-name="ce33" office:value-type="float" office:value="20323094">
            <text:p>20323094</text:p>
          </table:table-cell>
          <table:table-cell table:formula="of:=[.AB65]" office:value-type="float" office:value="7582631639">
            <text:p>7582631639</text:p>
          </table:table-cell>
          <table:table-cell table:formula="of:=[.AC65]-[.U65]" office:value-type="float" office:value="93845">
            <text:p>93845</text:p>
          </table:table-cell>
          <table:table-cell table:formula="of:=[.AD65]-[.V65]" office:value-type="float" office:value="4963">
            <text:p>4963</text:p>
          </table:table-cell>
          <table:table-cell table:formula="of:=[.AE65]-[.W65]" office:value-type="float" office:value="104">
            <text:p>104</text:p>
          </table:table-cell>
          <table:table-cell table:formula="of:=[.AF65]" office:value-type="float" office:value="115646665">
            <text:p>115646665</text:p>
          </table:table-cell>
          <table:table-cell office:value-type="float" office:value="3732">
            <text:p>3732</text:p>
          </table:table-cell>
          <table:table-cell office:value-type="float" office:value="219">
            <text:p>219</text:p>
          </table:table-cell>
          <table:table-cell office:value-type="float" office:value="42">
            <text:p>42</text:p>
          </table:table-cell>
          <table:table-cell table:style-name="ce39" table:formula="of:=[.U65]/[.Q65]" office:value-type="percentage" office:value="0.0397677020619106">
            <text:p>3.98%</text:p>
          </table:table-cell>
          <table:table-cell table:style-name="ce41" table:formula="of:=[.V65]/[.R65]" office:value-type="percentage" office:value="0.0441265363691316">
            <text:p>4.41%</text:p>
          </table:table-cell>
          <table:table-cell table:style-name="ce43" table:formula="of:=[.W65]/[.S65]" office:value-type="percentage" office:value="0.403846153846154">
            <text:p>40.38%</text:p>
          </table:table-cell>
          <table:table-cell/>
          <table:table-cell office:value-type="float" office:value="7582631639">
            <text:p>7582631639</text:p>
          </table:table-cell>
          <table:table-cell office:value-type="float" office:value="97577">
            <text:p>97577</text:p>
          </table:table-cell>
          <table:table-cell office:value-type="float" office:value="5182">
            <text:p>5182</text:p>
          </table:table-cell>
          <table:table-cell office:value-type="float" office:value="146">
            <text:p>146</text:p>
          </table:table-cell>
          <table:table-cell office:value-type="float" office:value="115646665">
            <text:p>115646665</text:p>
          </table:table-cell>
          <table:table-cell table:number-columns-repeated="992"/>
        </table:table-row>
        <table:table-row table:style-name="ro1">
          <table:table-cell office:value-type="string">
            <text:p>Urq5_5.cnf</text:p>
          </table:table-cell>
          <table:table-cell office:value-type="string">
            <text:p>UNSAT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72">
            <text:p>72</text:p>
          </table:table-cell>
          <table:table-cell table:style-name="ce14" office:value-type="float" office:value="5082.97">
            <text:p>5082.97</text:p>
          </table:table-cell>
          <table:table-cell table:style-name="ce19" office:value-type="float" office:value="10.43">
            <text:p>10.43</text:p>
          </table:table-cell>
          <table:table-cell table:style-name="ce19" office:value-type="float" office:value="6.82">
            <text:p>6.82</text:p>
          </table:table-cell>
          <table:table-cell table:style-name="ce19" office:value-type="float" office:value="0">
            <text:p>0.00</text:p>
          </table:table-cell>
          <table:table-cell table:style-name="ce24" office:value-type="float" office:value="3810.15">
            <text:p>3810.15</text:p>
          </table:table-cell>
          <table:table-cell table:style-name="ce27" office:value-type="float" office:value="1489366742">
            <text:p>1489366742</text:p>
          </table:table-cell>
          <table:table-cell table:style-name="ce31" office:value-type="float" office:value="4455744">
            <text:p>4455744</text:p>
          </table:table-cell>
          <table:table-cell table:style-name="ce31" office:value-type="float" office:value="2963855">
            <text:p>2963855</text:p>
          </table:table-cell>
          <table:table-cell table:style-name="ce31" office:value-type="float" office:value="72">
            <text:p>72</text:p>
          </table:table-cell>
          <table:table-cell table:style-name="ce33" office:value-type="float" office:value="1428323031">
            <text:p>1428323031</text:p>
          </table:table-cell>
          <table:table-cell table:formula="of:=[.AB66]" office:value-type="float" office:value="6225473284">
            <text:p>6225473284</text:p>
          </table:table-cell>
          <table:table-cell table:formula="of:=[.AC66]-[.U66]" office:value-type="float" office:value="16067716">
            <text:p>16067716</text:p>
          </table:table-cell>
          <table:table-cell table:formula="of:=[.AD66]-[.V66]" office:value-type="float" office:value="11017032">
            <text:p>11017032</text:p>
          </table:table-cell>
          <table:table-cell table:formula="of:=[.AE66]-[.W66]" office:value-type="float" office:value="169">
            <text:p>169</text:p>
          </table:table-cell>
          <table:table-cell table:formula="of:=[.AF66]" office:value-type="float" office:value="8379761695">
            <text:p>8379761695</text:p>
          </table:table-cell>
          <table:table-cell office:value-type="float" office:value="626052">
            <text:p>626052</text:p>
          </table:table-cell>
          <table:table-cell office:value-type="float" office:value="262531">
            <text:p>262531</text:p>
          </table:table-cell>
          <table:table-cell office:value-type="float" office:value="71">
            <text:p>71</text:p>
          </table:table-cell>
          <table:table-cell table:style-name="ce39" table:formula="of:=[.U66]/[.Q66]" office:value-type="percentage" office:value="0.0389633473730803">
            <text:p>3.90%</text:p>
          </table:table-cell>
          <table:table-cell table:style-name="ce41" table:formula="of:=[.V66]/[.R66]" office:value-type="percentage" office:value="0.0238295577248028">
            <text:p>2.38%</text:p>
          </table:table-cell>
          <table:table-cell table:style-name="ce43" table:formula="of:=[.W66]/[.S66]" office:value-type="percentage" office:value="0.420118343195266">
            <text:p>42.01%</text:p>
          </table:table-cell>
          <table:table-cell/>
          <table:table-cell office:value-type="float" office:value="6225473284">
            <text:p>6225473284</text:p>
          </table:table-cell>
          <table:table-cell office:value-type="float" office:value="16693768">
            <text:p>16693768</text:p>
          </table:table-cell>
          <table:table-cell office:value-type="float" office:value="11279563">
            <text:p>11279563</text:p>
          </table:table-cell>
          <table:table-cell office:value-type="float" office:value="240">
            <text:p>240</text:p>
          </table:table-cell>
          <table:table-cell office:value-type="float" office:value="8379761695">
            <text:p>8379761695</text:p>
          </table:table-cell>
          <table:table-cell table:number-columns-repeated="992"/>
        </table:table-row>
        <table:table-row table:style-name="ro1">
          <table:table-cell office:value-type="string">
            <text:p>Urq6_5.cnf</text:p>
          </table:table-cell>
          <table:table-cell office:value-type="string">
            <text:p>UNSAT</text:p>
          </table:table-cell>
          <table:table-cell office:value-type="float" office:value="0.56">
            <text:p>0.56</text:p>
          </table:table-cell>
          <table:table-cell table:number-columns-repeated="2" office:value-type="float" office:value="109">
            <text:p>109</text:p>
          </table:table-cell>
          <table:table-cell table:style-name="ce14" office:value-type="float" office:value="5084.17">
            <text:p>5084.17</text:p>
          </table:table-cell>
          <table:table-cell table:style-name="ce19" office:value-type="float" office:value="5084.2">
            <text:p>5084.20</text:p>
          </table:table-cell>
          <table:table-cell table:style-name="ce19" office:value-type="float" office:value="5084.05">
            <text:p>5084.05</text:p>
          </table:table-cell>
          <table:table-cell table:style-name="ce19" office:value-type="float" office:value="0">
            <text:p>0.00</text:p>
          </table:table-cell>
          <table:table-cell table:style-name="ce24" office:value-type="float" office:value="5084.46">
            <text:p>5084.46</text:p>
          </table:table-cell>
          <table:table-cell table:style-name="ce27" office:value-type="float" office:value="1281543586">
            <text:p>1281543586</text:p>
          </table:table-cell>
          <table:table-cell table:style-name="ce31" office:value-type="float" office:value="1169145580">
            <text:p>1169145580</text:p>
          </table:table-cell>
          <table:table-cell table:style-name="ce31" office:value-type="float" office:value="1169246941">
            <text:p>1169246941</text:p>
          </table:table-cell>
          <table:table-cell table:style-name="ce31" office:value-type="float" office:value="139">
            <text:p>139</text:p>
          </table:table-cell>
          <table:table-cell table:style-name="ce33" office:value-type="float" office:value="1433528167">
            <text:p>1433528167</text:p>
          </table:table-cell>
          <table:table-cell table:formula="of:=[.AB67]" office:value-type="float" office:value="6016023157">
            <text:p>6016023157</text:p>
          </table:table-cell>
          <table:table-cell table:formula="of:=[.AC67]-[.U67]" office:value-type="float" office:value="5108110887">
            <text:p>5108110887</text:p>
          </table:table-cell>
          <table:table-cell table:formula="of:=[.AD67]-[.V67]" office:value-type="float" office:value="5072661901">
            <text:p>5072661901</text:p>
          </table:table-cell>
          <table:table-cell table:formula="of:=[.AE67]-[.W67]" office:value-type="float" office:value="392">
            <text:p>392</text:p>
          </table:table-cell>
          <table:table-cell table:formula="of:=[.AF67]" office:value-type="float" office:value="8248792875">
            <text:p>8248792875</text:p>
          </table:table-cell>
          <table:table-cell office:value-type="float" office:value="81559258">
            <text:p>81559258</text:p>
          </table:table-cell>
          <table:table-cell office:value-type="float" office:value="42002388">
            <text:p>42002388</text:p>
          </table:table-cell>
          <table:table-cell office:value-type="float" office:value="107">
            <text:p>107</text:p>
          </table:table-cell>
          <table:table-cell table:style-name="ce39" table:formula="of:=[.U67]/[.Q67]" office:value-type="percentage" office:value="0.0159666185414193">
            <text:p>1.60%</text:p>
          </table:table-cell>
          <table:table-cell table:style-name="ce41" table:formula="of:=[.V67]/[.R67]" office:value-type="percentage" office:value="0.00828014735058922">
            <text:p>0.83%</text:p>
          </table:table-cell>
          <table:table-cell table:style-name="ce43" table:formula="of:=[.W67]/[.S67]" office:value-type="percentage" office:value="0.272959183673469">
            <text:p>27.30%</text:p>
          </table:table-cell>
          <table:table-cell/>
          <table:table-cell office:value-type="float" office:value="6016023157">
            <text:p>6016023157</text:p>
          </table:table-cell>
          <table:table-cell office:value-type="float" office:value="5189670145">
            <text:p>5189670145</text:p>
          </table:table-cell>
          <table:table-cell office:value-type="float" office:value="5114664289">
            <text:p>5114664289</text:p>
          </table:table-cell>
          <table:table-cell office:value-type="float" office:value="499">
            <text:p>499</text:p>
          </table:table-cell>
          <table:table-cell office:value-type="float" office:value="8248792875">
            <text:p>8248792875</text:p>
          </table:table-cell>
          <table:table-cell table:number-columns-repeated="992"/>
        </table:table-row>
        <table:table-row table:style-name="ro1">
          <table:table-cell office:value-type="string">
            <text:p>Urq7_5.cnf</text:p>
          </table:table-cell>
          <table:table-cell office:value-type="string">
            <text:p>UNSAT</text:p>
          </table:table-cell>
          <table:table-cell office:value-type="float" office:value="1.29">
            <text:p>1.29</text:p>
          </table:table-cell>
          <table:table-cell table:number-columns-repeated="2" office:value-type="float" office:value="143">
            <text:p>143</text:p>
          </table:table-cell>
          <table:table-cell table:style-name="ce14" office:value-type="float" office:value="5083.79">
            <text:p>5083.79</text:p>
          </table:table-cell>
          <table:table-cell table:style-name="ce19" office:value-type="float" office:value="5084.2">
            <text:p>5084.20</text:p>
          </table:table-cell>
          <table:table-cell table:style-name="ce19" office:value-type="float" office:value="5084.07">
            <text:p>5084.07</text:p>
          </table:table-cell>
          <table:table-cell table:style-name="ce19" office:value-type="float" office:value="0">
            <text:p>0.00</text:p>
          </table:table-cell>
          <table:table-cell table:style-name="ce24" office:value-type="float" office:value="5084.01">
            <text:p>5084.01</text:p>
          </table:table-cell>
          <table:table-cell table:style-name="ce27" office:value-type="float" office:value="1124742579">
            <text:p>1124742579</text:p>
          </table:table-cell>
          <table:table-cell table:style-name="ce31" office:value-type="float" office:value="985304928">
            <text:p>985304928</text:p>
          </table:table-cell>
          <table:table-cell table:style-name="ce31" office:value-type="float" office:value="980643821">
            <text:p>980643821</text:p>
          </table:table-cell>
          <table:table-cell table:style-name="ce31" office:value-type="float" office:value="145">
            <text:p>145</text:p>
          </table:table-cell>
          <table:table-cell table:style-name="ce33" office:value-type="float" office:value="1320732153">
            <text:p>1320732153</text:p>
          </table:table-cell>
          <table:table-cell table:formula="of:=[.AB68]" office:value-type="float" office:value="6165608435">
            <text:p>6165608435</text:p>
          </table:table-cell>
          <table:table-cell table:formula="of:=[.AC68]-[.U68]" office:value-type="float" office:value="5065213343">
            <text:p>5065213343</text:p>
          </table:table-cell>
          <table:table-cell table:formula="of:=[.AD68]-[.V68]" office:value-type="float" office:value="4966886170">
            <text:p>4966886170</text:p>
          </table:table-cell>
          <table:table-cell table:formula="of:=[.AE68]-[.W68]" office:value-type="float" office:value="376">
            <text:p>376</text:p>
          </table:table-cell>
          <table:table-cell table:formula="of:=[.AF68]" office:value-type="float" office:value="7900192561">
            <text:p>7900192561</text:p>
          </table:table-cell>
          <table:table-cell office:value-type="float" office:value="57167105">
            <text:p>57167105</text:p>
          </table:table-cell>
          <table:table-cell office:value-type="float" office:value="31196364">
            <text:p>31196364</text:p>
          </table:table-cell>
          <table:table-cell office:value-type="float" office:value="141">
            <text:p>141</text:p>
          </table:table-cell>
          <table:table-cell table:style-name="ce39" table:formula="of:=[.U68]/[.Q68]" office:value-type="percentage" office:value="0.0112862185911682">
            <text:p>1.13%</text:p>
          </table:table-cell>
          <table:table-cell table:style-name="ce41" table:formula="of:=[.V68]/[.R68]" office:value-type="percentage" office:value="0.00628086952916821">
            <text:p>0.63%</text:p>
          </table:table-cell>
          <table:table-cell table:style-name="ce43" table:formula="of:=[.W68]/[.S68]" office:value-type="percentage" office:value="0.375">
            <text:p>37.50%</text:p>
          </table:table-cell>
          <table:table-cell/>
          <table:table-cell office:value-type="float" office:value="6165608435">
            <text:p>6165608435</text:p>
          </table:table-cell>
          <table:table-cell office:value-type="float" office:value="5122380448">
            <text:p>5122380448</text:p>
          </table:table-cell>
          <table:table-cell office:value-type="float" office:value="4998082534">
            <text:p>4998082534</text:p>
          </table:table-cell>
          <table:table-cell office:value-type="float" office:value="517">
            <text:p>517</text:p>
          </table:table-cell>
          <table:table-cell office:value-type="float" office:value="7900192561">
            <text:p>7900192561</text:p>
          </table:table-cell>
          <table:table-cell table:number-columns-repeated="992"/>
        </table:table-row>
        <table:table-row table:style-name="ro1">
          <table:table-cell table:style-name="ce4" office:value-type="string">
            <text:p>Urq8_5.cnf</text:p>
          </table:table-cell>
          <table:table-cell table:style-name="ce8" office:value-type="string">
            <text:p>UNSAT</text:p>
          </table:table-cell>
          <table:table-cell table:style-name="ce10" office:value-type="float" office:value="3.27">
            <text:p>3.27</text:p>
          </table:table-cell>
          <table:table-cell table:style-name="ce10" office:value-type="float" office:value="200">
            <text:p>200</text:p>
          </table:table-cell>
          <table:table-cell table:style-name="ce13" office:value-type="float" office:value="200">
            <text:p>200</text:p>
          </table:table-cell>
          <table:table-cell table:style-name="ce15" office:value-type="float" office:value="5083.65">
            <text:p>5083.65</text:p>
          </table:table-cell>
          <table:table-cell table:style-name="ce20" office:value-type="float" office:value="5083.78">
            <text:p>5083.78</text:p>
          </table:table-cell>
          <table:table-cell table:style-name="ce20" office:value-type="float" office:value="5083.81">
            <text:p>5083.81</text:p>
          </table:table-cell>
          <table:table-cell table:style-name="ce20" office:value-type="float" office:value="0">
            <text:p>0.00</text:p>
          </table:table-cell>
          <table:table-cell table:style-name="ce25" office:value-type="float" office:value="5083.95">
            <text:p>5083.95</text:p>
          </table:table-cell>
          <table:table-cell table:style-name="ce28" office:value-type="float" office:value="940373150">
            <text:p>940373150</text:p>
          </table:table-cell>
          <table:table-cell table:style-name="ce32" office:value-type="float" office:value="831956539">
            <text:p>831956539</text:p>
          </table:table-cell>
          <table:table-cell table:style-name="ce32" office:value-type="float" office:value="806284083">
            <text:p>806284083</text:p>
          </table:table-cell>
          <table:table-cell table:style-name="ce32" office:value-type="float" office:value="205">
            <text:p>205</text:p>
          </table:table-cell>
          <table:table-cell table:style-name="ce34" office:value-type="float" office:value="1101091001">
            <text:p>1101091001</text:p>
          </table:table-cell>
          <table:table-cell table:style-name="ce36" table:formula="of:=[.AB69]" office:value-type="float" office:value="5472721018">
            <text:p>5472721018</text:p>
          </table:table-cell>
          <table:table-cell table:style-name="ce37" table:formula="of:=[.AC69]-[.U69]" office:value-type="float" office:value="4647462949">
            <text:p>4647462949</text:p>
          </table:table-cell>
          <table:table-cell table:style-name="ce37" table:formula="of:=[.AD69]-[.V69]" office:value-type="float" office:value="4394740116">
            <text:p>4394740116</text:p>
          </table:table-cell>
          <table:table-cell table:style-name="ce37" table:formula="of:=[.AE69]-[.W69]" office:value-type="float" office:value="496">
            <text:p>496</text:p>
          </table:table-cell>
          <table:table-cell table:style-name="ce38" table:formula="of:=[.AF69]" office:value-type="float" office:value="6942316203">
            <text:p>6942316203</text:p>
          </table:table-cell>
          <table:table-cell table:style-name="ce36" office:value-type="float" office:value="38386193">
            <text:p>38386193</text:p>
          </table:table-cell>
          <table:table-cell table:style-name="ce37" office:value-type="float" office:value="18993292">
            <text:p>18993292</text:p>
          </table:table-cell>
          <table:table-cell table:style-name="ce38" office:value-type="float" office:value="198">
            <text:p>198</text:p>
          </table:table-cell>
          <table:table-cell table:style-name="ce40" table:formula="of:=[.U69]/[.Q69]" office:value-type="percentage" office:value="0.00825960172705833">
            <text:p>0.83%</text:p>
          </table:table-cell>
          <table:table-cell table:style-name="ce42" table:formula="of:=[.V69]/[.R69]" office:value-type="percentage" office:value="0.00432182370257818">
            <text:p>0.43%</text:p>
          </table:table-cell>
          <table:table-cell table:style-name="ce44" table:formula="of:=[.W69]/[.S69]" office:value-type="percentage" office:value="0.399193548387097">
            <text:p>39.92%</text:p>
          </table:table-cell>
          <table:table-cell table:style-name="ce37"/>
          <table:table-cell table:style-name="ce37" office:value-type="float" office:value="5472721018">
            <text:p>5472721018</text:p>
          </table:table-cell>
          <table:table-cell table:style-name="ce37" office:value-type="float" office:value="4685849142">
            <text:p>4685849142</text:p>
          </table:table-cell>
          <table:table-cell table:style-name="ce37" office:value-type="float" office:value="4413733408">
            <text:p>4413733408</text:p>
          </table:table-cell>
          <table:table-cell table:style-name="ce37" office:value-type="float" office:value="694">
            <text:p>694</text:p>
          </table:table-cell>
          <table:table-cell table:style-name="ce37" office:value-type="float" office:value="6942316203">
            <text:p>6942316203</text:p>
          </table:table-cell>
          <table:table-cell table:style-name="ce37" table:number-columns-repeated="992"/>
        </table:table-row>
        <table:table-row table:style-name="ro1">
          <table:table-cell office:value-type="string">
            <text:p>x1_40.shuffled.cnf</text:p>
          </table:table-cell>
          <table:table-cell office:value-type="string">
            <text:p>UNSAT</text:p>
          </table:table-cell>
          <table:table-cell office:value-type="float" office:value="0.01">
            <text:p>0.01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table:style-name="ce14" office:value-type="float" office:value="141.39">
            <text:p>141.39</text:p>
          </table:table-cell>
          <table:table-cell table:style-name="ce19" office:value-type="float" office:value="0.05">
            <text:p>0.05</text:p>
          </table:table-cell>
          <table:table-cell table:style-name="ce19" office:value-type="float" office:value="0.03">
            <text:p>0.03</text:p>
          </table:table-cell>
          <table:table-cell table:style-name="ce19" office:value-type="float" office:value="0">
            <text:p>0.00</text:p>
          </table:table-cell>
          <table:table-cell table:style-name="ce21" office:value-type="float" office:value="3.06">
            <text:p>3.06</text:p>
          </table:table-cell>
          <table:table-cell table:style-name="ce27" office:value-type="float" office:value="72930235">
            <text:p>72930235</text:p>
          </table:table-cell>
          <table:table-cell table:style-name="ce31" office:value-type="float" office:value="32840">
            <text:p>32840</text:p>
          </table:table-cell>
          <table:table-cell table:style-name="ce31" office:value-type="float" office:value="29191">
            <text:p>29191</text:p>
          </table:table-cell>
          <table:table-cell table:style-name="ce31" office:value-type="float" office:value="100">
            <text:p>100</text:p>
          </table:table-cell>
          <table:table-cell table:style-name="ce33" office:value-type="float" office:value="1686967">
            <text:p>1686967</text:p>
          </table:table-cell>
          <table:table-cell table:formula="of:=[.AB70]" office:value-type="float" office:value="583733727">
            <text:p>583733727</text:p>
          </table:table-cell>
          <table:table-cell table:formula="of:=[.AC70]-[.U70]" office:value-type="float" office:value="269147">
            <text:p>269147</text:p>
          </table:table-cell>
          <table:table-cell table:formula="of:=[.AD70]-[.V70]" office:value-type="float" office:value="231535">
            <text:p>231535</text:p>
          </table:table-cell>
          <table:table-cell table:formula="of:=[.AE70]-[.W70]" office:value-type="float" office:value="460">
            <text:p>460</text:p>
          </table:table-cell>
          <table:table-cell table:formula="of:=[.AF70]" office:value-type="float" office:value="18817376">
            <text:p>18817376</text:p>
          </table:table-cell>
          <table:table-cell office:value-type="float" office:value="3027">
            <text:p>3027</text:p>
          </table:table-cell>
          <table:table-cell office:value-type="float" office:value="1970">
            <text:p>1970</text:p>
          </table:table-cell>
          <table:table-cell office:value-type="float" office:value="35">
            <text:p>35</text:p>
          </table:table-cell>
          <table:table-cell table:style-name="ce39" table:formula="of:=[.U70]/[.Q70]" office:value-type="percentage" office:value="0.0112466421695207">
            <text:p>1.12%</text:p>
          </table:table-cell>
          <table:table-cell table:style-name="ce41" table:formula="of:=[.V70]/[.R70]" office:value-type="percentage" office:value="0.008508432850325">
            <text:p>0.85%</text:p>
          </table:table-cell>
          <table:table-cell table:style-name="ce43" table:formula="of:=[.W70]/[.S70]" office:value-type="percentage" office:value="0.0760869565217391">
            <text:p>7.61%</text:p>
          </table:table-cell>
          <table:table-cell/>
          <table:table-cell office:value-type="float" office:value="583733727">
            <text:p>583733727</text:p>
          </table:table-cell>
          <table:table-cell office:value-type="float" office:value="272174">
            <text:p>272174</text:p>
          </table:table-cell>
          <table:table-cell office:value-type="float" office:value="233505">
            <text:p>233505</text:p>
          </table:table-cell>
          <table:table-cell office:value-type="float" office:value="495">
            <text:p>495</text:p>
          </table:table-cell>
          <table:table-cell office:value-type="float" office:value="18817376">
            <text:p>18817376</text:p>
          </table:table-cell>
          <table:table-cell table:number-columns-repeated="992"/>
        </table:table-row>
        <table:table-row table:style-name="ro1">
          <table:table-cell table:style-name="ce4" office:value-type="string">
            <text:p>x1_80.shuffled.cnf</text:p>
          </table:table-cell>
          <table:table-cell table:style-name="ce8" office:value-type="string">
            <text:p>UNSAT</text:p>
          </table:table-cell>
          <table:table-cell table:style-name="ce10" office:value-type="float" office:value="0.11">
            <text:p>0.11</text:p>
          </table:table-cell>
          <table:table-cell table:style-name="ce10" office:value-type="float" office:value="80">
            <text:p>80</text:p>
          </table:table-cell>
          <table:table-cell table:style-name="ce13" office:value-type="float" office:value="80">
            <text:p>80</text:p>
          </table:table-cell>
          <table:table-cell table:style-name="ce15" office:value-type="float" office:value="5084.32">
            <text:p>5084.32</text:p>
          </table:table-cell>
          <table:table-cell table:style-name="ce20" office:value-type="float" office:value="40.98">
            <text:p>40.98</text:p>
          </table:table-cell>
          <table:table-cell table:style-name="ce20" office:value-type="float" office:value="29.65">
            <text:p>29.65</text:p>
          </table:table-cell>
          <table:table-cell table:style-name="ce20" office:value-type="float" office:value="0">
            <text:p>0.00</text:p>
          </table:table-cell>
          <table:table-cell table:style-name="ce22" office:value-type="float" office:value="1972.32">
            <text:p>1972.32</text:p>
          </table:table-cell>
          <table:table-cell table:style-name="ce28" office:value-type="float" office:value="1675213386">
            <text:p>1675213386</text:p>
          </table:table-cell>
          <table:table-cell table:style-name="ce32" office:value-type="float" office:value="15402038">
            <text:p>15402038</text:p>
          </table:table-cell>
          <table:table-cell table:style-name="ce32" office:value-type="float" office:value="11256887">
            <text:p>11256887</text:p>
          </table:table-cell>
          <table:table-cell table:style-name="ce32" office:value-type="float" office:value="84">
            <text:p>84</text:p>
          </table:table-cell>
          <table:table-cell table:style-name="ce34" office:value-type="float" office:value="680826737">
            <text:p>680826737</text:p>
          </table:table-cell>
          <table:table-cell table:style-name="ce36" table:formula="of:=[.AB71]" office:value-type="float" office:value="13264127805">
            <text:p>13264127805</text:p>
          </table:table-cell>
          <table:table-cell table:style-name="ce37" table:formula="of:=[.AC71]-[.U71]" office:value-type="float" office:value="116500427">
            <text:p>116500427</text:p>
          </table:table-cell>
          <table:table-cell table:style-name="ce37" table:formula="of:=[.AD71]-[.V71]" office:value-type="float" office:value="85590817">
            <text:p>85590817</text:p>
          </table:table-cell>
          <table:table-cell table:style-name="ce37" table:formula="of:=[.AE71]-[.W71]" office:value-type="float" office:value="447">
            <text:p>447</text:p>
          </table:table-cell>
          <table:table-cell table:style-name="ce38" table:formula="of:=[.AF71]" office:value-type="float" office:value="7609158516">
            <text:p>7609158516</text:p>
          </table:table-cell>
          <table:table-cell table:style-name="ce36" office:value-type="float" office:value="1406335">
            <text:p>1406335</text:p>
          </table:table-cell>
          <table:table-cell table:style-name="ce37" office:value-type="float" office:value="548316">
            <text:p>548316</text:p>
          </table:table-cell>
          <table:table-cell table:style-name="ce38" office:value-type="float" office:value="78">
            <text:p>78</text:p>
          </table:table-cell>
          <table:table-cell table:style-name="ce40" table:formula="of:=[.U71]/[.Q71]" office:value-type="percentage" office:value="0.0120715008194777">
            <text:p>1.21%</text:p>
          </table:table-cell>
          <table:table-cell table:style-name="ce42" table:formula="of:=[.V71]/[.R71]" office:value-type="percentage" office:value="0.0064062479973757">
            <text:p>0.64%</text:p>
          </table:table-cell>
          <table:table-cell table:style-name="ce44" table:formula="of:=[.W71]/[.S71]" office:value-type="percentage" office:value="0.174496644295302">
            <text:p>17.45%</text:p>
          </table:table-cell>
          <table:table-cell table:style-name="ce37"/>
          <table:table-cell table:style-name="ce37" office:value-type="float" office:value="13264127805">
            <text:p>13264127805</text:p>
          </table:table-cell>
          <table:table-cell table:style-name="ce37" office:value-type="float" office:value="117906762">
            <text:p>117906762</text:p>
          </table:table-cell>
          <table:table-cell table:style-name="ce37" office:value-type="float" office:value="86139133">
            <text:p>86139133</text:p>
          </table:table-cell>
          <table:table-cell table:style-name="ce37" office:value-type="float" office:value="525">
            <text:p>525</text:p>
          </table:table-cell>
          <table:table-cell table:style-name="ce37" office:value-type="float" office:value="7609158516">
            <text:p>7609158516</text:p>
          </table:table-cell>
          <table:table-cell table:style-name="ce37" table:number-columns-repeated="992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5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A4:Sheet1.Z71">
          <table:sort>
            <table:sort-by table:field-number="1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old" style:family="table-cell" style:parent-style-name="Default">
      <style:text-properties fo:font-weight="bold"/>
    </style:style>
    <style:style style:name="white_5f_text" style:display-name="white_text" style:family="table-cell" style:parent-style-name="Default">
      <style:text-properties fo:color="#ffffff"/>
    </style:style>
  </office:styles>
  <office:automatic-styles>
    <style:page-layout style:name="Mpm1">
      <style:page-layout-properties fo:page-width="22in" fo:page-height="16in" style:num-format="1" style:print-orientation="landscape" fo:margin-top="0.4in" fo:margin-bottom="0.4in" fo:margin-left="0.4in" fo:margin-right="0.4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1">04/01/2012</text:date>, <text:time>11:4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 </meta:initial-creator>
    <meta:creation-date>2012-03-31T18:42:53</meta:creation-date>
    <dc:date>2012-04-01T11:40:15</dc:date>
    <dc:creator>Jo </dc:creator>
    <meta:editing-duration>PT16H55M7S</meta:editing-duration>
    <meta:editing-cycles>23</meta:editing-cycles>
    <meta:generator>LibreOffice/3.4$Unix LibreOffice_project/340m1$Build-402</meta:generator>
    <meta:document-statistic meta:table-count="3" meta:cell-count="2156" meta:object-count="0"/>
  </office:meta>
</office:document-meta>
</file>